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113"/>
    <style:style style:name="ce3" style:family="table-cell" style:parent-style-name="Default" style:data-style-name="N3"/>
    <style:style style:name="ce4" style:family="table-cell" style:parent-style-name="Default" style:data-style-name="N1"/>
    <style:style style:name="ce9" style:family="table-cell" style:parent-style-name="Default" style:data-style-name="N4"/>
    <style:style style:name="ce11" style:family="table-cell" style:parent-style-name="Default" style:data-style-name="N11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Generator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Sensor</text:p>
          </table:table-cell>
          <table:table-cell table:number-columns-repeated="2"/>
          <table:table-cell office:value-type="string" calcext:value-type="string">
            <text:p>Co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table:style-name="ce3" office:value-type="float" office:value="24003000" calcext:value-type="float">
            <text:p>24.003.000</text:p>
          </table:table-cell>
          <table:table-cell table:number-columns-repeated="2"/>
          <table:table-cell table:style-name="ce3" office:value-type="string" calcext:value-type="string">
            <text:p>Clock</text:p>
          </table:table-cell>
          <table:table-cell table:style-name="ce3" office:value-type="float" office:value="24003000" calcext:value-type="float">
            <text:p>24.003.000</text:p>
          </table:table-cell>
          <table:table-cell/>
          <table:table-cell office:value-type="string" calcext:value-type="string">
            <text:p>Length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Div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# Samples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string" calcext:value-type="string">
            <text:p>Pclock</text:p>
          </table:table-cell>
          <table:table-cell table:style-name="ce3" table:formula="of:=[.C2]/[.C3]" office:value-type="float" office:value="1500187.5" calcext:value-type="float">
            <text:p>1.500.188</text:p>
          </table:table-cell>
          <table:table-cell table:number-columns-repeated="2"/>
          <table:table-cell table:style-name="ce3" office:value-type="string" calcext:value-type="string">
            <text:p>Pclock</text:p>
          </table:table-cell>
          <table:table-cell table:style-name="ce3" table:formula="of:=[.G2]/[.G3]" office:value-type="float" office:value="750093.75" calcext:value-type="float">
            <text:p>750.0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pare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/>
          <table:table-cell table:style-name="ce3" office:value-type="string" calcext:value-type="string">
            <text:p>Ticks/Sample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imerrate</text:p>
          </table:table-cell>
          <table:table-cell table:style-name="Default" table:formula="of:=[.C4]/[.C5]" office:value-type="float" office:value="107156.25" calcext:value-type="float">
            <text:p>107156,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imer Tick</text:p>
          </table:table-cell>
          <table:table-cell table:style-name="ce2" table:formula="of:=[.C5]/([.C2]/[.C3])" office:value-type="float" office:value="0.00000933216681248177" calcext:value-type="float">
            <text:p>0,00000933</text:p>
          </table:table-cell>
          <table:table-cell table:number-columns-repeated="2"/>
          <table:table-cell office:value-type="string" calcext:value-type="string">
            <text:p>Samplerate</text:p>
          </table:table-cell>
          <table:table-cell table:style-name="ce9" table:formula="of:=[.G4]/[.G5]" office:value-type="float" office:value="107156.25" calcext:value-type="float">
            <text:p>107.156,25</text:p>
          </table:table-cell>
          <table:table-cell/>
          <table:table-cell office:value-type="string" calcext:value-type="string">
            <text:p>Probe time</text:p>
          </table:table-cell>
          <table:table-cell table:style-name="ce11" table:formula="of:=[.C8]*[.J3]" office:value-type="float" office:value="0.00238903470399533" calcext:value-type="float">
            <text:p>0,00239</text:p>
          </table:table-cell>
        </table:table-row>
        <table:table-row table:style-name="ro1">
          <table:table-cell/>
          <table:table-cell office:value-type="string" calcext:value-type="string">
            <text:p>Timer Tick us</text:p>
          </table:table-cell>
          <table:table-cell table:formula="of:=[.C8]*1000000" office:value-type="float" office:value="9.33216681248177" calcext:value-type="float">
            <text:p>9</text:p>
          </table:table-cell>
          <table:table-cell table:number-columns-repeated="5"/>
          <table:table-cell office:value-type="string" calcext:value-type="string">
            <text:p>Channel c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ax Meas. Rate</text:p>
          </table:table-cell>
          <table:table-cell table:style-name="ce3" table:formula="of:=1/[.J8]/4" office:value-type="float" office:value="104.64477539062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F max</text:p>
          </table:table-cell>
          <table:table-cell table:style-name="ce9" table:formula="of:=[.C7]/2" office:value-type="float" office:value="53578.125" calcext:value-type="float">
            <text:p>53.578,13</text:p>
          </table:table-cell>
          <table:table-cell table:number-columns-repeated="2"/>
          <table:table-cell office:value-type="string" calcext:value-type="string">
            <text:p>F max</text:p>
          </table:table-cell>
          <table:table-cell table:style-name="ce9" table:formula="of:=[.G8]/2" office:value-type="float" office:value="53578.125" calcext:value-type="float">
            <text:p>53.578,13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Interval</text:p>
          </table:table-cell>
          <table:table-cell office:value-type="string" calcext:value-type="string">
            <text:p>Timer Value</text:p>
          </table:table-cell>
          <table:table-cell office:value-type="string" calcext:value-type="string">
            <text:p>Frequency</text:p>
          </table:table-cell>
          <table:table-cell/>
          <table:table-cell office:value-type="string" calcext:value-type="string">
            <text:p>Code Length</text:p>
          </table:table-cell>
          <table:table-cell office:value-type="string" calcext:value-type="string">
            <text:p>Codes in Prob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]*[.$C$8]" office:value-type="float" office:value="0.00000933216681248177" calcext:value-type="float">
            <text:p>0,00000933</text:p>
          </table:table-cell>
          <table:table-cell table:formula="of:=1/2/[.B17]" office:value-type="float" office:value="53578.125" calcext:value-type="float">
            <text:p>53578</text:p>
          </table:table-cell>
          <table:table-cell/>
          <table:table-cell table:formula="of:=[.$J$2]*[.A17]" office:value-type="float" office:value="16" calcext:value-type="float">
            <text:p>16</text:p>
          </table:table-cell>
          <table:table-cell table:style-name="ce9" table:formula="of:=[.$J$3]/[.E17]" office:value-type="float" office:value="16" calcext:value-type="float">
            <text:p>16,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]*[.$C$8]" office:value-type="float" office:value="0.0000186643336249635" calcext:value-type="float">
            <text:p>0,00001866</text:p>
          </table:table-cell>
          <table:table-cell table:formula="of:=1/2/[.B18]" office:value-type="float" office:value="26789.0625" calcext:value-type="float">
            <text:p>26789</text:p>
          </table:table-cell>
          <table:table-cell table:formula="of:=[.C17]-[.C18]" office:value-type="float" office:value="26789.0625" calcext:value-type="float">
            <text:p>26789,0625</text:p>
          </table:table-cell>
          <table:table-cell table:formula="of:=[.$J$2]*[.A18]" office:value-type="float" office:value="32" calcext:value-type="float">
            <text:p>32</text:p>
          </table:table-cell>
          <table:table-cell table:style-name="ce9" table:formula="of:=[.$J$3]/[.E18]" office:value-type="float" office:value="8" calcext:value-type="float">
            <text:p>8,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9]*[.$C$8]" office:value-type="float" office:value="0.0000279965004374453" calcext:value-type="float">
            <text:p>0,00002800</text:p>
          </table:table-cell>
          <table:table-cell table:formula="of:=1/2/[.B19]" office:value-type="float" office:value="17859.375" calcext:value-type="float">
            <text:p>17859</text:p>
          </table:table-cell>
          <table:table-cell table:formula="of:=[.C18]-[.C19]" office:value-type="float" office:value="8929.6875" calcext:value-type="float">
            <text:p>8929,6875</text:p>
          </table:table-cell>
          <table:table-cell table:formula="of:=[.$J$2]*[.A19]" office:value-type="float" office:value="48" calcext:value-type="float">
            <text:p>48</text:p>
          </table:table-cell>
          <table:table-cell table:style-name="ce9" table:formula="of:=[.$J$3]/[.E19]" office:value-type="float" office:value="5.33333333333333" calcext:value-type="float">
            <text:p>5,3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0]*[.$C$8]" office:value-type="float" office:value="0.0000373286672499271" calcext:value-type="float">
            <text:p>0,00003733</text:p>
          </table:table-cell>
          <table:table-cell table:formula="of:=1/2/[.B20]" office:value-type="float" office:value="13394.53125" calcext:value-type="float">
            <text:p>13395</text:p>
          </table:table-cell>
          <table:table-cell table:formula="of:=[.C19]-[.C20]" office:value-type="float" office:value="4464.84375" calcext:value-type="float">
            <text:p>4464,84375</text:p>
          </table:table-cell>
          <table:table-cell table:formula="of:=[.$J$2]*[.A20]" office:value-type="float" office:value="64" calcext:value-type="float">
            <text:p>64</text:p>
          </table:table-cell>
          <table:table-cell table:style-name="ce9" table:formula="of:=[.$J$3]/[.E20]" office:value-type="float" office:value="4" calcext:value-type="float">
            <text:p>4,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1]*[.$C$8]" office:value-type="float" office:value="0.0000466608340624089" calcext:value-type="float">
            <text:p>0,00004666</text:p>
          </table:table-cell>
          <table:table-cell table:formula="of:=1/2/[.B21]" office:value-type="float" office:value="10715.625" calcext:value-type="float">
            <text:p>10716</text:p>
          </table:table-cell>
          <table:table-cell table:formula="of:=[.C20]-[.C21]" office:value-type="float" office:value="2678.90625" calcext:value-type="float">
            <text:p>2678,90625</text:p>
          </table:table-cell>
          <table:table-cell table:formula="of:=[.$J$2]*[.A21]" office:value-type="float" office:value="80" calcext:value-type="float">
            <text:p>80</text:p>
          </table:table-cell>
          <table:table-cell table:style-name="ce9" table:formula="of:=[.$J$3]/[.E21]" office:value-type="float" office:value="3.2" calcext:value-type="float">
            <text:p>3,2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22]*[.$C$8]" office:value-type="float" office:value="0.0000559930008748906" calcext:value-type="float">
            <text:p>0,00005599</text:p>
          </table:table-cell>
          <table:table-cell table:formula="of:=1/2/[.B22]" office:value-type="float" office:value="8929.6875" calcext:value-type="float">
            <text:p>8930</text:p>
          </table:table-cell>
          <table:table-cell table:formula="of:=[.C21]-[.C22]" office:value-type="float" office:value="1785.9375" calcext:value-type="float">
            <text:p>1785,9375</text:p>
          </table:table-cell>
          <table:table-cell table:formula="of:=[.$J$2]*[.A22]" office:value-type="float" office:value="96" calcext:value-type="float">
            <text:p>96</text:p>
          </table:table-cell>
          <table:table-cell table:style-name="ce9" table:formula="of:=[.$J$3]/[.E22]" office:value-type="float" office:value="2.66666666666667" calcext:value-type="float">
            <text:p>2,6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3]*[.$C$8]" office:value-type="float" office:value="0.0000653251676873724" calcext:value-type="float">
            <text:p>0,00006533</text:p>
          </table:table-cell>
          <table:table-cell table:formula="of:=1/2/[.B23]" office:value-type="float" office:value="7654.01785714286" calcext:value-type="float">
            <text:p>7654</text:p>
          </table:table-cell>
          <table:table-cell table:formula="of:=[.C22]-[.C23]" office:value-type="float" office:value="1275.66964285714" calcext:value-type="float">
            <text:p>1275,66964285714</text:p>
          </table:table-cell>
          <table:table-cell table:formula="of:=[.$J$2]*[.A23]" office:value-type="float" office:value="112" calcext:value-type="float">
            <text:p>112</text:p>
          </table:table-cell>
          <table:table-cell table:style-name="ce9" table:formula="of:=[.$J$3]/[.E23]" office:value-type="float" office:value="2.28571428571429" calcext:value-type="float">
            <text:p>2,2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4]*[.$C$8]" office:value-type="float" office:value="0.0000746573344998542" calcext:value-type="float">
            <text:p>0,00007466</text:p>
          </table:table-cell>
          <table:table-cell table:formula="of:=1/2/[.B24]" office:value-type="float" office:value="6697.265625" calcext:value-type="float">
            <text:p>6697</text:p>
          </table:table-cell>
          <table:table-cell table:formula="of:=[.C23]-[.C24]" office:value-type="float" office:value="956.75223214286" calcext:value-type="float">
            <text:p>956,75223214286</text:p>
          </table:table-cell>
          <table:table-cell table:formula="of:=[.$J$2]*[.A24]" office:value-type="float" office:value="128" calcext:value-type="float">
            <text:p>128</text:p>
          </table:table-cell>
          <table:table-cell table:style-name="ce9" table:formula="of:=[.$J$3]/[.E24]" office:value-type="float" office:value="2" calcext:value-type="float">
            <text:p>2,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5]*[.$C$8]" office:value-type="float" office:value="0.0000839895013123359" calcext:value-type="float">
            <text:p>0,00008399</text:p>
          </table:table-cell>
          <table:table-cell table:formula="of:=1/2/[.B25]" office:value-type="float" office:value="5953.125" calcext:value-type="float">
            <text:p>5953</text:p>
          </table:table-cell>
          <table:table-cell table:formula="of:=[.C24]-[.C25]" office:value-type="float" office:value="744.140625" calcext:value-type="float">
            <text:p>744,140625</text:p>
          </table:table-cell>
          <table:table-cell table:formula="of:=[.$J$2]*[.A25]" office:value-type="float" office:value="144" calcext:value-type="float">
            <text:p>144</text:p>
          </table:table-cell>
          <table:table-cell table:style-name="ce9" table:formula="of:=[.$J$3]/[.E25]" office:value-type="float" office:value="1.77777777777778" calcext:value-type="float">
            <text:p>1,7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6]*[.$C$8]" office:value-type="float" office:value="0.0000933216681248177" calcext:value-type="float">
            <text:p>0,00009332</text:p>
          </table:table-cell>
          <table:table-cell table:formula="of:=1/2/[.B26]" office:value-type="float" office:value="5357.8125" calcext:value-type="float">
            <text:p>5358</text:p>
          </table:table-cell>
          <table:table-cell table:formula="of:=[.C25]-[.C26]" office:value-type="float" office:value="595.3125" calcext:value-type="float">
            <text:p>595,3125</text:p>
          </table:table-cell>
          <table:table-cell table:formula="of:=[.$J$2]*[.A26]" office:value-type="float" office:value="160" calcext:value-type="float">
            <text:p>160</text:p>
          </table:table-cell>
          <table:table-cell table:style-name="ce9" table:formula="of:=[.$J$3]/[.E26]" office:value-type="float" office:value="1.6" calcext:value-type="float">
            <text:p>1,6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27]*[.$C$8]" office:value-type="float" office:value="0.0001026538349373" calcext:value-type="float">
            <text:p>0,00010265</text:p>
          </table:table-cell>
          <table:table-cell table:formula="of:=1/2/[.B27]" office:value-type="float" office:value="4870.73863636364" calcext:value-type="float">
            <text:p>4871</text:p>
          </table:table-cell>
          <table:table-cell table:formula="of:=[.C26]-[.C27]" office:value-type="float" office:value="487.07386363636" calcext:value-type="float">
            <text:p>487,07386363636</text:p>
          </table:table-cell>
          <table:table-cell table:formula="of:=[.$J$2]*[.A27]" office:value-type="float" office:value="176" calcext:value-type="float">
            <text:p>176</text:p>
          </table:table-cell>
          <table:table-cell table:style-name="ce9" table:formula="of:=[.$J$3]/[.E27]" office:value-type="float" office:value="1.45454545454545" calcext:value-type="float">
            <text:p>1,4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28]*[.$C$8]" office:value-type="float" office:value="0.000111986001749781" calcext:value-type="float">
            <text:p>0,00011199</text:p>
          </table:table-cell>
          <table:table-cell table:formula="of:=1/2/[.B28]" office:value-type="float" office:value="4464.84375" calcext:value-type="float">
            <text:p>4465</text:p>
          </table:table-cell>
          <table:table-cell table:formula="of:=[.C27]-[.C28]" office:value-type="float" office:value="405.89488636364" calcext:value-type="float">
            <text:p>405,89488636364</text:p>
          </table:table-cell>
          <table:table-cell table:formula="of:=[.$J$2]*[.A28]" office:value-type="float" office:value="192" calcext:value-type="float">
            <text:p>192</text:p>
          </table:table-cell>
          <table:table-cell table:style-name="ce9" table:formula="of:=[.$J$3]/[.E28]" office:value-type="float" office:value="1.33333333333333" calcext:value-type="float">
            <text:p>1,3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29]*[.$C$8]" office:value-type="float" office:value="0.000121318168562263" calcext:value-type="float">
            <text:p>0,00012132</text:p>
          </table:table-cell>
          <table:table-cell table:formula="of:=1/2/[.B29]" office:value-type="float" office:value="4121.39423076923" calcext:value-type="float">
            <text:p>4121</text:p>
          </table:table-cell>
          <table:table-cell table:formula="of:=[.C28]-[.C29]" office:value-type="float" office:value="343.44951923077" calcext:value-type="float">
            <text:p>343,44951923077</text:p>
          </table:table-cell>
          <table:table-cell table:formula="of:=[.$J$2]*[.A29]" office:value-type="float" office:value="208" calcext:value-type="float">
            <text:p>208</text:p>
          </table:table-cell>
          <table:table-cell table:style-name="ce9" table:formula="of:=[.$J$3]/[.E29]" office:value-type="float" office:value="1.23076923076923" calcext:value-type="float">
            <text:p>1,2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30]*[.$C$8]" office:value-type="float" office:value="0.000130650335374745" calcext:value-type="float">
            <text:p>0,00013065</text:p>
          </table:table-cell>
          <table:table-cell table:formula="of:=1/2/[.B30]" office:value-type="float" office:value="3827.00892857143" calcext:value-type="float">
            <text:p>3827</text:p>
          </table:table-cell>
          <table:table-cell table:formula="of:=[.C29]-[.C30]" office:value-type="float" office:value="294.3853021978" calcext:value-type="float">
            <text:p>294,3853021978</text:p>
          </table:table-cell>
          <table:table-cell table:formula="of:=[.$J$2]*[.A30]" office:value-type="float" office:value="224" calcext:value-type="float">
            <text:p>224</text:p>
          </table:table-cell>
          <table:table-cell table:style-name="ce9" table:formula="of:=[.$J$3]/[.E30]" office:value-type="float" office:value="1.14285714285714" calcext:value-type="float">
            <text:p>1,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31]*[.$C$8]" office:value-type="float" office:value="0.000139982502187227" calcext:value-type="float">
            <text:p>0,00013998</text:p>
          </table:table-cell>
          <table:table-cell table:formula="of:=1/2/[.B31]" office:value-type="float" office:value="3571.875" calcext:value-type="float">
            <text:p>3572</text:p>
          </table:table-cell>
          <table:table-cell table:formula="of:=[.C30]-[.C31]" office:value-type="float" office:value="255.13392857143" calcext:value-type="float">
            <text:p>255,13392857143</text:p>
          </table:table-cell>
          <table:table-cell table:formula="of:=[.$J$2]*[.A31]" office:value-type="float" office:value="240" calcext:value-type="float">
            <text:p>240</text:p>
          </table:table-cell>
          <table:table-cell table:style-name="ce9" table:formula="of:=[.$J$3]/[.E31]" office:value-type="float" office:value="1.06666666666667" calcext:value-type="float">
            <text:p>1,0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2]*[.$C$8]" office:value-type="float" office:value="0.000149314668999708" calcext:value-type="float">
            <text:p>0,00014931</text:p>
          </table:table-cell>
          <table:table-cell table:formula="of:=1/2/[.B32]" office:value-type="float" office:value="3348.6328125" calcext:value-type="float">
            <text:p>3349</text:p>
          </table:table-cell>
          <table:table-cell table:formula="of:=[.C31]-[.C32]" office:value-type="float" office:value="223.2421875" calcext:value-type="float">
            <text:p>223,2421875</text:p>
          </table:table-cell>
          <table:table-cell table:formula="of:=[.$J$2]*[.A32]" office:value-type="float" office:value="256" calcext:value-type="float">
            <text:p>256</text:p>
          </table:table-cell>
          <table:table-cell table:style-name="ce9" table:formula="of:=[.$J$3]/[.E32]" office:value-type="float" office:value="1" calcext:value-type="float">
            <text:p>1,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33]*[.$C$8]" office:value-type="float" office:value="0.00015864683581219" calcext:value-type="float">
            <text:p>0,00015865</text:p>
          </table:table-cell>
          <table:table-cell table:formula="of:=1/2/[.B33]" office:value-type="float" office:value="3151.65441176471" calcext:value-type="float">
            <text:p>3152</text:p>
          </table:table-cell>
          <table:table-cell table:formula="of:=[.C32]-[.C33]" office:value-type="float" office:value="196.97840073529" calcext:value-type="float">
            <text:p>196,97840073529</text:p>
          </table:table-cell>
          <table:table-cell table:formula="of:=[.$J$2]*[.A33]" office:value-type="float" office:value="272" calcext:value-type="float">
            <text:p>272</text:p>
          </table:table-cell>
          <table:table-cell table:style-name="ce9" table:formula="of:=[.$J$3]/[.E33]" office:value-type="float" office:value="0.941176470588235" calcext:value-type="float">
            <text:p>0,9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34]*[.$C$8]" office:value-type="float" office:value="0.000167979002624672" calcext:value-type="float">
            <text:p>0,00016798</text:p>
          </table:table-cell>
          <table:table-cell table:formula="of:=1/2/[.B34]" office:value-type="float" office:value="2976.5625" calcext:value-type="float">
            <text:p>2977</text:p>
          </table:table-cell>
          <table:table-cell table:formula="of:=[.C33]-[.C34]" office:value-type="float" office:value="175.09191176471" calcext:value-type="float">
            <text:p>175,09191176471</text:p>
          </table:table-cell>
          <table:table-cell table:formula="of:=[.$J$2]*[.A34]" office:value-type="float" office:value="288" calcext:value-type="float">
            <text:p>288</text:p>
          </table:table-cell>
          <table:table-cell table:style-name="ce9" table:formula="of:=[.$J$3]/[.E34]" office:value-type="float" office:value="0.888888888888889" calcext:value-type="float">
            <text:p>0,8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35]*[.$C$8]" office:value-type="float" office:value="0.000177311169437154" calcext:value-type="float">
            <text:p>0,00017731</text:p>
          </table:table-cell>
          <table:table-cell table:formula="of:=1/2/[.B35]" office:value-type="float" office:value="2819.90131578947" calcext:value-type="float">
            <text:p>2820</text:p>
          </table:table-cell>
          <table:table-cell table:formula="of:=[.C34]-[.C35]" office:value-type="float" office:value="156.66118421053" calcext:value-type="float">
            <text:p>156,66118421053</text:p>
          </table:table-cell>
          <table:table-cell table:formula="of:=[.$J$2]*[.A35]" office:value-type="float" office:value="304" calcext:value-type="float">
            <text:p>304</text:p>
          </table:table-cell>
          <table:table-cell table:style-name="ce9" table:formula="of:=[.$J$3]/[.E35]" office:value-type="float" office:value="0.842105263157895" calcext:value-type="float">
            <text:p>0,8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36]*[.$C$8]" office:value-type="float" office:value="0.000186643336249635" calcext:value-type="float">
            <text:p>0,00018664</text:p>
          </table:table-cell>
          <table:table-cell table:formula="of:=1/2/[.B36]" office:value-type="float" office:value="2678.90625" calcext:value-type="float">
            <text:p>2679</text:p>
          </table:table-cell>
          <table:table-cell table:formula="of:=[.C35]-[.C36]" office:value-type="float" office:value="140.99506578947" calcext:value-type="float">
            <text:p>140,99506578947</text:p>
          </table:table-cell>
          <table:table-cell table:formula="of:=[.$J$2]*[.A36]" office:value-type="float" office:value="320" calcext:value-type="float">
            <text:p>320</text:p>
          </table:table-cell>
          <table:table-cell table:style-name="ce9" table:formula="of:=[.$J$3]/[.E36]" office:value-type="float" office:value="0.8" calcext:value-type="float">
            <text:p>0,8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37]*[.$C$8]" office:value-type="float" office:value="0.000195975503062117" calcext:value-type="float">
            <text:p>0,00019598</text:p>
          </table:table-cell>
          <table:table-cell table:formula="of:=1/2/[.B37]" office:value-type="float" office:value="2551.33928571429" calcext:value-type="float">
            <text:p>2551</text:p>
          </table:table-cell>
          <table:table-cell table:formula="of:=[.C36]-[.C37]" office:value-type="float" office:value="127.56696428571" calcext:value-type="float">
            <text:p>127,56696428571</text:p>
          </table:table-cell>
          <table:table-cell table:formula="of:=[.$J$2]*[.A37]" office:value-type="float" office:value="336" calcext:value-type="float">
            <text:p>336</text:p>
          </table:table-cell>
          <table:table-cell table:style-name="ce9" table:formula="of:=[.$J$3]/[.E37]" office:value-type="float" office:value="0.761904761904762" calcext:value-type="float">
            <text:p>0,7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38]*[.$C$8]" office:value-type="float" office:value="0.000205307669874599" calcext:value-type="float">
            <text:p>0,00020531</text:p>
          </table:table-cell>
          <table:table-cell table:formula="of:=1/2/[.B38]" office:value-type="float" office:value="2435.36931818182" calcext:value-type="float">
            <text:p>2435</text:p>
          </table:table-cell>
          <table:table-cell table:formula="of:=[.C37]-[.C38]" office:value-type="float" office:value="115.96996753247" calcext:value-type="float">
            <text:p>115,96996753247</text:p>
          </table:table-cell>
          <table:table-cell table:formula="of:=[.$J$2]*[.A38]" office:value-type="float" office:value="352" calcext:value-type="float">
            <text:p>352</text:p>
          </table:table-cell>
          <table:table-cell table:style-name="ce9" table:formula="of:=[.$J$3]/[.E38]" office:value-type="float" office:value="0.727272727272727" calcext:value-type="float">
            <text:p>0,7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39]*[.$C$8]" office:value-type="float" office:value="0.000214639836687081" calcext:value-type="float">
            <text:p>0,00021464</text:p>
          </table:table-cell>
          <table:table-cell table:formula="of:=1/2/[.B39]" office:value-type="float" office:value="2329.48369565217" calcext:value-type="float">
            <text:p>2329</text:p>
          </table:table-cell>
          <table:table-cell table:formula="of:=[.C38]-[.C39]" office:value-type="float" office:value="105.88562252965" calcext:value-type="float">
            <text:p>105,88562252965</text:p>
          </table:table-cell>
          <table:table-cell table:formula="of:=[.$J$2]*[.A39]" office:value-type="float" office:value="368" calcext:value-type="float">
            <text:p>368</text:p>
          </table:table-cell>
          <table:table-cell table:style-name="ce9" table:formula="of:=[.$J$3]/[.E39]" office:value-type="float" office:value="0.695652173913043" calcext:value-type="float">
            <text:p>0,7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40]*[.$C$8]" office:value-type="float" office:value="0.000223972003499563" calcext:value-type="float">
            <text:p>0,00022397</text:p>
          </table:table-cell>
          <table:table-cell table:formula="of:=1/2/[.B40]" office:value-type="float" office:value="2232.421875" calcext:value-type="float">
            <text:p>2232</text:p>
          </table:table-cell>
          <table:table-cell table:formula="of:=[.C39]-[.C40]" office:value-type="float" office:value="97.0618206521699" calcext:value-type="float">
            <text:p>97,0618206521699</text:p>
          </table:table-cell>
          <table:table-cell table:formula="of:=[.$J$2]*[.A40]" office:value-type="float" office:value="384" calcext:value-type="float">
            <text:p>384</text:p>
          </table:table-cell>
          <table:table-cell table:style-name="ce9" table:formula="of:=[.$J$3]/[.E40]" office:value-type="float" office:value="0.666666666666667" calcext:value-type="float">
            <text:p>0,6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41]*[.$C$8]" office:value-type="float" office:value="0.000233304170312044" calcext:value-type="float">
            <text:p>0,00023330</text:p>
          </table:table-cell>
          <table:table-cell table:formula="of:=1/2/[.B41]" office:value-type="float" office:value="2143.125" calcext:value-type="float">
            <text:p>2143</text:p>
          </table:table-cell>
          <table:table-cell table:formula="of:=[.C40]-[.C41]" office:value-type="float" office:value="89.296875" calcext:value-type="float">
            <text:p>89,296875</text:p>
          </table:table-cell>
          <table:table-cell table:formula="of:=[.$J$2]*[.A41]" office:value-type="float" office:value="400" calcext:value-type="float">
            <text:p>400</text:p>
          </table:table-cell>
          <table:table-cell table:style-name="ce9" table:formula="of:=[.$J$3]/[.E41]" office:value-type="float" office:value="0.64" calcext:value-type="float">
            <text:p>0,6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42]*[.$C$8]" office:value-type="float" office:value="0.000242636337124526" calcext:value-type="float">
            <text:p>0,00024264</text:p>
          </table:table-cell>
          <table:table-cell table:formula="of:=1/2/[.B42]" office:value-type="float" office:value="2060.69711538462" calcext:value-type="float">
            <text:p>2061</text:p>
          </table:table-cell>
          <table:table-cell table:formula="of:=[.C41]-[.C42]" office:value-type="float" office:value="82.4278846153802" calcext:value-type="float">
            <text:p>82,4278846153802</text:p>
          </table:table-cell>
          <table:table-cell table:formula="of:=[.$J$2]*[.A42]" office:value-type="float" office:value="416" calcext:value-type="float">
            <text:p>416</text:p>
          </table:table-cell>
          <table:table-cell table:style-name="ce9" table:formula="of:=[.$J$3]/[.E42]" office:value-type="float" office:value="0.615384615384615" calcext:value-type="float">
            <text:p>0,6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43]*[.$C$8]" office:value-type="float" office:value="0.000251968503937008" calcext:value-type="float">
            <text:p>0,00025197</text:p>
          </table:table-cell>
          <table:table-cell table:formula="of:=1/2/[.B43]" office:value-type="float" office:value="1984.375" calcext:value-type="float">
            <text:p>1984</text:p>
          </table:table-cell>
          <table:table-cell table:formula="of:=[.C42]-[.C43]" office:value-type="float" office:value="76.3221153846198" calcext:value-type="float">
            <text:p>76,3221153846198</text:p>
          </table:table-cell>
          <table:table-cell table:formula="of:=[.$J$2]*[.A43]" office:value-type="float" office:value="432" calcext:value-type="float">
            <text:p>432</text:p>
          </table:table-cell>
          <table:table-cell table:style-name="ce9" table:formula="of:=[.$J$3]/[.E43]" office:value-type="float" office:value="0.592592592592593" calcext:value-type="float">
            <text:p>0,5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44]*[.$C$8]" office:value-type="float" office:value="0.00026130067074949" calcext:value-type="float">
            <text:p>0,00026130</text:p>
          </table:table-cell>
          <table:table-cell table:formula="of:=1/2/[.B44]" office:value-type="float" office:value="1913.50446428571" calcext:value-type="float">
            <text:p>1914</text:p>
          </table:table-cell>
          <table:table-cell table:formula="of:=[.C43]-[.C44]" office:value-type="float" office:value="70.8705357142901" calcext:value-type="float">
            <text:p>70,8705357142901</text:p>
          </table:table-cell>
          <table:table-cell table:formula="of:=[.$J$2]*[.A44]" office:value-type="float" office:value="448" calcext:value-type="float">
            <text:p>448</text:p>
          </table:table-cell>
          <table:table-cell table:style-name="ce9" table:formula="of:=[.$J$3]/[.E44]" office:value-type="float" office:value="0.571428571428571" calcext:value-type="float">
            <text:p>0,5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45]*[.$C$8]" office:value-type="float" office:value="0.000270632837561971" calcext:value-type="float">
            <text:p>0,00027063</text:p>
          </table:table-cell>
          <table:table-cell table:formula="of:=1/2/[.B45]" office:value-type="float" office:value="1847.52155172414" calcext:value-type="float">
            <text:p>1848</text:p>
          </table:table-cell>
          <table:table-cell table:formula="of:=[.C44]-[.C45]" office:value-type="float" office:value="65.98291256157" calcext:value-type="float">
            <text:p>65,98291256157</text:p>
          </table:table-cell>
          <table:table-cell table:formula="of:=[.$J$2]*[.A45]" office:value-type="float" office:value="464" calcext:value-type="float">
            <text:p>464</text:p>
          </table:table-cell>
          <table:table-cell table:style-name="ce9" table:formula="of:=[.$J$3]/[.E45]" office:value-type="float" office:value="0.551724137931034" calcext:value-type="float">
            <text:p>0,5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46]*[.$C$8]" office:value-type="float" office:value="0.000279965004374453" calcext:value-type="float">
            <text:p>0,00027997</text:p>
          </table:table-cell>
          <table:table-cell table:formula="of:=1/2/[.B46]" office:value-type="float" office:value="1785.9375" calcext:value-type="float">
            <text:p>1786</text:p>
          </table:table-cell>
          <table:table-cell table:formula="of:=[.C45]-[.C46]" office:value-type="float" office:value="61.58405172414" calcext:value-type="float">
            <text:p>61,58405172414</text:p>
          </table:table-cell>
          <table:table-cell table:formula="of:=[.$J$2]*[.A46]" office:value-type="float" office:value="480" calcext:value-type="float">
            <text:p>480</text:p>
          </table:table-cell>
          <table:table-cell table:style-name="ce9" table:formula="of:=[.$J$3]/[.E46]" office:value-type="float" office:value="0.533333333333333" calcext:value-type="float">
            <text:p>0,5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7]*[.$C$8]" office:value-type="float" office:value="0.000289297171186935" calcext:value-type="float">
            <text:p>0,00028930</text:p>
          </table:table-cell>
          <table:table-cell table:formula="of:=1/2/[.B47]" office:value-type="float" office:value="1728.32661290323" calcext:value-type="float">
            <text:p>1728</text:p>
          </table:table-cell>
          <table:table-cell table:formula="of:=[.C46]-[.C47]" office:value-type="float" office:value="57.6108870967701" calcext:value-type="float">
            <text:p>57,6108870967701</text:p>
          </table:table-cell>
          <table:table-cell table:formula="of:=[.$J$2]*[.A47]" office:value-type="float" office:value="496" calcext:value-type="float">
            <text:p>496</text:p>
          </table:table-cell>
          <table:table-cell table:style-name="ce9" table:formula="of:=[.$J$3]/[.E47]" office:value-type="float" office:value="0.516129032258065" calcext:value-type="float">
            <text:p>0,5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8]*[.$C$8]" office:value-type="float" office:value="0.000298629337999417" calcext:value-type="float">
            <text:p>0,00029863</text:p>
          </table:table-cell>
          <table:table-cell table:formula="of:=1/2/[.B48]" office:value-type="float" office:value="1674.31640625" calcext:value-type="float">
            <text:p>1674</text:p>
          </table:table-cell>
          <table:table-cell table:formula="of:=[.C47]-[.C48]" office:value-type="float" office:value="54.0102066532299" calcext:value-type="float">
            <text:p>54,0102066532299</text:p>
          </table:table-cell>
          <table:table-cell table:formula="of:=[.$J$2]*[.A48]" office:value-type="float" office:value="512" calcext:value-type="float">
            <text:p>512</text:p>
          </table:table-cell>
          <table:table-cell table:style-name="ce9" table:formula="of:=[.$J$3]/[.E48]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9]*[.$C$8]" office:value-type="float" office:value="0.000307961504811898" calcext:value-type="float">
            <text:p>0,00030796</text:p>
          </table:table-cell>
          <table:table-cell table:formula="of:=1/2/[.B49]" office:value-type="float" office:value="1623.57954545455" calcext:value-type="float">
            <text:p>1624</text:p>
          </table:table-cell>
          <table:table-cell table:formula="of:=[.C48]-[.C49]" office:value-type="float" office:value="50.73686079545" calcext:value-type="float">
            <text:p>50,73686079545</text:p>
          </table:table-cell>
          <table:table-cell table:formula="of:=[.$J$2]*[.A49]" office:value-type="float" office:value="528" calcext:value-type="float">
            <text:p>528</text:p>
          </table:table-cell>
          <table:table-cell table:style-name="ce9" table:formula="of:=[.$J$3]/[.E49]" office:value-type="float" office:value="0.484848484848485" calcext:value-type="float">
            <text:p>0,4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50]*[.$C$8]" office:value-type="float" office:value="0.00031729367162438" calcext:value-type="float">
            <text:p>0,00031729</text:p>
          </table:table-cell>
          <table:table-cell table:formula="of:=1/2/[.B50]" office:value-type="float" office:value="1575.82720588235" calcext:value-type="float">
            <text:p>1576</text:p>
          </table:table-cell>
          <table:table-cell table:formula="of:=[.C49]-[.C50]" office:value-type="float" office:value="47.7523395722001" calcext:value-type="float">
            <text:p>47,7523395722001</text:p>
          </table:table-cell>
          <table:table-cell table:formula="of:=[.$J$2]*[.A50]" office:value-type="float" office:value="544" calcext:value-type="float">
            <text:p>544</text:p>
          </table:table-cell>
          <table:table-cell table:style-name="ce9" table:formula="of:=[.$J$3]/[.E50]" office:value-type="float" office:value="0.470588235294118" calcext:value-type="float">
            <text:p>0,4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1]*[.$C$8]" office:value-type="float" office:value="0.000326625838436862" calcext:value-type="float">
            <text:p>0,00032663</text:p>
          </table:table-cell>
          <table:table-cell table:formula="of:=1/2/[.B51]" office:value-type="float" office:value="1530.80357142857" calcext:value-type="float">
            <text:p>1531</text:p>
          </table:table-cell>
          <table:table-cell table:formula="of:=[.C50]-[.C51]" office:value-type="float" office:value="45.02363445378" calcext:value-type="float">
            <text:p>45,02363445378</text:p>
          </table:table-cell>
          <table:table-cell table:formula="of:=[.$J$2]*[.A51]" office:value-type="float" office:value="560" calcext:value-type="float">
            <text:p>560</text:p>
          </table:table-cell>
          <table:table-cell table:style-name="ce9" table:formula="of:=[.$J$3]/[.E51]" office:value-type="float" office:value="0.457142857142857" calcext:value-type="float">
            <text:p>0,4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]*[.$C$8]" office:value-type="float" office:value="0.000335958005249344" calcext:value-type="float">
            <text:p>0,00033596</text:p>
          </table:table-cell>
          <table:table-cell table:formula="of:=1/2/[.B52]" office:value-type="float" office:value="1488.28125" calcext:value-type="float">
            <text:p>1488</text:p>
          </table:table-cell>
          <table:table-cell table:formula="of:=[.C51]-[.C52]" office:value-type="float" office:value="42.52232142857" calcext:value-type="float">
            <text:p>42,52232142857</text:p>
          </table:table-cell>
          <table:table-cell table:formula="of:=[.$J$2]*[.A52]" office:value-type="float" office:value="576" calcext:value-type="float">
            <text:p>576</text:p>
          </table:table-cell>
          <table:table-cell table:style-name="ce9" table:formula="of:=[.$J$3]/[.E52]" office:value-type="float" office:value="0.444444444444444" calcext:value-type="float">
            <text:p>0,4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]*[.$C$8]" office:value-type="float" office:value="0.000345290172061826" calcext:value-type="float">
            <text:p>0,00034529</text:p>
          </table:table-cell>
          <table:table-cell table:formula="of:=1/2/[.B53]" office:value-type="float" office:value="1448.05743243243" calcext:value-type="float">
            <text:p>1448</text:p>
          </table:table-cell>
          <table:table-cell table:formula="of:=[.C52]-[.C53]" office:value-type="float" office:value="40.22381756757" calcext:value-type="float">
            <text:p>40,22381756757</text:p>
          </table:table-cell>
          <table:table-cell table:formula="of:=[.$J$2]*[.A53]" office:value-type="float" office:value="592" calcext:value-type="float">
            <text:p>592</text:p>
          </table:table-cell>
          <table:table-cell table:style-name="ce9" table:formula="of:=[.$J$3]/[.E53]" office:value-type="float" office:value="0.432432432432432" calcext:value-type="float">
            <text:p>0,43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4]*[.$C$8]" office:value-type="float" office:value="0.000354622338874307" calcext:value-type="float">
            <text:p>0,00035462</text:p>
          </table:table-cell>
          <table:table-cell table:formula="of:=1/2/[.B54]" office:value-type="float" office:value="1409.95065789474" calcext:value-type="float">
            <text:p>1410</text:p>
          </table:table-cell>
          <table:table-cell table:formula="of:=[.C53]-[.C54]" office:value-type="float" office:value="38.1067745376899" calcext:value-type="float">
            <text:p>38,1067745376899</text:p>
          </table:table-cell>
          <table:table-cell table:formula="of:=[.$J$2]*[.A54]" office:value-type="float" office:value="608" calcext:value-type="float">
            <text:p>608</text:p>
          </table:table-cell>
          <table:table-cell table:style-name="ce9" table:formula="of:=[.$J$3]/[.E54]" office:value-type="float" office:value="0.421052631578947" calcext:value-type="float">
            <text:p>0,4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5]*[.$C$8]" office:value-type="float" office:value="0.000363954505686789" calcext:value-type="float">
            <text:p>0,00036395</text:p>
          </table:table-cell>
          <table:table-cell table:formula="of:=1/2/[.B55]" office:value-type="float" office:value="1373.79807692308" calcext:value-type="float">
            <text:p>1374</text:p>
          </table:table-cell>
          <table:table-cell table:formula="of:=[.C54]-[.C55]" office:value-type="float" office:value="36.15258097166" calcext:value-type="float">
            <text:p>36,15258097166</text:p>
          </table:table-cell>
          <table:table-cell table:formula="of:=[.$J$2]*[.A55]" office:value-type="float" office:value="624" calcext:value-type="float">
            <text:p>624</text:p>
          </table:table-cell>
          <table:table-cell table:style-name="ce9" table:formula="of:=[.$J$3]/[.E55]" office:value-type="float" office:value="0.41025641025641" calcext:value-type="float">
            <text:p>0,4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56]*[.$C$8]" office:value-type="float" office:value="0.000373286672499271" calcext:value-type="float">
            <text:p>0,00037329</text:p>
          </table:table-cell>
          <table:table-cell table:formula="of:=1/2/[.B56]" office:value-type="float" office:value="1339.453125" calcext:value-type="float">
            <text:p>1339</text:p>
          </table:table-cell>
          <table:table-cell table:formula="of:=[.C55]-[.C56]" office:value-type="float" office:value="34.3449519230801" calcext:value-type="float">
            <text:p>34,3449519230801</text:p>
          </table:table-cell>
          <table:table-cell table:formula="of:=[.$J$2]*[.A56]" office:value-type="float" office:value="640" calcext:value-type="float">
            <text:p>640</text:p>
          </table:table-cell>
          <table:table-cell table:style-name="ce9" table:formula="of:=[.$J$3]/[.E56]" office:value-type="float" office:value="0.4" calcext:value-type="float">
            <text:p>0,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57]*[.$C$8]" office:value-type="float" office:value="0.000382618839311753" calcext:value-type="float">
            <text:p>0,00038262</text:p>
          </table:table-cell>
          <table:table-cell table:formula="of:=1/2/[.B57]" office:value-type="float" office:value="1306.78353658537" calcext:value-type="float">
            <text:p>1307</text:p>
          </table:table-cell>
          <table:table-cell table:formula="of:=[.C56]-[.C57]" office:value-type="float" office:value="32.66958841463" calcext:value-type="float">
            <text:p>32,66958841463</text:p>
          </table:table-cell>
          <table:table-cell table:formula="of:=[.$J$2]*[.A57]" office:value-type="float" office:value="656" calcext:value-type="float">
            <text:p>656</text:p>
          </table:table-cell>
          <table:table-cell table:style-name="ce9" table:formula="of:=[.$J$3]/[.E57]" office:value-type="float" office:value="0.390243902439024" calcext:value-type="float">
            <text:p>0,3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8]*[.$C$8]" office:value-type="float" office:value="0.000391951006124234" calcext:value-type="float">
            <text:p>0,00039195</text:p>
          </table:table-cell>
          <table:table-cell table:formula="of:=1/2/[.B58]" office:value-type="float" office:value="1275.66964285714" calcext:value-type="float">
            <text:p>1276</text:p>
          </table:table-cell>
          <table:table-cell table:formula="of:=[.C57]-[.C58]" office:value-type="float" office:value="31.1138937282301" calcext:value-type="float">
            <text:p>31,1138937282301</text:p>
          </table:table-cell>
          <table:table-cell table:formula="of:=[.$J$2]*[.A58]" office:value-type="float" office:value="672" calcext:value-type="float">
            <text:p>672</text:p>
          </table:table-cell>
          <table:table-cell table:style-name="ce9" table:formula="of:=[.$J$3]/[.E58]" office:value-type="float" office:value="0.380952380952381" calcext:value-type="float">
            <text:p>0,38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59]*[.$C$8]" office:value-type="float" office:value="0.000401283172936716" calcext:value-type="float">
            <text:p>0,00040128</text:p>
          </table:table-cell>
          <table:table-cell table:formula="of:=1/2/[.B59]" office:value-type="float" office:value="1246.00290697674" calcext:value-type="float">
            <text:p>1246</text:p>
          </table:table-cell>
          <table:table-cell table:formula="of:=[.C58]-[.C59]" office:value-type="float" office:value="29.6667358804" calcext:value-type="float">
            <text:p>29,6667358804</text:p>
          </table:table-cell>
          <table:table-cell table:formula="of:=[.$J$2]*[.A59]" office:value-type="float" office:value="688" calcext:value-type="float">
            <text:p>688</text:p>
          </table:table-cell>
          <table:table-cell table:style-name="ce9" table:formula="of:=[.$J$3]/[.E59]" office:value-type="float" office:value="0.372093023255814" calcext:value-type="float">
            <text:p>0,3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0]*[.$C$8]" office:value-type="float" office:value="0.000410615339749198" calcext:value-type="float">
            <text:p>0,00041062</text:p>
          </table:table-cell>
          <table:table-cell table:formula="of:=1/2/[.B60]" office:value-type="float" office:value="1217.68465909091" calcext:value-type="float">
            <text:p>1218</text:p>
          </table:table-cell>
          <table:table-cell table:formula="of:=[.C59]-[.C60]" office:value-type="float" office:value="28.31824788583" calcext:value-type="float">
            <text:p>28,31824788583</text:p>
          </table:table-cell>
          <table:table-cell table:formula="of:=[.$J$2]*[.A60]" office:value-type="float" office:value="704" calcext:value-type="float">
            <text:p>704</text:p>
          </table:table-cell>
          <table:table-cell table:style-name="ce9" table:formula="of:=[.$J$3]/[.E60]" office:value-type="float" office:value="0.363636363636364" calcext:value-type="float">
            <text:p>0,3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61]*[.$C$8]" office:value-type="float" office:value="0.00041994750656168" calcext:value-type="float">
            <text:p>0,00041995</text:p>
          </table:table-cell>
          <table:table-cell table:formula="of:=1/2/[.B61]" office:value-type="float" office:value="1190.625" calcext:value-type="float">
            <text:p>1191</text:p>
          </table:table-cell>
          <table:table-cell table:formula="of:=[.C60]-[.C61]" office:value-type="float" office:value="27.0596590909099" calcext:value-type="float">
            <text:p>27,0596590909099</text:p>
          </table:table-cell>
          <table:table-cell table:formula="of:=[.$J$2]*[.A61]" office:value-type="float" office:value="720" calcext:value-type="float">
            <text:p>720</text:p>
          </table:table-cell>
          <table:table-cell table:style-name="ce9" table:formula="of:=[.$J$3]/[.E61]" office:value-type="float" office:value="0.355555555555556" calcext:value-type="float">
            <text:p>0,3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62]*[.$C$8]" office:value-type="float" office:value="0.000429279673374162" calcext:value-type="float">
            <text:p>0,00042928</text:p>
          </table:table-cell>
          <table:table-cell table:formula="of:=1/2/[.B62]" office:value-type="float" office:value="1164.74184782609" calcext:value-type="float">
            <text:p>1165</text:p>
          </table:table-cell>
          <table:table-cell table:formula="of:=[.C61]-[.C62]" office:value-type="float" office:value="25.88315217391" calcext:value-type="float">
            <text:p>25,88315217391</text:p>
          </table:table-cell>
          <table:table-cell table:formula="of:=[.$J$2]*[.A62]" office:value-type="float" office:value="736" calcext:value-type="float">
            <text:p>736</text:p>
          </table:table-cell>
          <table:table-cell table:style-name="ce9" table:formula="of:=[.$J$3]/[.E62]" office:value-type="float" office:value="0.347826086956522" calcext:value-type="float">
            <text:p>0,3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63]*[.$C$8]" office:value-type="float" office:value="0.000438611840186643" calcext:value-type="float">
            <text:p>0,00043861</text:p>
          </table:table-cell>
          <table:table-cell table:formula="of:=1/2/[.B63]" office:value-type="float" office:value="1139.96010638298" calcext:value-type="float">
            <text:p>1140</text:p>
          </table:table-cell>
          <table:table-cell table:formula="of:=[.C62]-[.C63]" office:value-type="float" office:value="24.7817414431099" calcext:value-type="float">
            <text:p>24,7817414431099</text:p>
          </table:table-cell>
          <table:table-cell table:formula="of:=[.$J$2]*[.A63]" office:value-type="float" office:value="752" calcext:value-type="float">
            <text:p>752</text:p>
          </table:table-cell>
          <table:table-cell table:style-name="ce9" table:formula="of:=[.$J$3]/[.E63]" office:value-type="float" office:value="0.340425531914894" calcext:value-type="float">
            <text:p>0,34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64]*[.$C$8]" office:value-type="float" office:value="0.000447944006999125" calcext:value-type="float">
            <text:p>0,00044794</text:p>
          </table:table-cell>
          <table:table-cell table:formula="of:=1/2/[.B64]" office:value-type="float" office:value="1116.2109375" calcext:value-type="float">
            <text:p>1116</text:p>
          </table:table-cell>
          <table:table-cell table:formula="of:=[.C63]-[.C64]" office:value-type="float" office:value="23.74916888298" calcext:value-type="float">
            <text:p>23,74916888298</text:p>
          </table:table-cell>
          <table:table-cell table:formula="of:=[.$J$2]*[.A64]" office:value-type="float" office:value="768" calcext:value-type="float">
            <text:p>768</text:p>
          </table:table-cell>
          <table:table-cell table:style-name="ce9" table:formula="of:=[.$J$3]/[.E64]" office:value-type="float" office:value="0.333333333333333" calcext:value-type="float">
            <text:p>0,3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65]*[.$C$8]" office:value-type="float" office:value="0.000457276173811607" calcext:value-type="float">
            <text:p>0,00045728</text:p>
          </table:table-cell>
          <table:table-cell table:formula="of:=1/2/[.B65]" office:value-type="float" office:value="1093.43112244898" calcext:value-type="float">
            <text:p>1093</text:p>
          </table:table-cell>
          <table:table-cell table:formula="of:=[.C64]-[.C65]" office:value-type="float" office:value="22.77981505102" calcext:value-type="float">
            <text:p>22,77981505102</text:p>
          </table:table-cell>
          <table:table-cell table:formula="of:=[.$J$2]*[.A65]" office:value-type="float" office:value="784" calcext:value-type="float">
            <text:p>784</text:p>
          </table:table-cell>
          <table:table-cell table:style-name="ce9" table:formula="of:=[.$J$3]/[.E65]" office:value-type="float" office:value="0.326530612244898" calcext:value-type="float">
            <text:p>0,3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6]*[.$C$8]" office:value-type="float" office:value="0.000466608340624089" calcext:value-type="float">
            <text:p>0,00046661</text:p>
          </table:table-cell>
          <table:table-cell table:formula="of:=1/2/[.B66]" office:value-type="float" office:value="1071.5625" calcext:value-type="float">
            <text:p>1072</text:p>
          </table:table-cell>
          <table:table-cell table:formula="of:=[.C65]-[.C66]" office:value-type="float" office:value="21.86862244898" calcext:value-type="float">
            <text:p>21,86862244898</text:p>
          </table:table-cell>
          <table:table-cell table:formula="of:=[.$J$2]*[.A66]" office:value-type="float" office:value="800" calcext:value-type="float">
            <text:p>800</text:p>
          </table:table-cell>
          <table:table-cell table:style-name="ce9" table:formula="of:=[.$J$3]/[.E66]" office:value-type="float" office:value="0.32" calcext:value-type="float">
            <text:p>0,3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67]*[.$C$8]" office:value-type="float" office:value="0.00047594050743657" calcext:value-type="float">
            <text:p>0,00047594</text:p>
          </table:table-cell>
          <table:table-cell table:formula="of:=1/2/[.B67]" office:value-type="float" office:value="1050.55147058824" calcext:value-type="float">
            <text:p>1051</text:p>
          </table:table-cell>
          <table:table-cell table:formula="of:=[.C66]-[.C67]" office:value-type="float" office:value="21.0110294117601" calcext:value-type="float">
            <text:p>21,0110294117601</text:p>
          </table:table-cell>
          <table:table-cell table:formula="of:=[.$J$2]*[.A67]" office:value-type="float" office:value="816" calcext:value-type="float">
            <text:p>816</text:p>
          </table:table-cell>
          <table:table-cell table:style-name="ce9" table:formula="of:=[.$J$3]/[.E67]" office:value-type="float" office:value="0.313725490196078" calcext:value-type="float">
            <text:p>0,3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68]*[.$C$8]" office:value-type="float" office:value="0.000485272674249052" calcext:value-type="float">
            <text:p>0,00048527</text:p>
          </table:table-cell>
          <table:table-cell table:formula="of:=1/2/[.B68]" office:value-type="float" office:value="1030.34855769231" calcext:value-type="float">
            <text:p>1030</text:p>
          </table:table-cell>
          <table:table-cell table:formula="of:=[.C67]-[.C68]" office:value-type="float" office:value="20.20291289593" calcext:value-type="float">
            <text:p>20,20291289593</text:p>
          </table:table-cell>
          <table:table-cell table:formula="of:=[.$J$2]*[.A68]" office:value-type="float" office:value="832" calcext:value-type="float">
            <text:p>832</text:p>
          </table:table-cell>
          <table:table-cell table:style-name="ce9" table:formula="of:=[.$J$3]/[.E68]" office:value-type="float" office:value="0.307692307692308" calcext:value-type="float">
            <text:p>0,3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69]*[.$C$8]" office:value-type="float" office:value="0.000494604841061534" calcext:value-type="float">
            <text:p>0,00049460</text:p>
          </table:table-cell>
          <table:table-cell table:formula="of:=1/2/[.B69]" office:value-type="float" office:value="1010.90801886792" calcext:value-type="float">
            <text:p>1011</text:p>
          </table:table-cell>
          <table:table-cell table:formula="of:=[.C68]-[.C69]" office:value-type="float" office:value="19.4405388243899" calcext:value-type="float">
            <text:p>19,4405388243899</text:p>
          </table:table-cell>
          <table:table-cell table:formula="of:=[.$J$2]*[.A69]" office:value-type="float" office:value="848" calcext:value-type="float">
            <text:p>848</text:p>
          </table:table-cell>
          <table:table-cell table:style-name="ce9" table:formula="of:=[.$J$3]/[.E69]" office:value-type="float" office:value="0.30188679245283" calcext:value-type="float">
            <text:p>0,3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70]*[.$C$8]" office:value-type="float" office:value="0.000503937007874016" calcext:value-type="float">
            <text:p>0,00050394</text:p>
          </table:table-cell>
          <table:table-cell table:formula="of:=1/2/[.B70]" office:value-type="float" office:value="992.1875" calcext:value-type="float">
            <text:p>992</text:p>
          </table:table-cell>
          <table:table-cell table:formula="of:=[.C69]-[.C70]" office:value-type="float" office:value="18.72051886792" calcext:value-type="float">
            <text:p>18,72051886792</text:p>
          </table:table-cell>
          <table:table-cell table:formula="of:=[.$J$2]*[.A70]" office:value-type="float" office:value="864" calcext:value-type="float">
            <text:p>864</text:p>
          </table:table-cell>
          <table:table-cell table:style-name="ce9" table:formula="of:=[.$J$3]/[.E70]" office:value-type="float" office:value="0.296296296296296" calcext:value-type="float">
            <text:p>0,3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71]*[.$C$8]" office:value-type="float" office:value="0.000513269174686497" calcext:value-type="float">
            <text:p>0,00051327</text:p>
          </table:table-cell>
          <table:table-cell table:formula="of:=1/2/[.B71]" office:value-type="float" office:value="974.147727272727" calcext:value-type="float">
            <text:p>974</text:p>
          </table:table-cell>
          <table:table-cell table:formula="of:=[.C70]-[.C71]" office:value-type="float" office:value="18.039772727273" calcext:value-type="float">
            <text:p>18,039772727273</text:p>
          </table:table-cell>
          <table:table-cell table:formula="of:=[.$J$2]*[.A71]" office:value-type="float" office:value="880" calcext:value-type="float">
            <text:p>880</text:p>
          </table:table-cell>
          <table:table-cell table:style-name="ce9" table:formula="of:=[.$J$3]/[.E71]" office:value-type="float" office:value="0.290909090909091" calcext:value-type="float">
            <text:p>0,29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72]*[.$C$8]" office:value-type="float" office:value="0.000522601341498979" calcext:value-type="float">
            <text:p>0,00052260</text:p>
          </table:table-cell>
          <table:table-cell table:formula="of:=1/2/[.B72]" office:value-type="float" office:value="956.752232142857" calcext:value-type="float">
            <text:p>957</text:p>
          </table:table-cell>
          <table:table-cell table:formula="of:=[.C71]-[.C72]" office:value-type="float" office:value="17.39549512987" calcext:value-type="float">
            <text:p>17,39549512987</text:p>
          </table:table-cell>
          <table:table-cell table:formula="of:=[.$J$2]*[.A72]" office:value-type="float" office:value="896" calcext:value-type="float">
            <text:p>896</text:p>
          </table:table-cell>
          <table:table-cell table:style-name="ce9" table:formula="of:=[.$J$3]/[.E72]" office:value-type="float" office:value="0.285714285714286" calcext:value-type="float">
            <text:p>0,29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73]*[.$C$8]" office:value-type="float" office:value="0.000531933508311461" calcext:value-type="float">
            <text:p>0,00053193</text:p>
          </table:table-cell>
          <table:table-cell table:formula="of:=1/2/[.B73]" office:value-type="float" office:value="939.967105263158" calcext:value-type="float">
            <text:p>940</text:p>
          </table:table-cell>
          <table:table-cell table:formula="of:=[.C72]-[.C73]" office:value-type="float" office:value="16.785126879699" calcext:value-type="float">
            <text:p>16,785126879699</text:p>
          </table:table-cell>
          <table:table-cell table:formula="of:=[.$J$2]*[.A73]" office:value-type="float" office:value="912" calcext:value-type="float">
            <text:p>912</text:p>
          </table:table-cell>
          <table:table-cell table:style-name="ce9" table:formula="of:=[.$J$3]/[.E73]" office:value-type="float" office:value="0.280701754385965" calcext:value-type="float">
            <text:p>0,2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74]*[.$C$8]" office:value-type="float" office:value="0.000541265675123943" calcext:value-type="float">
            <text:p>0,00054127</text:p>
          </table:table-cell>
          <table:table-cell table:formula="of:=1/2/[.B74]" office:value-type="float" office:value="923.760775862069" calcext:value-type="float">
            <text:p>924</text:p>
          </table:table-cell>
          <table:table-cell table:formula="of:=[.C73]-[.C74]" office:value-type="float" office:value="16.2063294010891" calcext:value-type="float">
            <text:p>16,2063294010891</text:p>
          </table:table-cell>
          <table:table-cell table:formula="of:=[.$J$2]*[.A74]" office:value-type="float" office:value="928" calcext:value-type="float">
            <text:p>928</text:p>
          </table:table-cell>
          <table:table-cell table:style-name="ce9" table:formula="of:=[.$J$3]/[.E74]" office:value-type="float" office:value="0.275862068965517" calcext:value-type="float">
            <text:p>0,2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75]*[.$C$8]" office:value-type="float" office:value="0.000550597841936425" calcext:value-type="float">
            <text:p>0,00055060</text:p>
          </table:table-cell>
          <table:table-cell table:formula="of:=1/2/[.B75]" office:value-type="float" office:value="908.103813559322" calcext:value-type="float">
            <text:p>908</text:p>
          </table:table-cell>
          <table:table-cell table:formula="of:=[.C74]-[.C75]" office:value-type="float" office:value="15.6569623027469" calcext:value-type="float">
            <text:p>15,6569623027469</text:p>
          </table:table-cell>
          <table:table-cell table:formula="of:=[.$J$2]*[.A75]" office:value-type="float" office:value="944" calcext:value-type="float">
            <text:p>944</text:p>
          </table:table-cell>
          <table:table-cell table:style-name="ce9" table:formula="of:=[.$J$3]/[.E75]" office:value-type="float" office:value="0.271186440677966" calcext:value-type="float">
            <text:p>0,2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76]*[.$C$8]" office:value-type="float" office:value="0.000559930008748906" calcext:value-type="float">
            <text:p>0,00055993</text:p>
          </table:table-cell>
          <table:table-cell table:formula="of:=1/2/[.B76]" office:value-type="float" office:value="892.96875" calcext:value-type="float">
            <text:p>893</text:p>
          </table:table-cell>
          <table:table-cell table:formula="of:=[.C75]-[.C76]" office:value-type="float" office:value="15.135063559322" calcext:value-type="float">
            <text:p>15,135063559322</text:p>
          </table:table-cell>
          <table:table-cell table:formula="of:=[.$J$2]*[.A76]" office:value-type="float" office:value="960" calcext:value-type="float">
            <text:p>960</text:p>
          </table:table-cell>
          <table:table-cell table:style-name="ce9" table:formula="of:=[.$J$3]/[.E76]" office:value-type="float" office:value="0.266666666666667" calcext:value-type="float">
            <text:p>0,27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77]*[.$C$8]" office:value-type="float" office:value="0.000569262175561388" calcext:value-type="float">
            <text:p>0,00056926</text:p>
          </table:table-cell>
          <table:table-cell table:formula="of:=1/2/[.B77]" office:value-type="float" office:value="878.329918032787" calcext:value-type="float">
            <text:p>878</text:p>
          </table:table-cell>
          <table:table-cell table:formula="of:=[.C76]-[.C77]" office:value-type="float" office:value="14.638831967213" calcext:value-type="float">
            <text:p>14,638831967213</text:p>
          </table:table-cell>
          <table:table-cell table:formula="of:=[.$J$2]*[.A77]" office:value-type="float" office:value="976" calcext:value-type="float">
            <text:p>976</text:p>
          </table:table-cell>
          <table:table-cell table:style-name="ce9" table:formula="of:=[.$J$3]/[.E77]" office:value-type="float" office:value="0.262295081967213" calcext:value-type="float">
            <text:p>0,26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78]*[.$C$8]" office:value-type="float" office:value="0.00057859434237387" calcext:value-type="float">
            <text:p>0,00057859</text:p>
          </table:table-cell>
          <table:table-cell table:formula="of:=1/2/[.B78]" office:value-type="float" office:value="864.163306451613" calcext:value-type="float">
            <text:p>864</text:p>
          </table:table-cell>
          <table:table-cell table:formula="of:=[.C77]-[.C78]" office:value-type="float" office:value="14.1666115811739" calcext:value-type="float">
            <text:p>14,1666115811739</text:p>
          </table:table-cell>
          <table:table-cell table:formula="of:=[.$J$2]*[.A78]" office:value-type="float" office:value="992" calcext:value-type="float">
            <text:p>992</text:p>
          </table:table-cell>
          <table:table-cell table:style-name="ce9" table:formula="of:=[.$J$3]/[.E78]" office:value-type="float" office:value="0.258064516129032" calcext:value-type="float">
            <text:p>0,26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79]*[.$C$8]" office:value-type="float" office:value="0.000587926509186352" calcext:value-type="float">
            <text:p>0,00058793</text:p>
          </table:table-cell>
          <table:table-cell table:formula="of:=1/2/[.B79]" office:value-type="float" office:value="850.446428571429" calcext:value-type="float">
            <text:p>850</text:p>
          </table:table-cell>
          <table:table-cell table:formula="of:=[.C78]-[.C79]" office:value-type="float" office:value="13.716877880184" calcext:value-type="float">
            <text:p>13,716877880184</text:p>
          </table:table-cell>
          <table:table-cell table:formula="of:=[.$J$2]*[.A79]" office:value-type="float" office:value="1008" calcext:value-type="float">
            <text:p>1008</text:p>
          </table:table-cell>
          <table:table-cell table:style-name="ce9" table:formula="of:=[.$J$3]/[.E79]" office:value-type="float" office:value="0.253968253968254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80]*[.$C$8]" office:value-type="float" office:value="0.000597258675998833" calcext:value-type="float">
            <text:p>0,00059726</text:p>
          </table:table-cell>
          <table:table-cell table:formula="of:=1/2/[.B80]" office:value-type="float" office:value="837.158203125" calcext:value-type="float">
            <text:p>837</text:p>
          </table:table-cell>
          <table:table-cell table:formula="of:=[.C79]-[.C80]" office:value-type="float" office:value="13.288225446429" calcext:value-type="float">
            <text:p>13,288225446429</text:p>
          </table:table-cell>
          <table:table-cell table:formula="of:=[.$J$2]*[.A80]" office:value-type="float" office:value="1024" calcext:value-type="float">
            <text:p>1024</text:p>
          </table:table-cell>
          <table:table-cell table:style-name="ce9" table:formula="of:=[.$J$3]/[.E80]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81]*[.$C$8]" office:value-type="float" office:value="0.000606590842811315" calcext:value-type="float">
            <text:p>0,00060659</text:p>
          </table:table-cell>
          <table:table-cell table:formula="of:=1/2/[.B81]" office:value-type="float" office:value="824.278846153846" calcext:value-type="float">
            <text:p>824</text:p>
          </table:table-cell>
          <table:table-cell table:formula="of:=[.C80]-[.C81]" office:value-type="float" office:value="12.879356971154" calcext:value-type="float">
            <text:p>12,879356971154</text:p>
          </table:table-cell>
          <table:table-cell table:formula="of:=[.$J$2]*[.A81]" office:value-type="float" office:value="1040" calcext:value-type="float">
            <text:p>1040</text:p>
          </table:table-cell>
          <table:table-cell table:style-name="ce9" table:formula="of:=[.$J$3]/[.E81]" office:value-type="float" office:value="0.246153846153846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82]*[.$C$8]" office:value-type="float" office:value="0.000615923009623797" calcext:value-type="float">
            <text:p>0,00061592</text:p>
          </table:table-cell>
          <table:table-cell table:formula="of:=1/2/[.B82]" office:value-type="float" office:value="811.789772727273" calcext:value-type="float">
            <text:p>812</text:p>
          </table:table-cell>
          <table:table-cell table:formula="of:=[.C81]-[.C82]" office:value-type="float" office:value="12.489073426573" calcext:value-type="float">
            <text:p>12,489073426573</text:p>
          </table:table-cell>
          <table:table-cell table:formula="of:=[.$J$2]*[.A82]" office:value-type="float" office:value="1056" calcext:value-type="float">
            <text:p>1056</text:p>
          </table:table-cell>
          <table:table-cell table:style-name="ce9" table:formula="of:=[.$J$3]/[.E82]" office:value-type="float" office:value="0.242424242424242" calcext:value-type="float">
            <text:p>0,24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83]*[.$C$8]" office:value-type="float" office:value="0.000625255176436279" calcext:value-type="float">
            <text:p>0,00062526</text:p>
          </table:table-cell>
          <table:table-cell table:formula="of:=1/2/[.B83]" office:value-type="float" office:value="799.673507462687" calcext:value-type="float">
            <text:p>800</text:p>
          </table:table-cell>
          <table:table-cell table:formula="of:=[.C82]-[.C83]" office:value-type="float" office:value="12.116265264586" calcext:value-type="float">
            <text:p>12,116265264586</text:p>
          </table:table-cell>
          <table:table-cell table:formula="of:=[.$J$2]*[.A83]" office:value-type="float" office:value="1072" calcext:value-type="float">
            <text:p>1072</text:p>
          </table:table-cell>
          <table:table-cell table:style-name="ce9" table:formula="of:=[.$J$3]/[.E83]" office:value-type="float" office:value="0.238805970149254" calcext:value-type="float">
            <text:p>0,24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84]*[.$C$8]" office:value-type="float" office:value="0.000634587343248761" calcext:value-type="float">
            <text:p>0,00063459</text:p>
          </table:table-cell>
          <table:table-cell table:formula="of:=1/2/[.B84]" office:value-type="float" office:value="787.913602941177" calcext:value-type="float">
            <text:p>788</text:p>
          </table:table-cell>
          <table:table-cell table:formula="of:=[.C83]-[.C84]" office:value-type="float" office:value="11.75990452151" calcext:value-type="float">
            <text:p>11,75990452151</text:p>
          </table:table-cell>
          <table:table-cell table:formula="of:=[.$J$2]*[.A84]" office:value-type="float" office:value="1088" calcext:value-type="float">
            <text:p>1088</text:p>
          </table:table-cell>
          <table:table-cell table:style-name="ce9" table:formula="of:=[.$J$3]/[.E84]" office:value-type="float" office:value="0.235294117647059" calcext:value-type="float">
            <text:p>0,24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85]*[.$C$8]" office:value-type="float" office:value="0.000643919510061242" calcext:value-type="float">
            <text:p>0,00064392</text:p>
          </table:table-cell>
          <table:table-cell table:formula="of:=1/2/[.B85]" office:value-type="float" office:value="776.494565217391" calcext:value-type="float">
            <text:p>776</text:p>
          </table:table-cell>
          <table:table-cell table:formula="of:=[.C84]-[.C85]" office:value-type="float" office:value="11.419037723786" calcext:value-type="float">
            <text:p>11,419037723786</text:p>
          </table:table-cell>
          <table:table-cell table:formula="of:=[.$J$2]*[.A85]" office:value-type="float" office:value="1104" calcext:value-type="float">
            <text:p>1104</text:p>
          </table:table-cell>
          <table:table-cell table:style-name="ce9" table:formula="of:=[.$J$3]/[.E85]" office:value-type="float" office:value="0.231884057971014" calcext:value-type="float">
            <text:p>0,2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86]*[.$C$8]" office:value-type="float" office:value="0.000653251676873724" calcext:value-type="float">
            <text:p>0,00065325</text:p>
          </table:table-cell>
          <table:table-cell table:formula="of:=1/2/[.B86]" office:value-type="float" office:value="765.401785714286" calcext:value-type="float">
            <text:p>765</text:p>
          </table:table-cell>
          <table:table-cell table:formula="of:=[.C85]-[.C86]" office:value-type="float" office:value="11.092779503105" calcext:value-type="float">
            <text:p>11,092779503105</text:p>
          </table:table-cell>
          <table:table-cell table:formula="of:=[.$J$2]*[.A86]" office:value-type="float" office:value="1120" calcext:value-type="float">
            <text:p>1120</text:p>
          </table:table-cell>
          <table:table-cell table:style-name="ce9" table:formula="of:=[.$J$3]/[.E86]" office:value-type="float" office:value="0.228571428571429" calcext:value-type="float">
            <text:p>0,2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87]*[.$C$8]" office:value-type="float" office:value="0.000662583843686206" calcext:value-type="float">
            <text:p>0,00066258</text:p>
          </table:table-cell>
          <table:table-cell table:formula="of:=1/2/[.B87]" office:value-type="float" office:value="754.621478873239" calcext:value-type="float">
            <text:p>755</text:p>
          </table:table-cell>
          <table:table-cell table:formula="of:=[.C86]-[.C87]" office:value-type="float" office:value="10.780306841047" calcext:value-type="float">
            <text:p>10,780306841047</text:p>
          </table:table-cell>
          <table:table-cell table:formula="of:=[.$J$2]*[.A87]" office:value-type="float" office:value="1136" calcext:value-type="float">
            <text:p>1136</text:p>
          </table:table-cell>
          <table:table-cell table:style-name="ce9" table:formula="of:=[.$J$3]/[.E87]" office:value-type="float" office:value="0.225352112676056" calcext:value-type="float">
            <text:p>0,2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88]*[.$C$8]" office:value-type="float" office:value="0.000671916010498688" calcext:value-type="float">
            <text:p>0,00067192</text:p>
          </table:table-cell>
          <table:table-cell table:formula="of:=1/2/[.B88]" office:value-type="float" office:value="744.140625" calcext:value-type="float">
            <text:p>744</text:p>
          </table:table-cell>
          <table:table-cell table:formula="of:=[.C87]-[.C88]" office:value-type="float" office:value="10.480853873239" calcext:value-type="float">
            <text:p>10,480853873239</text:p>
          </table:table-cell>
          <table:table-cell table:formula="of:=[.$J$2]*[.A88]" office:value-type="float" office:value="1152" calcext:value-type="float">
            <text:p>1152</text:p>
          </table:table-cell>
          <table:table-cell table:style-name="ce9" table:formula="of:=[.$J$3]/[.E88]" office:value-type="float" office:value="0.222222222222222" calcext:value-type="float">
            <text:p>0,2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89]*[.$C$8]" office:value-type="float" office:value="0.000681248177311169" calcext:value-type="float">
            <text:p>0,00068125</text:p>
          </table:table-cell>
          <table:table-cell table:formula="of:=1/2/[.B89]" office:value-type="float" office:value="733.946917808219" calcext:value-type="float">
            <text:p>734</text:p>
          </table:table-cell>
          <table:table-cell table:formula="of:=[.C88]-[.C89]" office:value-type="float" office:value="10.193707191781" calcext:value-type="float">
            <text:p>10,193707191781</text:p>
          </table:table-cell>
          <table:table-cell table:formula="of:=[.$J$2]*[.A89]" office:value-type="float" office:value="1168" calcext:value-type="float">
            <text:p>1168</text:p>
          </table:table-cell>
          <table:table-cell table:style-name="ce9" table:formula="of:=[.$J$3]/[.E89]" office:value-type="float" office:value="0.219178082191781" calcext:value-type="float">
            <text:p>0,22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90]*[.$C$8]" office:value-type="float" office:value="0.000690580344123651" calcext:value-type="float">
            <text:p>0,00069058</text:p>
          </table:table-cell>
          <table:table-cell table:formula="of:=1/2/[.B90]" office:value-type="float" office:value="724.028716216216" calcext:value-type="float">
            <text:p>724</text:p>
          </table:table-cell>
          <table:table-cell table:formula="of:=[.C89]-[.C90]" office:value-type="float" office:value="9.91820159200302" calcext:value-type="float">
            <text:p>9,91820159200302</text:p>
          </table:table-cell>
          <table:table-cell table:formula="of:=[.$J$2]*[.A90]" office:value-type="float" office:value="1184" calcext:value-type="float">
            <text:p>1184</text:p>
          </table:table-cell>
          <table:table-cell table:style-name="ce9" table:formula="of:=[.$J$3]/[.E90]" office:value-type="float" office:value="0.216216216216216" calcext:value-type="float">
            <text:p>0,22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91]*[.$C$8]" office:value-type="float" office:value="0.000699912510936133" calcext:value-type="float">
            <text:p>0,00069991</text:p>
          </table:table-cell>
          <table:table-cell table:formula="of:=1/2/[.B91]" office:value-type="float" office:value="714.375" calcext:value-type="float">
            <text:p>714</text:p>
          </table:table-cell>
          <table:table-cell table:formula="of:=[.C90]-[.C91]" office:value-type="float" office:value="9.65371621621603" calcext:value-type="float">
            <text:p>9,65371621621603</text:p>
          </table:table-cell>
          <table:table-cell table:formula="of:=[.$J$2]*[.A91]" office:value-type="float" office:value="1200" calcext:value-type="float">
            <text:p>1200</text:p>
          </table:table-cell>
          <table:table-cell table:style-name="ce9" table:formula="of:=[.$J$3]/[.E91]" office:value-type="float" office:value="0.213333333333333" calcext:value-type="float">
            <text:p>0,2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92]*[.$C$8]" office:value-type="float" office:value="0.000709244677748615" calcext:value-type="float">
            <text:p>0,00070924</text:p>
          </table:table-cell>
          <table:table-cell table:formula="of:=1/2/[.B92]" office:value-type="float" office:value="704.975328947368" calcext:value-type="float">
            <text:p>705</text:p>
          </table:table-cell>
          <table:table-cell table:formula="of:=[.C91]-[.C92]" office:value-type="float" office:value="9.39967105263202" calcext:value-type="float">
            <text:p>9,39967105263202</text:p>
          </table:table-cell>
          <table:table-cell table:formula="of:=[.$J$2]*[.A92]" office:value-type="float" office:value="1216" calcext:value-type="float">
            <text:p>1216</text:p>
          </table:table-cell>
          <table:table-cell table:style-name="ce9" table:formula="of:=[.$J$3]/[.E92]" office:value-type="float" office:value="0.210526315789474" calcext:value-type="float">
            <text:p>0,2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93]*[.$C$8]" office:value-type="float" office:value="0.000718576844561096" calcext:value-type="float">
            <text:p>0,00071858</text:p>
          </table:table-cell>
          <table:table-cell table:formula="of:=1/2/[.B93]" office:value-type="float" office:value="695.819805194805" calcext:value-type="float">
            <text:p>696</text:p>
          </table:table-cell>
          <table:table-cell table:formula="of:=[.C92]-[.C93]" office:value-type="float" office:value="9.155523752563" calcext:value-type="float">
            <text:p>9,155523752563</text:p>
          </table:table-cell>
          <table:table-cell table:formula="of:=[.$J$2]*[.A93]" office:value-type="float" office:value="1232" calcext:value-type="float">
            <text:p>1232</text:p>
          </table:table-cell>
          <table:table-cell table:style-name="ce9" table:formula="of:=[.$J$3]/[.E93]" office:value-type="float" office:value="0.207792207792208" calcext:value-type="float">
            <text:p>0,2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94]*[.$C$8]" office:value-type="float" office:value="0.000727909011373578" calcext:value-type="float">
            <text:p>0,00072791</text:p>
          </table:table-cell>
          <table:table-cell table:formula="of:=1/2/[.B94]" office:value-type="float" office:value="686.899038461538" calcext:value-type="float">
            <text:p>687</text:p>
          </table:table-cell>
          <table:table-cell table:formula="of:=[.C93]-[.C94]" office:value-type="float" office:value="8.92076673326699" calcext:value-type="float">
            <text:p>8,92076673326699</text:p>
          </table:table-cell>
          <table:table-cell table:formula="of:=[.$J$2]*[.A94]" office:value-type="float" office:value="1248" calcext:value-type="float">
            <text:p>1248</text:p>
          </table:table-cell>
          <table:table-cell table:style-name="ce9" table:formula="of:=[.$J$3]/[.E94]" office:value-type="float" office:value="0.205128205128205" calcext:value-type="float">
            <text:p>0,2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95]*[.$C$8]" office:value-type="float" office:value="0.00073724117818606" calcext:value-type="float">
            <text:p>0,00073724</text:p>
          </table:table-cell>
          <table:table-cell table:formula="of:=1/2/[.B95]" office:value-type="float" office:value="678.204113924051" calcext:value-type="float">
            <text:p>678</text:p>
          </table:table-cell>
          <table:table-cell table:formula="of:=[.C94]-[.C95]" office:value-type="float" office:value="8.69492453748705" calcext:value-type="float">
            <text:p>8,69492453748705</text:p>
          </table:table-cell>
          <table:table-cell table:formula="of:=[.$J$2]*[.A95]" office:value-type="float" office:value="1264" calcext:value-type="float">
            <text:p>1264</text:p>
          </table:table-cell>
          <table:table-cell table:style-name="ce9" table:formula="of:=[.$J$3]/[.E95]" office:value-type="float" office:value="0.2025316455696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96]*[.$C$8]" office:value-type="float" office:value="0.000746573344998542" calcext:value-type="float">
            <text:p>0,00074657</text:p>
          </table:table-cell>
          <table:table-cell table:formula="of:=1/2/[.B96]" office:value-type="float" office:value="669.7265625" calcext:value-type="float">
            <text:p>670</text:p>
          </table:table-cell>
          <table:table-cell table:formula="of:=[.C95]-[.C96]" office:value-type="float" office:value="8.47755142405094" calcext:value-type="float">
            <text:p>8,47755142405094</text:p>
          </table:table-cell>
          <table:table-cell table:formula="of:=[.$J$2]*[.A96]" office:value-type="float" office:value="1280" calcext:value-type="float">
            <text:p>1280</text:p>
          </table:table-cell>
          <table:table-cell table:style-name="ce9" table:formula="of:=[.$J$3]/[.E96]"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97]*[.$C$8]" office:value-type="float" office:value="0.000755905511811024" calcext:value-type="float">
            <text:p>0,00075591</text:p>
          </table:table-cell>
          <table:table-cell table:formula="of:=1/2/[.B97]" office:value-type="float" office:value="661.458333333333" calcext:value-type="float">
            <text:p>661</text:p>
          </table:table-cell>
          <table:table-cell table:formula="of:=[.C96]-[.C97]" office:value-type="float" office:value="8.26822916666697" calcext:value-type="float">
            <text:p>8,26822916666697</text:p>
          </table:table-cell>
          <table:table-cell table:formula="of:=[.$J$2]*[.A97]" office:value-type="float" office:value="1296" calcext:value-type="float">
            <text:p>1296</text:p>
          </table:table-cell>
          <table:table-cell table:style-name="ce9" table:formula="of:=[.$J$3]/[.E97]" office:value-type="float" office:value="0.197530864197531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98]*[.$C$8]" office:value-type="float" office:value="0.000765237678623505" calcext:value-type="float">
            <text:p>0,00076524</text:p>
          </table:table-cell>
          <table:table-cell table:formula="of:=1/2/[.B98]" office:value-type="float" office:value="653.391768292683" calcext:value-type="float">
            <text:p>653</text:p>
          </table:table-cell>
          <table:table-cell table:formula="of:=[.C97]-[.C98]" office:value-type="float" office:value="8.06656504065006" calcext:value-type="float">
            <text:p>8,06656504065006</text:p>
          </table:table-cell>
          <table:table-cell table:formula="of:=[.$J$2]*[.A98]" office:value-type="float" office:value="1312" calcext:value-type="float">
            <text:p>1312</text:p>
          </table:table-cell>
          <table:table-cell table:style-name="ce9" table:formula="of:=[.$J$3]/[.E98]" office:value-type="float" office:value="0.19512195121951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99]*[.$C$8]" office:value-type="float" office:value="0.000774569845435987" calcext:value-type="float">
            <text:p>0,00077457</text:p>
          </table:table-cell>
          <table:table-cell table:formula="of:=1/2/[.B99]" office:value-type="float" office:value="645.519578313253" calcext:value-type="float">
            <text:p>646</text:p>
          </table:table-cell>
          <table:table-cell table:formula="of:=[.C98]-[.C99]" office:value-type="float" office:value="7.87218997943" calcext:value-type="float">
            <text:p>7,87218997943</text:p>
          </table:table-cell>
          <table:table-cell table:formula="of:=[.$J$2]*[.A99]" office:value-type="float" office:value="1328" calcext:value-type="float">
            <text:p>1328</text:p>
          </table:table-cell>
          <table:table-cell table:style-name="ce9" table:formula="of:=[.$J$3]/[.E99]" office:value-type="float" office:value="0.192771084337349" calcext:value-type="float">
            <text:p>0,19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100]*[.$C$8]" office:value-type="float" office:value="0.000783902012248469" calcext:value-type="float">
            <text:p>0,00078390</text:p>
          </table:table-cell>
          <table:table-cell table:formula="of:=1/2/[.B100]" office:value-type="float" office:value="637.834821428571" calcext:value-type="float">
            <text:p>638</text:p>
          </table:table-cell>
          <table:table-cell table:formula="of:=[.C99]-[.C100]" office:value-type="float" office:value="7.68475688468197" calcext:value-type="float">
            <text:p>7,68475688468197</text:p>
          </table:table-cell>
          <table:table-cell table:formula="of:=[.$J$2]*[.A100]" office:value-type="float" office:value="1344" calcext:value-type="float">
            <text:p>1344</text:p>
          </table:table-cell>
          <table:table-cell table:style-name="ce9" table:formula="of:=[.$J$3]/[.E100]" office:value-type="float" office:value="0.19047619047619" calcext:value-type="float">
            <text:p>0,19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101]*[.$C$8]" office:value-type="float" office:value="0.000793234179060951" calcext:value-type="float">
            <text:p>0,00079323</text:p>
          </table:table-cell>
          <table:table-cell table:formula="of:=1/2/[.B101]" office:value-type="float" office:value="630.330882352941" calcext:value-type="float">
            <text:p>630</text:p>
          </table:table-cell>
          <table:table-cell table:formula="of:=[.C100]-[.C101]" office:value-type="float" office:value="7.50393907563" calcext:value-type="float">
            <text:p>7,50393907563</text:p>
          </table:table-cell>
          <table:table-cell table:formula="of:=[.$J$2]*[.A101]" office:value-type="float" office:value="1360" calcext:value-type="float">
            <text:p>1360</text:p>
          </table:table-cell>
          <table:table-cell table:style-name="ce9" table:formula="of:=[.$J$3]/[.E101]" office:value-type="float" office:value="0.188235294117647" calcext:value-type="float">
            <text:p>0,19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102]*[.$C$8]" office:value-type="float" office:value="0.000802566345873432" calcext:value-type="float">
            <text:p>0,00080257</text:p>
          </table:table-cell>
          <table:table-cell table:formula="of:=1/2/[.B102]" office:value-type="float" office:value="623.001453488372" calcext:value-type="float">
            <text:p>623</text:p>
          </table:table-cell>
          <table:table-cell table:formula="of:=[.C101]-[.C102]" office:value-type="float" office:value="7.32942886456897" calcext:value-type="float">
            <text:p>7,32942886456897</text:p>
          </table:table-cell>
          <table:table-cell table:formula="of:=[.$J$2]*[.A102]" office:value-type="float" office:value="1376" calcext:value-type="float">
            <text:p>1376</text:p>
          </table:table-cell>
          <table:table-cell table:style-name="ce9" table:formula="of:=[.$J$3]/[.E102]" office:value-type="float" office:value="0.186046511627907" calcext:value-type="float">
            <text:p>0,19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103]*[.$C$8]" office:value-type="float" office:value="0.000811898512685914" calcext:value-type="float">
            <text:p>0,00081190</text:p>
          </table:table-cell>
          <table:table-cell table:formula="of:=1/2/[.B103]" office:value-type="float" office:value="615.840517241379" calcext:value-type="float">
            <text:p>616</text:p>
          </table:table-cell>
          <table:table-cell table:formula="of:=[.C102]-[.C103]" office:value-type="float" office:value="7.16093624699306" calcext:value-type="float">
            <text:p>7,16093624699306</text:p>
          </table:table-cell>
          <table:table-cell table:formula="of:=[.$J$2]*[.A103]" office:value-type="float" office:value="1392" calcext:value-type="float">
            <text:p>1392</text:p>
          </table:table-cell>
          <table:table-cell table:style-name="ce9" table:formula="of:=[.$J$3]/[.E103]" office:value-type="float" office:value="0.183908045977011" calcext:value-type="float">
            <text:p>0,1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104]*[.$C$8]" office:value-type="float" office:value="0.000821230679498396" calcext:value-type="float">
            <text:p>0,00082123</text:p>
          </table:table-cell>
          <table:table-cell table:formula="of:=1/2/[.B104]" office:value-type="float" office:value="608.842329545455" calcext:value-type="float">
            <text:p>609</text:p>
          </table:table-cell>
          <table:table-cell table:formula="of:=[.C103]-[.C104]" office:value-type="float" office:value="6.998187695924" calcext:value-type="float">
            <text:p>6,998187695924</text:p>
          </table:table-cell>
          <table:table-cell table:formula="of:=[.$J$2]*[.A104]" office:value-type="float" office:value="1408" calcext:value-type="float">
            <text:p>1408</text:p>
          </table:table-cell>
          <table:table-cell table:style-name="ce9" table:formula="of:=[.$J$3]/[.E104]" office:value-type="float" office:value="0.181818181818182" calcext:value-type="float">
            <text:p>0,1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105]*[.$C$8]" office:value-type="float" office:value="0.000830562846310878" calcext:value-type="float">
            <text:p>0,00083056</text:p>
          </table:table-cell>
          <table:table-cell table:formula="of:=1/2/[.B105]" office:value-type="float" office:value="602.001404494382" calcext:value-type="float">
            <text:p>602</text:p>
          </table:table-cell>
          <table:table-cell table:formula="of:=[.C104]-[.C105]" office:value-type="float" office:value="6.84092505107299" calcext:value-type="float">
            <text:p>6,84092505107299</text:p>
          </table:table-cell>
          <table:table-cell table:formula="of:=[.$J$2]*[.A105]" office:value-type="float" office:value="1424" calcext:value-type="float">
            <text:p>1424</text:p>
          </table:table-cell>
          <table:table-cell table:style-name="ce9" table:formula="of:=[.$J$3]/[.E105]" office:value-type="float" office:value="0.179775280898876" calcext:value-type="float">
            <text:p>0,1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106]*[.$C$8]" office:value-type="float" office:value="0.000839895013123359" calcext:value-type="float">
            <text:p>0,00083990</text:p>
          </table:table-cell>
          <table:table-cell table:formula="of:=1/2/[.B106]" office:value-type="float" office:value="595.3125" calcext:value-type="float">
            <text:p>595</text:p>
          </table:table-cell>
          <table:table-cell table:formula="of:=[.C105]-[.C106]" office:value-type="float" office:value="6.68890449438197" calcext:value-type="float">
            <text:p>6,68890449438197</text:p>
          </table:table-cell>
          <table:table-cell table:formula="of:=[.$J$2]*[.A106]" office:value-type="float" office:value="1440" calcext:value-type="float">
            <text:p>1440</text:p>
          </table:table-cell>
          <table:table-cell table:style-name="ce9" table:formula="of:=[.$J$3]/[.E106]" office:value-type="float" office:value="0.177777777777778" calcext:value-type="float">
            <text:p>0,1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107]*[.$C$8]" office:value-type="float" office:value="0.000849227179935841" calcext:value-type="float">
            <text:p>0,00084923</text:p>
          </table:table-cell>
          <table:table-cell table:formula="of:=1/2/[.B107]" office:value-type="float" office:value="588.770604395605" calcext:value-type="float">
            <text:p>589</text:p>
          </table:table-cell>
          <table:table-cell table:formula="of:=[.C106]-[.C107]" office:value-type="float" office:value="6.541895604395" calcext:value-type="float">
            <text:p>6,541895604395</text:p>
          </table:table-cell>
          <table:table-cell table:formula="of:=[.$J$2]*[.A107]" office:value-type="float" office:value="1456" calcext:value-type="float">
            <text:p>1456</text:p>
          </table:table-cell>
          <table:table-cell table:style-name="ce9" table:formula="of:=[.$J$3]/[.E107]" office:value-type="float" office:value="0.175824175824176" calcext:value-type="float">
            <text:p>0,18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108]*[.$C$8]" office:value-type="float" office:value="0.000858559346748323" calcext:value-type="float">
            <text:p>0,00085856</text:p>
          </table:table-cell>
          <table:table-cell table:formula="of:=1/2/[.B108]" office:value-type="float" office:value="582.370923913043" calcext:value-type="float">
            <text:p>582</text:p>
          </table:table-cell>
          <table:table-cell table:formula="of:=[.C107]-[.C108]" office:value-type="float" office:value="6.39968048256196" calcext:value-type="float">
            <text:p>6,39968048256196</text:p>
          </table:table-cell>
          <table:table-cell table:formula="of:=[.$J$2]*[.A108]" office:value-type="float" office:value="1472" calcext:value-type="float">
            <text:p>1472</text:p>
          </table:table-cell>
          <table:table-cell table:style-name="ce9" table:formula="of:=[.$J$3]/[.E108]" office:value-type="float" office:value="0.173913043478261" calcext:value-type="float">
            <text:p>0,17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109]*[.$C$8]" office:value-type="float" office:value="0.000867891513560805" calcext:value-type="float">
            <text:p>0,00086789</text:p>
          </table:table-cell>
          <table:table-cell table:formula="of:=1/2/[.B109]" office:value-type="float" office:value="576.108870967742" calcext:value-type="float">
            <text:p>576</text:p>
          </table:table-cell>
          <table:table-cell table:formula="of:=[.C108]-[.C109]" office:value-type="float" office:value="6.26205294530109" calcext:value-type="float">
            <text:p>6,26205294530109</text:p>
          </table:table-cell>
          <table:table-cell table:formula="of:=[.$J$2]*[.A109]" office:value-type="float" office:value="1488" calcext:value-type="float">
            <text:p>1488</text:p>
          </table:table-cell>
          <table:table-cell table:style-name="ce9" table:formula="of:=[.$J$3]/[.E109]" office:value-type="float" office:value="0.172043010752688" calcext:value-type="float">
            <text:p>0,1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110]*[.$C$8]" office:value-type="float" office:value="0.000877223680373286" calcext:value-type="float">
            <text:p>0,00087722</text:p>
          </table:table-cell>
          <table:table-cell table:formula="of:=1/2/[.B110]" office:value-type="float" office:value="569.980053191489" calcext:value-type="float">
            <text:p>570</text:p>
          </table:table-cell>
          <table:table-cell table:formula="of:=[.C109]-[.C110]" office:value-type="float" office:value="6.12881777625296" calcext:value-type="float">
            <text:p>6,12881777625296</text:p>
          </table:table-cell>
          <table:table-cell table:formula="of:=[.$J$2]*[.A110]" office:value-type="float" office:value="1504" calcext:value-type="float">
            <text:p>1504</text:p>
          </table:table-cell>
          <table:table-cell table:style-name="ce9" table:formula="of:=[.$J$3]/[.E110]" office:value-type="float" office:value="0.170212765957447" calcext:value-type="float">
            <text:p>0,17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111]*[.$C$8]" office:value-type="float" office:value="0.000886555847185768" calcext:value-type="float">
            <text:p>0,00088656</text:p>
          </table:table-cell>
          <table:table-cell table:formula="of:=1/2/[.B111]" office:value-type="float" office:value="563.980263157895" calcext:value-type="float">
            <text:p>564</text:p>
          </table:table-cell>
          <table:table-cell table:formula="of:=[.C110]-[.C111]" office:value-type="float" office:value="5.99979003359397" calcext:value-type="float">
            <text:p>5,99979003359397</text:p>
          </table:table-cell>
          <table:table-cell table:formula="of:=[.$J$2]*[.A111]" office:value-type="float" office:value="1520" calcext:value-type="float">
            <text:p>1520</text:p>
          </table:table-cell>
          <table:table-cell table:style-name="ce9" table:formula="of:=[.$J$3]/[.E111]" office:value-type="float" office:value="0.168421052631579" calcext:value-type="float">
            <text:p>0,17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112]*[.$C$8]" office:value-type="float" office:value="0.00089588801399825" calcext:value-type="float">
            <text:p>0,00089589</text:p>
          </table:table-cell>
          <table:table-cell table:formula="of:=1/2/[.B112]" office:value-type="float" office:value="558.10546875" calcext:value-type="float">
            <text:p>558</text:p>
          </table:table-cell>
          <table:table-cell table:formula="of:=[.C111]-[.C112]" office:value-type="float" office:value="5.87479440789502" calcext:value-type="float">
            <text:p>5,87479440789502</text:p>
          </table:table-cell>
          <table:table-cell table:formula="of:=[.$J$2]*[.A112]" office:value-type="float" office:value="1536" calcext:value-type="float">
            <text:p>1536</text:p>
          </table:table-cell>
          <table:table-cell table:style-name="ce9" table:formula="of:=[.$J$3]/[.E112]" office:value-type="float" office:value="0.166666666666667" calcext:value-type="float">
            <text:p>0,1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13]*[.$C$8]" office:value-type="float" office:value="0.000905220180810732" calcext:value-type="float">
            <text:p>0,00090522</text:p>
          </table:table-cell>
          <table:table-cell table:formula="of:=1/2/[.B113]" office:value-type="float" office:value="552.351804123711" calcext:value-type="float">
            <text:p>552</text:p>
          </table:table-cell>
          <table:table-cell table:formula="of:=[.C112]-[.C113]" office:value-type="float" office:value="5.75366462628904" calcext:value-type="float">
            <text:p>5,75366462628904</text:p>
          </table:table-cell>
          <table:table-cell table:formula="of:=[.$J$2]*[.A113]" office:value-type="float" office:value="1552" calcext:value-type="float">
            <text:p>1552</text:p>
          </table:table-cell>
          <table:table-cell table:style-name="ce9" table:formula="of:=[.$J$3]/[.E113]" office:value-type="float" office:value="0.164948453608247" calcext:value-type="float">
            <text:p>0,16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14]*[.$C$8]" office:value-type="float" office:value="0.000914552347623214" calcext:value-type="float">
            <text:p>0,00091455</text:p>
          </table:table-cell>
          <table:table-cell table:formula="of:=1/2/[.B114]" office:value-type="float" office:value="546.71556122449" calcext:value-type="float">
            <text:p>547</text:p>
          </table:table-cell>
          <table:table-cell table:formula="of:=[.C113]-[.C114]" office:value-type="float" office:value="5.63624289922097" calcext:value-type="float">
            <text:p>5,63624289922097</text:p>
          </table:table-cell>
          <table:table-cell table:formula="of:=[.$J$2]*[.A114]" office:value-type="float" office:value="1568" calcext:value-type="float">
            <text:p>1568</text:p>
          </table:table-cell>
          <table:table-cell table:style-name="ce9" table:formula="of:=[.$J$3]/[.E114]" office:value-type="float" office:value="0.163265306122449" calcext:value-type="float">
            <text:p>0,1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15]*[.$C$8]" office:value-type="float" office:value="0.000923884514435695" calcext:value-type="float">
            <text:p>0,00092388</text:p>
          </table:table-cell>
          <table:table-cell table:formula="of:=1/2/[.B115]" office:value-type="float" office:value="541.193181818182" calcext:value-type="float">
            <text:p>541</text:p>
          </table:table-cell>
          <table:table-cell table:formula="of:=[.C114]-[.C115]" office:value-type="float" office:value="5.52237940630801" calcext:value-type="float">
            <text:p>5,52237940630801</text:p>
          </table:table-cell>
          <table:table-cell table:formula="of:=[.$J$2]*[.A115]" office:value-type="float" office:value="1584" calcext:value-type="float">
            <text:p>1584</text:p>
          </table:table-cell>
          <table:table-cell table:style-name="ce9" table:formula="of:=[.$J$3]/[.E115]" office:value-type="float" office:value="0.161616161616162" calcext:value-type="float">
            <text:p>0,1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6]*[.$C$8]" office:value-type="float" office:value="0.000933216681248177" calcext:value-type="float">
            <text:p>0,00093322</text:p>
          </table:table-cell>
          <table:table-cell table:formula="of:=1/2/[.B116]" office:value-type="float" office:value="535.78125" calcext:value-type="float">
            <text:p>536</text:p>
          </table:table-cell>
          <table:table-cell table:formula="of:=[.C115]-[.C116]" office:value-type="float" office:value="5.41193181818198" calcext:value-type="float">
            <text:p>5,41193181818198</text:p>
          </table:table-cell>
          <table:table-cell table:formula="of:=[.$J$2]*[.A116]" office:value-type="float" office:value="1600" calcext:value-type="float">
            <text:p>1600</text:p>
          </table:table-cell>
          <table:table-cell table:style-name="ce9" table:formula="of:=[.$J$3]/[.E116]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17]*[.$C$8]" office:value-type="float" office:value="0.000942548848060659" calcext:value-type="float">
            <text:p>0,00094255</text:p>
          </table:table-cell>
          <table:table-cell table:formula="of:=1/2/[.B117]" office:value-type="float" office:value="530.476485148515" calcext:value-type="float">
            <text:p>530</text:p>
          </table:table-cell>
          <table:table-cell table:formula="of:=[.C116]-[.C117]" office:value-type="float" office:value="5.30476485148495" calcext:value-type="float">
            <text:p>5,30476485148495</text:p>
          </table:table-cell>
          <table:table-cell table:formula="of:=[.$J$2]*[.A117]" office:value-type="float" office:value="1616" calcext:value-type="float">
            <text:p>1616</text:p>
          </table:table-cell>
          <table:table-cell table:style-name="ce9" table:formula="of:=[.$J$3]/[.E117]" office:value-type="float" office:value="0.158415841584158" calcext:value-type="float">
            <text:p>0,16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18]*[.$C$8]" office:value-type="float" office:value="0.000951881014873141" calcext:value-type="float">
            <text:p>0,00095188</text:p>
          </table:table-cell>
          <table:table-cell table:formula="of:=1/2/[.B118]" office:value-type="float" office:value="525.275735294118" calcext:value-type="float">
            <text:p>525</text:p>
          </table:table-cell>
          <table:table-cell table:formula="of:=[.C117]-[.C118]" office:value-type="float" office:value="5.20074985439703" calcext:value-type="float">
            <text:p>5,20074985439703</text:p>
          </table:table-cell>
          <table:table-cell table:formula="of:=[.$J$2]*[.A118]" office:value-type="float" office:value="1632" calcext:value-type="float">
            <text:p>1632</text:p>
          </table:table-cell>
          <table:table-cell table:style-name="ce9" table:formula="of:=[.$J$3]/[.E118]" office:value-type="float" office:value="0.156862745098039" calcext:value-type="float">
            <text:p>0,16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19]*[.$C$8]" office:value-type="float" office:value="0.000961213181685623" calcext:value-type="float">
            <text:p>0,00096121</text:p>
          </table:table-cell>
          <table:table-cell table:formula="of:=1/2/[.B119]" office:value-type="float" office:value="520.175970873787" calcext:value-type="float">
            <text:p>520</text:p>
          </table:table-cell>
          <table:table-cell table:formula="of:=[.C118]-[.C119]" office:value-type="float" office:value="5.09976442033098" calcext:value-type="float">
            <text:p>5,09976442033098</text:p>
          </table:table-cell>
          <table:table-cell table:formula="of:=[.$J$2]*[.A119]" office:value-type="float" office:value="1648" calcext:value-type="float">
            <text:p>1648</text:p>
          </table:table-cell>
          <table:table-cell table:style-name="ce9" table:formula="of:=[.$J$3]/[.E119]" office:value-type="float" office:value="0.155339805825243" calcext:value-type="float">
            <text:p>0,16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20]*[.$C$8]" office:value-type="float" office:value="0.000970545348498104" calcext:value-type="float">
            <text:p>0,00097055</text:p>
          </table:table-cell>
          <table:table-cell table:formula="of:=1/2/[.B120]" office:value-type="float" office:value="515.174278846154" calcext:value-type="float">
            <text:p>515</text:p>
          </table:table-cell>
          <table:table-cell table:formula="of:=[.C119]-[.C120]" office:value-type="float" office:value="5.001692027633" calcext:value-type="float">
            <text:p>5,001692027633</text:p>
          </table:table-cell>
          <table:table-cell table:formula="of:=[.$J$2]*[.A120]" office:value-type="float" office:value="1664" calcext:value-type="float">
            <text:p>1664</text:p>
          </table:table-cell>
          <table:table-cell table:style-name="ce9" table:formula="of:=[.$J$3]/[.E120]" office:value-type="float" office:value="0.153846153846154" calcext:value-type="float">
            <text:p>0,15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21]*[.$C$8]" office:value-type="float" office:value="0.000979877515310586" calcext:value-type="float">
            <text:p>0,00097988</text:p>
          </table:table-cell>
          <table:table-cell table:formula="of:=1/2/[.B121]" office:value-type="float" office:value="510.267857142857" calcext:value-type="float">
            <text:p>510</text:p>
          </table:table-cell>
          <table:table-cell table:formula="of:=[.C120]-[.C121]" office:value-type="float" office:value="4.90642170329704" calcext:value-type="float">
            <text:p>4,90642170329704</text:p>
          </table:table-cell>
          <table:table-cell table:formula="of:=[.$J$2]*[.A121]" office:value-type="float" office:value="1680" calcext:value-type="float">
            <text:p>1680</text:p>
          </table:table-cell>
          <table:table-cell table:style-name="ce9" table:formula="of:=[.$J$3]/[.E121]" office:value-type="float" office:value="0.152380952380952" calcext:value-type="float">
            <text:p>0,1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22]*[.$C$8]" office:value-type="float" office:value="0.000989209682123068" calcext:value-type="float">
            <text:p>0,00098921</text:p>
          </table:table-cell>
          <table:table-cell table:formula="of:=1/2/[.B122]" office:value-type="float" office:value="505.454009433962" calcext:value-type="float">
            <text:p>505</text:p>
          </table:table-cell>
          <table:table-cell table:formula="of:=[.C121]-[.C122]" office:value-type="float" office:value="4.81384770889497" calcext:value-type="float">
            <text:p>4,81384770889497</text:p>
          </table:table-cell>
          <table:table-cell table:formula="of:=[.$J$2]*[.A122]" office:value-type="float" office:value="1696" calcext:value-type="float">
            <text:p>1696</text:p>
          </table:table-cell>
          <table:table-cell table:style-name="ce9" table:formula="of:=[.$J$3]/[.E122]" office:value-type="float" office:value="0.150943396226415" calcext:value-type="float">
            <text:p>0,15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23]*[.$C$8]" office:value-type="float" office:value="0.00099854184893555" calcext:value-type="float">
            <text:p>0,00099854</text:p>
          </table:table-cell>
          <table:table-cell table:formula="of:=1/2/[.B123]" office:value-type="float" office:value="500.730140186916" calcext:value-type="float">
            <text:p>501</text:p>
          </table:table-cell>
          <table:table-cell table:formula="of:=[.C122]-[.C123]" office:value-type="float" office:value="4.72386924704603" calcext:value-type="float">
            <text:p>4,72386924704603</text:p>
          </table:table-cell>
          <table:table-cell table:formula="of:=[.$J$2]*[.A123]" office:value-type="float" office:value="1712" calcext:value-type="float">
            <text:p>1712</text:p>
          </table:table-cell>
          <table:table-cell table:style-name="ce9" table:formula="of:=[.$J$3]/[.E123]" office:value-type="float" office:value="0.149532710280374" calcext:value-type="float">
            <text:p>0,15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24]*[.$C$8]" office:value-type="float" office:value="0.00100787401574803" calcext:value-type="float">
            <text:p>0,00100787</text:p>
          </table:table-cell>
          <table:table-cell table:formula="of:=1/2/[.B124]" office:value-type="float" office:value="496.09375" calcext:value-type="float">
            <text:p>496</text:p>
          </table:table-cell>
          <table:table-cell table:formula="of:=[.C123]-[.C124]" office:value-type="float" office:value="4.636390186916" calcext:value-type="float">
            <text:p>4,636390186916</text:p>
          </table:table-cell>
          <table:table-cell table:formula="of:=[.$J$2]*[.A124]" office:value-type="float" office:value="1728" calcext:value-type="float">
            <text:p>1728</text:p>
          </table:table-cell>
          <table:table-cell table:style-name="ce9" table:formula="of:=[.$J$3]/[.E124]" office:value-type="float" office:value="0.148148148148148" calcext:value-type="float">
            <text:p>0,15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25]*[.$C$8]" office:value-type="float" office:value="0.00101720618256051" calcext:value-type="float">
            <text:p>0,00101721</text:p>
          </table:table-cell>
          <table:table-cell table:formula="of:=1/2/[.B125]" office:value-type="float" office:value="491.542431192661" calcext:value-type="float">
            <text:p>492</text:p>
          </table:table-cell>
          <table:table-cell table:formula="of:=[.C124]-[.C125]" office:value-type="float" office:value="4.55131880733899" calcext:value-type="float">
            <text:p>4,55131880733899</text:p>
          </table:table-cell>
          <table:table-cell table:formula="of:=[.$J$2]*[.A125]" office:value-type="float" office:value="1744" calcext:value-type="float">
            <text:p>1744</text:p>
          </table:table-cell>
          <table:table-cell table:style-name="ce9" table:formula="of:=[.$J$3]/[.E125]" office:value-type="float" office:value="0.146788990825688" calcext:value-type="float">
            <text:p>0,1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26]*[.$C$8]" office:value-type="float" office:value="0.001026538349373" calcext:value-type="float">
            <text:p>0,00102654</text:p>
          </table:table-cell>
          <table:table-cell table:formula="of:=1/2/[.B126]" office:value-type="float" office:value="487.073863636364" calcext:value-type="float">
            <text:p>487</text:p>
          </table:table-cell>
          <table:table-cell table:formula="of:=[.C125]-[.C126]" office:value-type="float" office:value="4.46856755629699" calcext:value-type="float">
            <text:p>4,46856755629699</text:p>
          </table:table-cell>
          <table:table-cell table:formula="of:=[.$J$2]*[.A126]" office:value-type="float" office:value="1760" calcext:value-type="float">
            <text:p>1760</text:p>
          </table:table-cell>
          <table:table-cell table:style-name="ce9" table:formula="of:=[.$J$3]/[.E126]" office:value-type="float" office:value="0.145454545454545" calcext:value-type="float">
            <text:p>0,15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27]*[.$C$8]" office:value-type="float" office:value="0.00103587051618548" calcext:value-type="float">
            <text:p>0,00103587</text:p>
          </table:table-cell>
          <table:table-cell table:formula="of:=1/2/[.B127]" office:value-type="float" office:value="482.685810810811" calcext:value-type="float">
            <text:p>483</text:p>
          </table:table-cell>
          <table:table-cell table:formula="of:=[.C126]-[.C127]" office:value-type="float" office:value="4.38805282555302" calcext:value-type="float">
            <text:p>4,38805282555302</text:p>
          </table:table-cell>
          <table:table-cell table:formula="of:=[.$J$2]*[.A127]" office:value-type="float" office:value="1776" calcext:value-type="float">
            <text:p>1776</text:p>
          </table:table-cell>
          <table:table-cell table:style-name="ce9" table:formula="of:=[.$J$3]/[.E127]" office:value-type="float" office:value="0.144144144144144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28]*[.$C$8]" office:value-type="float" office:value="0.00104520268299796" calcext:value-type="float">
            <text:p>0,00104520</text:p>
          </table:table-cell>
          <table:table-cell table:formula="of:=1/2/[.B128]" office:value-type="float" office:value="478.376116071429" calcext:value-type="float">
            <text:p>478</text:p>
          </table:table-cell>
          <table:table-cell table:formula="of:=[.C127]-[.C128]" office:value-type="float" office:value="4.309694739382" calcext:value-type="float">
            <text:p>4,309694739382</text:p>
          </table:table-cell>
          <table:table-cell table:formula="of:=[.$J$2]*[.A128]" office:value-type="float" office:value="1792" calcext:value-type="float">
            <text:p>1792</text:p>
          </table:table-cell>
          <table:table-cell table:style-name="ce9" table:formula="of:=[.$J$3]/[.E128]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29]*[.$C$8]" office:value-type="float" office:value="0.00105453484981044" calcext:value-type="float">
            <text:p>0,00105453</text:p>
          </table:table-cell>
          <table:table-cell table:formula="of:=1/2/[.B129]" office:value-type="float" office:value="474.142699115044" calcext:value-type="float">
            <text:p>474</text:p>
          </table:table-cell>
          <table:table-cell table:formula="of:=[.C128]-[.C129]" office:value-type="float" office:value="4.23341695638499" calcext:value-type="float">
            <text:p>4,23341695638499</text:p>
          </table:table-cell>
          <table:table-cell table:formula="of:=[.$J$2]*[.A129]" office:value-type="float" office:value="1808" calcext:value-type="float">
            <text:p>1808</text:p>
          </table:table-cell>
          <table:table-cell table:style-name="ce9" table:formula="of:=[.$J$3]/[.E129]" office:value-type="float" office:value="0.141592920353982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30]*[.$C$8]" office:value-type="float" office:value="0.00106386701662292" calcext:value-type="float">
            <text:p>0,00106387</text:p>
          </table:table-cell>
          <table:table-cell table:formula="of:=1/2/[.B130]" office:value-type="float" office:value="469.983552631579" calcext:value-type="float">
            <text:p>470</text:p>
          </table:table-cell>
          <table:table-cell table:formula="of:=[.C129]-[.C130]" office:value-type="float" office:value="4.15914648346501" calcext:value-type="float">
            <text:p>4,15914648346501</text:p>
          </table:table-cell>
          <table:table-cell table:formula="of:=[.$J$2]*[.A130]" office:value-type="float" office:value="1824" calcext:value-type="float">
            <text:p>1824</text:p>
          </table:table-cell>
          <table:table-cell table:style-name="ce9" table:formula="of:=[.$J$3]/[.E130]" office:value-type="float" office:value="0.140350877192982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31]*[.$C$8]" office:value-type="float" office:value="0.0010731991834354" calcext:value-type="float">
            <text:p>0,00107320</text:p>
          </table:table-cell>
          <table:table-cell table:formula="of:=1/2/[.B131]" office:value-type="float" office:value="465.896739130435" calcext:value-type="float">
            <text:p>466</text:p>
          </table:table-cell>
          <table:table-cell table:formula="of:=[.C130]-[.C131]" office:value-type="float" office:value="4.08681350114404" calcext:value-type="float">
            <text:p>4,08681350114404</text:p>
          </table:table-cell>
          <table:table-cell table:formula="of:=[.$J$2]*[.A131]" office:value-type="float" office:value="1840" calcext:value-type="float">
            <text:p>1840</text:p>
          </table:table-cell>
          <table:table-cell table:style-name="ce9" table:formula="of:=[.$J$3]/[.E131]" office:value-type="float" office:value="0.139130434782609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32]*[.$C$8]" office:value-type="float" office:value="0.00108253135024789" calcext:value-type="float">
            <text:p>0,00108253</text:p>
          </table:table-cell>
          <table:table-cell table:formula="of:=1/2/[.B132]" office:value-type="float" office:value="461.880387931035" calcext:value-type="float">
            <text:p>462</text:p>
          </table:table-cell>
          <table:table-cell table:formula="of:=[.C131]-[.C132]" office:value-type="float" office:value="4.01635119939999" calcext:value-type="float">
            <text:p>4,01635119939999</text:p>
          </table:table-cell>
          <table:table-cell table:formula="of:=[.$J$2]*[.A132]" office:value-type="float" office:value="1856" calcext:value-type="float">
            <text:p>1856</text:p>
          </table:table-cell>
          <table:table-cell table:style-name="ce9" table:formula="of:=[.$J$3]/[.E132]" office:value-type="float" office:value="0.137931034482759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33]*[.$C$8]" office:value-type="float" office:value="0.00109186351706037" calcext:value-type="float">
            <text:p>0,00109186</text:p>
          </table:table-cell>
          <table:table-cell table:formula="of:=1/2/[.B133]" office:value-type="float" office:value="457.932692307692" calcext:value-type="float">
            <text:p>458</text:p>
          </table:table-cell>
          <table:table-cell table:formula="of:=[.C132]-[.C133]" office:value-type="float" office:value="3.94769562334301" calcext:value-type="float">
            <text:p>3,94769562334301</text:p>
          </table:table-cell>
          <table:table-cell table:formula="of:=[.$J$2]*[.A133]" office:value-type="float" office:value="1872" calcext:value-type="float">
            <text:p>1872</text:p>
          </table:table-cell>
          <table:table-cell table:style-name="ce9" table:formula="of:=[.$J$3]/[.E133]" office:value-type="float" office:value="0.136752136752137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34]*[.$C$8]" office:value-type="float" office:value="0.00110119568387285" calcext:value-type="float">
            <text:p>0,00110120</text:p>
          </table:table-cell>
          <table:table-cell table:formula="of:=1/2/[.B134]" office:value-type="float" office:value="454.051906779661" calcext:value-type="float">
            <text:p>454</text:p>
          </table:table-cell>
          <table:table-cell table:formula="of:=[.C133]-[.C134]" office:value-type="float" office:value="3.88078552803097" calcext:value-type="float">
            <text:p>3,88078552803097</text:p>
          </table:table-cell>
          <table:table-cell table:formula="of:=[.$J$2]*[.A134]" office:value-type="float" office:value="1888" calcext:value-type="float">
            <text:p>1888</text:p>
          </table:table-cell>
          <table:table-cell table:style-name="ce9" table:formula="of:=[.$J$3]/[.E134]" office:value-type="float" office:value="0.13559322033898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35]*[.$C$8]" office:value-type="float" office:value="0.00111052785068533" calcext:value-type="float">
            <text:p>0,00111053</text:p>
          </table:table-cell>
          <table:table-cell table:formula="of:=1/2/[.B135]" office:value-type="float" office:value="450.236344537815" calcext:value-type="float">
            <text:p>450</text:p>
          </table:table-cell>
          <table:table-cell table:formula="of:=[.C134]-[.C135]" office:value-type="float" office:value="3.81556224184601" calcext:value-type="float">
            <text:p>3,81556224184601</text:p>
          </table:table-cell>
          <table:table-cell table:formula="of:=[.$J$2]*[.A135]" office:value-type="float" office:value="1904" calcext:value-type="float">
            <text:p>1904</text:p>
          </table:table-cell>
          <table:table-cell table:style-name="ce9" table:formula="of:=[.$J$3]/[.E135]" office:value-type="float" office:value="0.134453781512605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36]*[.$C$8]" office:value-type="float" office:value="0.00111986001749781" calcext:value-type="float">
            <text:p>0,00111986</text:p>
          </table:table-cell>
          <table:table-cell table:formula="of:=1/2/[.B136]" office:value-type="float" office:value="446.484375" calcext:value-type="float">
            <text:p>446</text:p>
          </table:table-cell>
          <table:table-cell table:formula="of:=[.C135]-[.C136]" office:value-type="float" office:value="3.751969537815" calcext:value-type="float">
            <text:p>3,751969537815</text:p>
          </table:table-cell>
          <table:table-cell table:formula="of:=[.$J$2]*[.A136]" office:value-type="float" office:value="1920" calcext:value-type="float">
            <text:p>1920</text:p>
          </table:table-cell>
          <table:table-cell table:style-name="ce9" table:formula="of:=[.$J$3]/[.E136]" office:value-type="float" office:value="0.133333333333333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37]*[.$C$8]" office:value-type="float" office:value="0.00112919218431029" calcext:value-type="float">
            <text:p>0,00112919</text:p>
          </table:table-cell>
          <table:table-cell table:formula="of:=1/2/[.B137]" office:value-type="float" office:value="442.794421487603" calcext:value-type="float">
            <text:p>443</text:p>
          </table:table-cell>
          <table:table-cell table:formula="of:=[.C136]-[.C137]" office:value-type="float" office:value="3.68995351239698" calcext:value-type="float">
            <text:p>3,68995351239698</text:p>
          </table:table-cell>
          <table:table-cell table:formula="of:=[.$J$2]*[.A137]" office:value-type="float" office:value="1936" calcext:value-type="float">
            <text:p>1936</text:p>
          </table:table-cell>
          <table:table-cell table:style-name="ce9" table:formula="of:=[.$J$3]/[.E137]" office:value-type="float" office:value="0.132231404958678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38]*[.$C$8]" office:value-type="float" office:value="0.00113852435112278" calcext:value-type="float">
            <text:p>0,00113852</text:p>
          </table:table-cell>
          <table:table-cell table:formula="of:=1/2/[.B138]" office:value-type="float" office:value="439.164959016394" calcext:value-type="float">
            <text:p>439</text:p>
          </table:table-cell>
          <table:table-cell table:formula="of:=[.C137]-[.C138]" office:value-type="float" office:value="3.62946247120902" calcext:value-type="float">
            <text:p>3,62946247120902</text:p>
          </table:table-cell>
          <table:table-cell table:formula="of:=[.$J$2]*[.A138]" office:value-type="float" office:value="1952" calcext:value-type="float">
            <text:p>1952</text:p>
          </table:table-cell>
          <table:table-cell table:style-name="ce9" table:formula="of:=[.$J$3]/[.E138]" office:value-type="float" office:value="0.131147540983607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39]*[.$C$8]" office:value-type="float" office:value="0.00114785651793526" calcext:value-type="float">
            <text:p>0,00114786</text:p>
          </table:table-cell>
          <table:table-cell table:formula="of:=1/2/[.B139]" office:value-type="float" office:value="435.594512195122" calcext:value-type="float">
            <text:p>436</text:p>
          </table:table-cell>
          <table:table-cell table:formula="of:=[.C138]-[.C139]" office:value-type="float" office:value="3.57044682127201" calcext:value-type="float">
            <text:p>3,57044682127201</text:p>
          </table:table-cell>
          <table:table-cell table:formula="of:=[.$J$2]*[.A139]" office:value-type="float" office:value="1968" calcext:value-type="float">
            <text:p>1968</text:p>
          </table:table-cell>
          <table:table-cell table:style-name="ce9" table:formula="of:=[.$J$3]/[.E139]" office:value-type="float" office:value="0.130081300813008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40]*[.$C$8]" office:value-type="float" office:value="0.00115718868474774" calcext:value-type="float">
            <text:p>0,00115719</text:p>
          </table:table-cell>
          <table:table-cell table:formula="of:=1/2/[.B140]" office:value-type="float" office:value="432.081653225807" calcext:value-type="float">
            <text:p>432</text:p>
          </table:table-cell>
          <table:table-cell table:formula="of:=[.C139]-[.C140]" office:value-type="float" office:value="3.512858969315" calcext:value-type="float">
            <text:p>3,512858969315</text:p>
          </table:table-cell>
          <table:table-cell table:formula="of:=[.$J$2]*[.A140]" office:value-type="float" office:value="1984" calcext:value-type="float">
            <text:p>1984</text:p>
          </table:table-cell>
          <table:table-cell table:style-name="ce9" table:formula="of:=[.$J$3]/[.E140]" office:value-type="float" office:value="0.129032258064516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41]*[.$C$8]" office:value-type="float" office:value="0.00116652085156022" calcext:value-type="float">
            <text:p>0,00116652</text:p>
          </table:table-cell>
          <table:table-cell table:formula="of:=1/2/[.B141]" office:value-type="float" office:value="428.625" calcext:value-type="float">
            <text:p>429</text:p>
          </table:table-cell>
          <table:table-cell table:formula="of:=[.C140]-[.C141]" office:value-type="float" office:value="3.45665322580697" calcext:value-type="float">
            <text:p>3,45665322580697</text:p>
          </table:table-cell>
          <table:table-cell table:formula="of:=[.$J$2]*[.A141]" office:value-type="float" office:value="2000" calcext:value-type="float">
            <text:p>2000</text:p>
          </table:table-cell>
          <table:table-cell table:style-name="ce9" table:formula="of:=[.$J$3]/[.E141]" office:value-type="float" office:value="0.128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42]*[.$C$8]" office:value-type="float" office:value="0.0011758530183727" calcext:value-type="float">
            <text:p>0,00117585</text:p>
          </table:table-cell>
          <table:table-cell table:formula="of:=1/2/[.B142]" office:value-type="float" office:value="425.223214285714" calcext:value-type="float">
            <text:p>425</text:p>
          </table:table-cell>
          <table:table-cell table:formula="of:=[.C141]-[.C142]" office:value-type="float" office:value="3.40178571428601" calcext:value-type="float">
            <text:p>3,40178571428601</text:p>
          </table:table-cell>
          <table:table-cell table:formula="of:=[.$J$2]*[.A142]" office:value-type="float" office:value="2016" calcext:value-type="float">
            <text:p>2016</text:p>
          </table:table-cell>
          <table:table-cell table:style-name="ce9" table:formula="of:=[.$J$3]/[.E142]" office:value-type="float" office:value="0.126984126984127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43]*[.$C$8]" office:value-type="float" office:value="0.00118518518518519" calcext:value-type="float">
            <text:p>0,00118519</text:p>
          </table:table-cell>
          <table:table-cell table:formula="of:=1/2/[.B143]" office:value-type="float" office:value="421.875" calcext:value-type="float">
            <text:p>422</text:p>
          </table:table-cell>
          <table:table-cell table:formula="of:=[.C142]-[.C143]" office:value-type="float" office:value="3.34821428571399" calcext:value-type="float">
            <text:p>3,34821428571399</text:p>
          </table:table-cell>
          <table:table-cell table:formula="of:=[.$J$2]*[.A143]" office:value-type="float" office:value="2032" calcext:value-type="float">
            <text:p>2032</text:p>
          </table:table-cell>
          <table:table-cell table:style-name="ce9" table:formula="of:=[.$J$3]/[.E143]" office:value-type="float" office:value="0.125984251968504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44]*[.$C$8]" office:value-type="float" office:value="0.00119451735199767" calcext:value-type="float">
            <text:p>0,00119452</text:p>
          </table:table-cell>
          <table:table-cell table:formula="of:=1/2/[.B144]" office:value-type="float" office:value="418.5791015625" calcext:value-type="float">
            <text:p>419</text:p>
          </table:table-cell>
          <table:table-cell table:formula="of:=[.C143]-[.C144]" office:value-type="float" office:value="3.2958984375" calcext:value-type="float">
            <text:p>3,2958984375</text:p>
          </table:table-cell>
          <table:table-cell table:formula="of:=[.$J$2]*[.A144]" office:value-type="float" office:value="2048" calcext:value-type="float">
            <text:p>2048</text:p>
          </table:table-cell>
          <table:table-cell table:style-name="ce9" table:formula="of:=[.$J$3]/[.E144]" office:value-type="float" office:value="0.125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45]*[.$C$8]" office:value-type="float" office:value="0.00120384951881015" calcext:value-type="float">
            <text:p>0,00120385</text:p>
          </table:table-cell>
          <table:table-cell table:formula="of:=1/2/[.B145]" office:value-type="float" office:value="415.334302325581" calcext:value-type="float">
            <text:p>415</text:p>
          </table:table-cell>
          <table:table-cell table:formula="of:=[.C144]-[.C145]" office:value-type="float" office:value="3.24479923691899" calcext:value-type="float">
            <text:p>3,24479923691899</text:p>
          </table:table-cell>
          <table:table-cell table:formula="of:=[.$J$2]*[.A145]" office:value-type="float" office:value="2064" calcext:value-type="float">
            <text:p>2064</text:p>
          </table:table-cell>
          <table:table-cell table:style-name="ce9" table:formula="of:=[.$J$3]/[.E145]" office:value-type="float" office:value="0.124031007751938" calcext:value-type="float">
            <text:p>0,12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46]*[.$C$8]" office:value-type="float" office:value="0.00121318168562263" calcext:value-type="float">
            <text:p>0,00121318</text:p>
          </table:table-cell>
          <table:table-cell table:formula="of:=1/2/[.B146]" office:value-type="float" office:value="412.139423076923" calcext:value-type="float">
            <text:p>412</text:p>
          </table:table-cell>
          <table:table-cell table:formula="of:=[.C145]-[.C146]" office:value-type="float" office:value="3.19487924865803" calcext:value-type="float">
            <text:p>3,19487924865803</text:p>
          </table:table-cell>
          <table:table-cell table:formula="of:=[.$J$2]*[.A146]" office:value-type="float" office:value="2080" calcext:value-type="float">
            <text:p>2080</text:p>
          </table:table-cell>
          <table:table-cell table:style-name="ce9" table:formula="of:=[.$J$3]/[.E146]" office:value-type="float" office:value="0.123076923076923" calcext:value-type="float">
            <text:p>0,12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47]*[.$C$8]" office:value-type="float" office:value="0.00122251385243511" calcext:value-type="float">
            <text:p>0,00122251</text:p>
          </table:table-cell>
          <table:table-cell table:formula="of:=1/2/[.B147]" office:value-type="float" office:value="408.993320610687" calcext:value-type="float">
            <text:p>409</text:p>
          </table:table-cell>
          <table:table-cell table:formula="of:=[.C146]-[.C147]" office:value-type="float" office:value="3.14610246623596" calcext:value-type="float">
            <text:p>3,14610246623596</text:p>
          </table:table-cell>
          <table:table-cell table:formula="of:=[.$J$2]*[.A147]" office:value-type="float" office:value="2096" calcext:value-type="float">
            <text:p>2096</text:p>
          </table:table-cell>
          <table:table-cell table:style-name="ce9" table:formula="of:=[.$J$3]/[.E147]" office:value-type="float" office:value="0.122137404580153" calcext:value-type="float">
            <text:p>0,12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48]*[.$C$8]" office:value-type="float" office:value="0.00123184601924759" calcext:value-type="float">
            <text:p>0,00123185</text:p>
          </table:table-cell>
          <table:table-cell table:formula="of:=1/2/[.B148]" office:value-type="float" office:value="405.894886363636" calcext:value-type="float">
            <text:p>406</text:p>
          </table:table-cell>
          <table:table-cell table:formula="of:=[.C147]-[.C148]" office:value-type="float" office:value="3.09843424705105" calcext:value-type="float">
            <text:p>3,09843424705105</text:p>
          </table:table-cell>
          <table:table-cell table:formula="of:=[.$J$2]*[.A148]" office:value-type="float" office:value="2112" calcext:value-type="float">
            <text:p>2112</text:p>
          </table:table-cell>
          <table:table-cell table:style-name="ce9" table:formula="of:=[.$J$3]/[.E148]" office:value-type="float" office:value="0.121212121212121" calcext:value-type="float">
            <text:p>0,1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49]*[.$C$8]" office:value-type="float" office:value="0.00124117818606008" calcext:value-type="float">
            <text:p>0,00124118</text:p>
          </table:table-cell>
          <table:table-cell table:formula="of:=1/2/[.B149]" office:value-type="float" office:value="402.843045112782" calcext:value-type="float">
            <text:p>403</text:p>
          </table:table-cell>
          <table:table-cell table:formula="of:=[.C148]-[.C149]" office:value-type="float" office:value="3.05184125085395" calcext:value-type="float">
            <text:p>3,05184125085395</text:p>
          </table:table-cell>
          <table:table-cell table:formula="of:=[.$J$2]*[.A149]" office:value-type="float" office:value="2128" calcext:value-type="float">
            <text:p>2128</text:p>
          </table:table-cell>
          <table:table-cell table:style-name="ce9" table:formula="of:=[.$J$3]/[.E149]" office:value-type="float" office:value="0.120300751879699" calcext:value-type="float">
            <text:p>0,12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50]*[.$C$8]" office:value-type="float" office:value="0.00125051035287256" calcext:value-type="float">
            <text:p>0,00125051</text:p>
          </table:table-cell>
          <table:table-cell table:formula="of:=1/2/[.B150]" office:value-type="float" office:value="399.836753731343" calcext:value-type="float">
            <text:p>400</text:p>
          </table:table-cell>
          <table:table-cell table:formula="of:=[.C149]-[.C150]" office:value-type="float" office:value="3.00629138143904" calcext:value-type="float">
            <text:p>3,00629138143904</text:p>
          </table:table-cell>
          <table:table-cell table:formula="of:=[.$J$2]*[.A150]" office:value-type="float" office:value="2144" calcext:value-type="float">
            <text:p>2144</text:p>
          </table:table-cell>
          <table:table-cell table:style-name="ce9" table:formula="of:=[.$J$3]/[.E150]" office:value-type="float" office:value="0.119402985074627" calcext:value-type="float">
            <text:p>0,12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51]*[.$C$8]" office:value-type="float" office:value="0.00125984251968504" calcext:value-type="float">
            <text:p>0,00125984</text:p>
          </table:table-cell>
          <table:table-cell table:formula="of:=1/2/[.B151]" office:value-type="float" office:value="396.875" calcext:value-type="float">
            <text:p>397</text:p>
          </table:table-cell>
          <table:table-cell table:formula="of:=[.C150]-[.C151]" office:value-type="float" office:value="2.96175373134298" calcext:value-type="float">
            <text:p>2,96175373134298</text:p>
          </table:table-cell>
          <table:table-cell table:formula="of:=[.$J$2]*[.A151]" office:value-type="float" office:value="2160" calcext:value-type="float">
            <text:p>2160</text:p>
          </table:table-cell>
          <table:table-cell table:style-name="ce9" table:formula="of:=[.$J$3]/[.E151]" office:value-type="float" office:value="0.118518518518519" calcext:value-type="float">
            <text:p>0,12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52]*[.$C$8]" office:value-type="float" office:value="0.00126917468649752" calcext:value-type="float">
            <text:p>0,00126917</text:p>
          </table:table-cell>
          <table:table-cell table:formula="of:=1/2/[.B152]" office:value-type="float" office:value="393.956801470588" calcext:value-type="float">
            <text:p>394</text:p>
          </table:table-cell>
          <table:table-cell table:formula="of:=[.C151]-[.C152]" office:value-type="float" office:value="2.918198529412" calcext:value-type="float">
            <text:p>2,918198529412</text:p>
          </table:table-cell>
          <table:table-cell table:formula="of:=[.$J$2]*[.A152]" office:value-type="float" office:value="2176" calcext:value-type="float">
            <text:p>2176</text:p>
          </table:table-cell>
          <table:table-cell table:style-name="ce9" table:formula="of:=[.$J$3]/[.E152]" office:value-type="float" office:value="0.117647058823529" calcext:value-type="float">
            <text:p>0,12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53]*[.$C$8]" office:value-type="float" office:value="0.00127850685331" calcext:value-type="float">
            <text:p>0,00127851</text:p>
          </table:table-cell>
          <table:table-cell table:formula="of:=1/2/[.B153]" office:value-type="float" office:value="391.081204379562" calcext:value-type="float">
            <text:p>391</text:p>
          </table:table-cell>
          <table:table-cell table:formula="of:=[.C152]-[.C153]" office:value-type="float" office:value="2.87559709102601" calcext:value-type="float">
            <text:p>2,87559709102601</text:p>
          </table:table-cell>
          <table:table-cell table:formula="of:=[.$J$2]*[.A153]" office:value-type="float" office:value="2192" calcext:value-type="float">
            <text:p>2192</text:p>
          </table:table-cell>
          <table:table-cell table:style-name="ce9" table:formula="of:=[.$J$3]/[.E153]" office:value-type="float" office:value="0.116788321167883" calcext:value-type="float">
            <text:p>0,12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54]*[.$C$8]" office:value-type="float" office:value="0.00128783902012248" calcext:value-type="float">
            <text:p>0,00128784</text:p>
          </table:table-cell>
          <table:table-cell table:formula="of:=1/2/[.B154]" office:value-type="float" office:value="388.247282608696" calcext:value-type="float">
            <text:p>388</text:p>
          </table:table-cell>
          <table:table-cell table:formula="of:=[.C153]-[.C154]" office:value-type="float" office:value="2.83392177086597" calcext:value-type="float">
            <text:p>2,83392177086597</text:p>
          </table:table-cell>
          <table:table-cell table:formula="of:=[.$J$2]*[.A154]" office:value-type="float" office:value="2208" calcext:value-type="float">
            <text:p>2208</text:p>
          </table:table-cell>
          <table:table-cell table:style-name="ce9" table:formula="of:=[.$J$3]/[.E154]" office:value-type="float" office:value="0.115942028985507" calcext:value-type="float">
            <text:p>0,12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55]*[.$C$8]" office:value-type="float" office:value="0.00129717118693497" calcext:value-type="float">
            <text:p>0,00129717</text:p>
          </table:table-cell>
          <table:table-cell table:formula="of:=1/2/[.B155]" office:value-type="float" office:value="385.454136690647" calcext:value-type="float">
            <text:p>385</text:p>
          </table:table-cell>
          <table:table-cell table:formula="of:=[.C154]-[.C155]" office:value-type="float" office:value="2.79314591804905" calcext:value-type="float">
            <text:p>2,79314591804905</text:p>
          </table:table-cell>
          <table:table-cell table:formula="of:=[.$J$2]*[.A155]" office:value-type="float" office:value="2224" calcext:value-type="float">
            <text:p>2224</text:p>
          </table:table-cell>
          <table:table-cell table:style-name="ce9" table:formula="of:=[.$J$3]/[.E155]" office:value-type="float" office:value="0.115107913669065" calcext:value-type="float">
            <text:p>0,12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56]*[.$C$8]" office:value-type="float" office:value="0.00130650335374745" calcext:value-type="float">
            <text:p>0,00130650</text:p>
          </table:table-cell>
          <table:table-cell table:formula="of:=1/2/[.B156]" office:value-type="float" office:value="382.700892857143" calcext:value-type="float">
            <text:p>383</text:p>
          </table:table-cell>
          <table:table-cell table:formula="of:=[.C155]-[.C156]" office:value-type="float" office:value="2.75324383350397" calcext:value-type="float">
            <text:p>2,75324383350397</text:p>
          </table:table-cell>
          <table:table-cell table:formula="of:=[.$J$2]*[.A156]" office:value-type="float" office:value="2240" calcext:value-type="float">
            <text:p>2240</text:p>
          </table:table-cell>
          <table:table-cell table:style-name="ce9" table:formula="of:=[.$J$3]/[.E156]" office:value-type="float" office:value="0.114285714285714" calcext:value-type="float">
            <text:p>0,1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57]*[.$C$8]" office:value-type="float" office:value="0.00131583552055993" calcext:value-type="float">
            <text:p>0,00131584</text:p>
          </table:table-cell>
          <table:table-cell table:formula="of:=1/2/[.B157]" office:value-type="float" office:value="379.98670212766" calcext:value-type="float">
            <text:p>380</text:p>
          </table:table-cell>
          <table:table-cell table:formula="of:=[.C156]-[.C157]" office:value-type="float" office:value="2.71419072948299" calcext:value-type="float">
            <text:p>2,71419072948299</text:p>
          </table:table-cell>
          <table:table-cell table:formula="of:=[.$J$2]*[.A157]" office:value-type="float" office:value="2256" calcext:value-type="float">
            <text:p>2256</text:p>
          </table:table-cell>
          <table:table-cell table:style-name="ce9" table:formula="of:=[.$J$3]/[.E157]" office:value-type="float" office:value="0.113475177304965" calcext:value-type="float">
            <text:p>0,1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58]*[.$C$8]" office:value-type="float" office:value="0.00132516768737241" calcext:value-type="float">
            <text:p>0,00132517</text:p>
          </table:table-cell>
          <table:table-cell table:formula="of:=1/2/[.B158]" office:value-type="float" office:value="377.31073943662" calcext:value-type="float">
            <text:p>377</text:p>
          </table:table-cell>
          <table:table-cell table:formula="of:=[.C157]-[.C158]" office:value-type="float" office:value="2.67596269104001" calcext:value-type="float">
            <text:p>2,67596269104001</text:p>
          </table:table-cell>
          <table:table-cell table:formula="of:=[.$J$2]*[.A158]" office:value-type="float" office:value="2272" calcext:value-type="float">
            <text:p>2272</text:p>
          </table:table-cell>
          <table:table-cell table:style-name="ce9" table:formula="of:=[.$J$3]/[.E158]" office:value-type="float" office:value="0.112676056338028" calcext:value-type="float">
            <text:p>0,1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59]*[.$C$8]" office:value-type="float" office:value="0.00133449985418489" calcext:value-type="float">
            <text:p>0,00133450</text:p>
          </table:table-cell>
          <table:table-cell table:formula="of:=1/2/[.B159]" office:value-type="float" office:value="374.672202797203" calcext:value-type="float">
            <text:p>375</text:p>
          </table:table-cell>
          <table:table-cell table:formula="of:=[.C158]-[.C159]" office:value-type="float" office:value="2.638536639417" calcext:value-type="float">
            <text:p>2,638536639417</text:p>
          </table:table-cell>
          <table:table-cell table:formula="of:=[.$J$2]*[.A159]" office:value-type="float" office:value="2288" calcext:value-type="float">
            <text:p>2288</text:p>
          </table:table-cell>
          <table:table-cell table:style-name="ce9" table:formula="of:=[.$J$3]/[.E159]" office:value-type="float" office:value="0.111888111888112" calcext:value-type="float">
            <text:p>0,11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60]*[.$C$8]" office:value-type="float" office:value="0.00134383202099738" calcext:value-type="float">
            <text:p>0,00134383</text:p>
          </table:table-cell>
          <table:table-cell table:formula="of:=1/2/[.B160]" office:value-type="float" office:value="372.0703125" calcext:value-type="float">
            <text:p>372</text:p>
          </table:table-cell>
          <table:table-cell table:formula="of:=[.C159]-[.C160]" office:value-type="float" office:value="2.601890297203" calcext:value-type="float">
            <text:p>2,601890297203</text:p>
          </table:table-cell>
          <table:table-cell table:formula="of:=[.$J$2]*[.A160]" office:value-type="float" office:value="2304" calcext:value-type="float">
            <text:p>2304</text:p>
          </table:table-cell>
          <table:table-cell table:style-name="ce9" table:formula="of:=[.$J$3]/[.E160]" office:value-type="float" office:value="0.111111111111111" calcext:value-type="float">
            <text:p>0,11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61]*[.$C$8]" office:value-type="float" office:value="0.00135316418780986" calcext:value-type="float">
            <text:p>0,00135316</text:p>
          </table:table-cell>
          <table:table-cell table:formula="of:=1/2/[.B161]" office:value-type="float" office:value="369.504310344828" calcext:value-type="float">
            <text:p>370</text:p>
          </table:table-cell>
          <table:table-cell table:formula="of:=[.C160]-[.C161]" office:value-type="float" office:value="2.56600215517199" calcext:value-type="float">
            <text:p>2,56600215517199</text:p>
          </table:table-cell>
          <table:table-cell table:formula="of:=[.$J$2]*[.A161]" office:value-type="float" office:value="2320" calcext:value-type="float">
            <text:p>2320</text:p>
          </table:table-cell>
          <table:table-cell table:style-name="ce9" table:formula="of:=[.$J$3]/[.E161]" office:value-type="float" office:value="0.110344827586207" calcext:value-type="float">
            <text:p>0,11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62]*[.$C$8]" office:value-type="float" office:value="0.00136249635462234" calcext:value-type="float">
            <text:p>0,00136250</text:p>
          </table:table-cell>
          <table:table-cell table:formula="of:=1/2/[.B162]" office:value-type="float" office:value="366.97345890411" calcext:value-type="float">
            <text:p>367</text:p>
          </table:table-cell>
          <table:table-cell table:formula="of:=[.C161]-[.C162]" office:value-type="float" office:value="2.53085144071804" calcext:value-type="float">
            <text:p>2,53085144071804</text:p>
          </table:table-cell>
          <table:table-cell table:formula="of:=[.$J$2]*[.A162]" office:value-type="float" office:value="2336" calcext:value-type="float">
            <text:p>2336</text:p>
          </table:table-cell>
          <table:table-cell table:style-name="ce9" table:formula="of:=[.$J$3]/[.E162]" office:value-type="float" office:value="0.10958904109589" calcext:value-type="float">
            <text:p>0,1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63]*[.$C$8]" office:value-type="float" office:value="0.00137182852143482" calcext:value-type="float">
            <text:p>0,00137183</text:p>
          </table:table-cell>
          <table:table-cell table:formula="of:=1/2/[.B163]" office:value-type="float" office:value="364.477040816327" calcext:value-type="float">
            <text:p>364</text:p>
          </table:table-cell>
          <table:table-cell table:formula="of:=[.C162]-[.C163]" office:value-type="float" office:value="2.49641808778296" calcext:value-type="float">
            <text:p>2,49641808778296</text:p>
          </table:table-cell>
          <table:table-cell table:formula="of:=[.$J$2]*[.A163]" office:value-type="float" office:value="2352" calcext:value-type="float">
            <text:p>2352</text:p>
          </table:table-cell>
          <table:table-cell table:style-name="ce9" table:formula="of:=[.$J$3]/[.E163]" office:value-type="float" office:value="0.108843537414966" calcext:value-type="float">
            <text:p>0,1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64]*[.$C$8]" office:value-type="float" office:value="0.0013811606882473" calcext:value-type="float">
            <text:p>0,00138116</text:p>
          </table:table-cell>
          <table:table-cell table:formula="of:=1/2/[.B164]" office:value-type="float" office:value="362.014358108108" calcext:value-type="float">
            <text:p>362</text:p>
          </table:table-cell>
          <table:table-cell table:formula="of:=[.C163]-[.C164]" office:value-type="float" office:value="2.46268270821901" calcext:value-type="float">
            <text:p>2,46268270821901</text:p>
          </table:table-cell>
          <table:table-cell table:formula="of:=[.$J$2]*[.A164]" office:value-type="float" office:value="2368" calcext:value-type="float">
            <text:p>2368</text:p>
          </table:table-cell>
          <table:table-cell table:style-name="ce9" table:formula="of:=[.$J$3]/[.E164]" office:value-type="float" office:value="0.108108108108108" calcext:value-type="float">
            <text:p>0,11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65]*[.$C$8]" office:value-type="float" office:value="0.00139049285505978" calcext:value-type="float">
            <text:p>0,00139049</text:p>
          </table:table-cell>
          <table:table-cell table:formula="of:=1/2/[.B165]" office:value-type="float" office:value="359.584731543624" calcext:value-type="float">
            <text:p>360</text:p>
          </table:table-cell>
          <table:table-cell table:formula="of:=[.C164]-[.C165]" office:value-type="float" office:value="2.42962656448401" calcext:value-type="float">
            <text:p>2,42962656448401</text:p>
          </table:table-cell>
          <table:table-cell table:formula="of:=[.$J$2]*[.A165]" office:value-type="float" office:value="2384" calcext:value-type="float">
            <text:p>2384</text:p>
          </table:table-cell>
          <table:table-cell table:style-name="ce9" table:formula="of:=[.$J$3]/[.E165]" office:value-type="float" office:value="0.10738255033557" calcext:value-type="float">
            <text:p>0,1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66]*[.$C$8]" office:value-type="float" office:value="0.00139982502187227" calcext:value-type="float">
            <text:p>0,00139983</text:p>
          </table:table-cell>
          <table:table-cell table:formula="of:=1/2/[.B166]" office:value-type="float" office:value="357.1875" calcext:value-type="float">
            <text:p>357</text:p>
          </table:table-cell>
          <table:table-cell table:formula="of:=[.C165]-[.C166]" office:value-type="float" office:value="2.397231543624" calcext:value-type="float">
            <text:p>2,397231543624</text:p>
          </table:table-cell>
          <table:table-cell table:formula="of:=[.$J$2]*[.A166]" office:value-type="float" office:value="2400" calcext:value-type="float">
            <text:p>2400</text:p>
          </table:table-cell>
          <table:table-cell table:style-name="ce9" table:formula="of:=[.$J$3]/[.E166]" office:value-type="float" office:value="0.106666666666667" calcext:value-type="float">
            <text:p>0,1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67]*[.$C$8]" office:value-type="float" office:value="0.00140915718868475" calcext:value-type="float">
            <text:p>0,00140916</text:p>
          </table:table-cell>
          <table:table-cell table:formula="of:=1/2/[.B167]" office:value-type="float" office:value="354.82201986755" calcext:value-type="float">
            <text:p>355</text:p>
          </table:table-cell>
          <table:table-cell table:formula="of:=[.C166]-[.C167]" office:value-type="float" office:value="2.36548013244999" calcext:value-type="float">
            <text:p>2,36548013244999</text:p>
          </table:table-cell>
          <table:table-cell table:formula="of:=[.$J$2]*[.A167]" office:value-type="float" office:value="2416" calcext:value-type="float">
            <text:p>2416</text:p>
          </table:table-cell>
          <table:table-cell table:style-name="ce9" table:formula="of:=[.$J$3]/[.E167]" office:value-type="float" office:value="0.105960264900662" calcext:value-type="float">
            <text:p>0,1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68]*[.$C$8]" office:value-type="float" office:value="0.00141848935549723" calcext:value-type="float">
            <text:p>0,00141849</text:p>
          </table:table-cell>
          <table:table-cell table:formula="of:=1/2/[.B168]" office:value-type="float" office:value="352.487664473684" calcext:value-type="float">
            <text:p>352</text:p>
          </table:table-cell>
          <table:table-cell table:formula="of:=[.C167]-[.C168]" office:value-type="float" office:value="2.33435539386602" calcext:value-type="float">
            <text:p>2,33435539386602</text:p>
          </table:table-cell>
          <table:table-cell table:formula="of:=[.$J$2]*[.A168]" office:value-type="float" office:value="2432" calcext:value-type="float">
            <text:p>2432</text:p>
          </table:table-cell>
          <table:table-cell table:style-name="ce9" table:formula="of:=[.$J$3]/[.E168]" office:value-type="float" office:value="0.105263157894737" calcext:value-type="float">
            <text:p>0,11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69]*[.$C$8]" office:value-type="float" office:value="0.00142782152230971" calcext:value-type="float">
            <text:p>0,00142782</text:p>
          </table:table-cell>
          <table:table-cell table:formula="of:=1/2/[.B169]" office:value-type="float" office:value="350.183823529412" calcext:value-type="float">
            <text:p>350</text:p>
          </table:table-cell>
          <table:table-cell table:formula="of:=[.C168]-[.C169]" office:value-type="float" office:value="2.303840944272" calcext:value-type="float">
            <text:p>2,303840944272</text:p>
          </table:table-cell>
          <table:table-cell table:formula="of:=[.$J$2]*[.A169]" office:value-type="float" office:value="2448" calcext:value-type="float">
            <text:p>2448</text:p>
          </table:table-cell>
          <table:table-cell table:style-name="ce9" table:formula="of:=[.$J$3]/[.E169]" office:value-type="float" office:value="0.104575163398693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70]*[.$C$8]" office:value-type="float" office:value="0.00143715368912219" calcext:value-type="float">
            <text:p>0,00143715</text:p>
          </table:table-cell>
          <table:table-cell table:formula="of:=1/2/[.B170]" office:value-type="float" office:value="347.909902597403" calcext:value-type="float">
            <text:p>348</text:p>
          </table:table-cell>
          <table:table-cell table:formula="of:=[.C169]-[.C170]" office:value-type="float" office:value="2.27392093200899" calcext:value-type="float">
            <text:p>2,27392093200899</text:p>
          </table:table-cell>
          <table:table-cell table:formula="of:=[.$J$2]*[.A170]" office:value-type="float" office:value="2464" calcext:value-type="float">
            <text:p>2464</text:p>
          </table:table-cell>
          <table:table-cell table:style-name="ce9" table:formula="of:=[.$J$3]/[.E170]" office:value-type="float" office:value="0.103896103896104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71]*[.$C$8]" office:value-type="float" office:value="0.00144648585593467" calcext:value-type="float">
            <text:p>0,00144649</text:p>
          </table:table-cell>
          <table:table-cell table:formula="of:=1/2/[.B171]" office:value-type="float" office:value="345.665322580645" calcext:value-type="float">
            <text:p>346</text:p>
          </table:table-cell>
          <table:table-cell table:formula="of:=[.C170]-[.C171]" office:value-type="float" office:value="2.24458001675799" calcext:value-type="float">
            <text:p>2,24458001675799</text:p>
          </table:table-cell>
          <table:table-cell table:formula="of:=[.$J$2]*[.A171]" office:value-type="float" office:value="2480" calcext:value-type="float">
            <text:p>2480</text:p>
          </table:table-cell>
          <table:table-cell table:style-name="ce9" table:formula="of:=[.$J$3]/[.E171]" office:value-type="float" office:value="0.103225806451613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72]*[.$C$8]" office:value-type="float" office:value="0.00145581802274716" calcext:value-type="float">
            <text:p>0,00145582</text:p>
          </table:table-cell>
          <table:table-cell table:formula="of:=1/2/[.B172]" office:value-type="float" office:value="343.449519230769" calcext:value-type="float">
            <text:p>343</text:p>
          </table:table-cell>
          <table:table-cell table:formula="of:=[.C171]-[.C172]" office:value-type="float" office:value="2.21580334987601" calcext:value-type="float">
            <text:p>2,21580334987601</text:p>
          </table:table-cell>
          <table:table-cell table:formula="of:=[.$J$2]*[.A172]" office:value-type="float" office:value="2496" calcext:value-type="float">
            <text:p>2496</text:p>
          </table:table-cell>
          <table:table-cell table:style-name="ce9" table:formula="of:=[.$J$3]/[.E172]" office:value-type="float" office:value="0.102564102564103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73]*[.$C$8]" office:value-type="float" office:value="0.00146515018955964" calcext:value-type="float">
            <text:p>0,00146515</text:p>
          </table:table-cell>
          <table:table-cell table:formula="of:=1/2/[.B173]" office:value-type="float" office:value="341.261942675159" calcext:value-type="float">
            <text:p>341</text:p>
          </table:table-cell>
          <table:table-cell table:formula="of:=[.C172]-[.C173]" office:value-type="float" office:value="2.18757655561001" calcext:value-type="float">
            <text:p>2,18757655561001</text:p>
          </table:table-cell>
          <table:table-cell table:formula="of:=[.$J$2]*[.A173]" office:value-type="float" office:value="2512" calcext:value-type="float">
            <text:p>2512</text:p>
          </table:table-cell>
          <table:table-cell table:style-name="ce9" table:formula="of:=[.$J$3]/[.E173]" office:value-type="float" office:value="0.101910828025478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74]*[.$C$8]" office:value-type="float" office:value="0.00147448235637212" calcext:value-type="float">
            <text:p>0,00147448</text:p>
          </table:table-cell>
          <table:table-cell table:formula="of:=1/2/[.B174]" office:value-type="float" office:value="339.102056962025" calcext:value-type="float">
            <text:p>339</text:p>
          </table:table-cell>
          <table:table-cell table:formula="of:=[.C173]-[.C174]" office:value-type="float" office:value="2.15988571313397" calcext:value-type="float">
            <text:p>2,15988571313397</text:p>
          </table:table-cell>
          <table:table-cell table:formula="of:=[.$J$2]*[.A174]" office:value-type="float" office:value="2528" calcext:value-type="float">
            <text:p>2528</text:p>
          </table:table-cell>
          <table:table-cell table:style-name="ce9" table:formula="of:=[.$J$3]/[.E174]" office:value-type="float" office:value="0.1012658227848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75]*[.$C$8]" office:value-type="float" office:value="0.0014838145231846" calcext:value-type="float">
            <text:p>0,00148381</text:p>
          </table:table-cell>
          <table:table-cell table:formula="of:=1/2/[.B175]" office:value-type="float" office:value="336.969339622642" calcext:value-type="float">
            <text:p>337</text:p>
          </table:table-cell>
          <table:table-cell table:formula="of:=[.C174]-[.C175]" office:value-type="float" office:value="2.13271733938302" calcext:value-type="float">
            <text:p>2,13271733938302</text:p>
          </table:table-cell>
          <table:table-cell table:formula="of:=[.$J$2]*[.A175]" office:value-type="float" office:value="2544" calcext:value-type="float">
            <text:p>2544</text:p>
          </table:table-cell>
          <table:table-cell table:style-name="ce9" table:formula="of:=[.$J$3]/[.E175]" office:value-type="float" office:value="0.1006289308176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76]*[.$C$8]" office:value-type="float" office:value="0.00149314668999708" calcext:value-type="float">
            <text:p>0,00149315</text:p>
          </table:table-cell>
          <table:table-cell table:formula="of:=1/2/[.B176]" office:value-type="float" office:value="334.86328125" calcext:value-type="float">
            <text:p>335</text:p>
          </table:table-cell>
          <table:table-cell table:formula="of:=[.C175]-[.C176]" office:value-type="float" office:value="2.106058372642" calcext:value-type="float">
            <text:p>2,106058372642</text:p>
          </table:table-cell>
          <table:table-cell table:formula="of:=[.$J$2]*[.A176]" office:value-type="float" office:value="2560" calcext:value-type="float">
            <text:p>2560</text:p>
          </table:table-cell>
          <table:table-cell table:style-name="ce9" table:formula="of:=[.$J$3]/[.E176]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77]*[.$C$8]" office:value-type="float" office:value="0.00150247885680957" calcext:value-type="float">
            <text:p>0,00150248</text:p>
          </table:table-cell>
          <table:table-cell table:formula="of:=1/2/[.B177]" office:value-type="float" office:value="332.783385093168" calcext:value-type="float">
            <text:p>333</text:p>
          </table:table-cell>
          <table:table-cell table:formula="of:=[.C176]-[.C177]" office:value-type="float" office:value="2.07989615683198" calcext:value-type="float">
            <text:p>2,07989615683198</text:p>
          </table:table-cell>
          <table:table-cell table:formula="of:=[.$J$2]*[.A177]" office:value-type="float" office:value="2576" calcext:value-type="float">
            <text:p>2576</text:p>
          </table:table-cell>
          <table:table-cell table:style-name="ce9" table:formula="of:=[.$J$3]/[.E177]" office:value-type="float" office:value="0.0993788819875776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78]*[.$C$8]" office:value-type="float" office:value="0.00151181102362205" calcext:value-type="float">
            <text:p>0,00151181</text:p>
          </table:table-cell>
          <table:table-cell table:formula="of:=1/2/[.B178]" office:value-type="float" office:value="330.729166666667" calcext:value-type="float">
            <text:p>331</text:p>
          </table:table-cell>
          <table:table-cell table:formula="of:=[.C177]-[.C178]" office:value-type="float" office:value="2.05421842650099" calcext:value-type="float">
            <text:p>2,05421842650099</text:p>
          </table:table-cell>
          <table:table-cell table:formula="of:=[.$J$2]*[.A178]" office:value-type="float" office:value="2592" calcext:value-type="float">
            <text:p>2592</text:p>
          </table:table-cell>
          <table:table-cell table:style-name="ce9" table:formula="of:=[.$J$3]/[.E178]" office:value-type="float" office:value="0.0987654320987654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79]*[.$C$8]" office:value-type="float" office:value="0.00152114319043453" calcext:value-type="float">
            <text:p>0,00152114</text:p>
          </table:table-cell>
          <table:table-cell table:formula="of:=1/2/[.B179]" office:value-type="float" office:value="328.700153374233" calcext:value-type="float">
            <text:p>329</text:p>
          </table:table-cell>
          <table:table-cell table:formula="of:=[.C178]-[.C179]" office:value-type="float" office:value="2.029013292434" calcext:value-type="float">
            <text:p>2,029013292434</text:p>
          </table:table-cell>
          <table:table-cell table:formula="of:=[.$J$2]*[.A179]" office:value-type="float" office:value="2608" calcext:value-type="float">
            <text:p>2608</text:p>
          </table:table-cell>
          <table:table-cell table:style-name="ce9" table:formula="of:=[.$J$3]/[.E179]" office:value-type="float" office:value="0.098159509202454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80]*[.$C$8]" office:value-type="float" office:value="0.00153047535724701" calcext:value-type="float">
            <text:p>0,00153048</text:p>
          </table:table-cell>
          <table:table-cell table:formula="of:=1/2/[.B180]" office:value-type="float" office:value="326.695884146341" calcext:value-type="float">
            <text:p>327</text:p>
          </table:table-cell>
          <table:table-cell table:formula="of:=[.C179]-[.C180]" office:value-type="float" office:value="2.00426922789205" calcext:value-type="float">
            <text:p>2,00426922789205</text:p>
          </table:table-cell>
          <table:table-cell table:formula="of:=[.$J$2]*[.A180]" office:value-type="float" office:value="2624" calcext:value-type="float">
            <text:p>2624</text:p>
          </table:table-cell>
          <table:table-cell table:style-name="ce9" table:formula="of:=[.$J$3]/[.E180]" office:value-type="float" office:value="0.097560975609756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81]*[.$C$8]" office:value-type="float" office:value="0.00153980752405949" calcext:value-type="float">
            <text:p>0,00153981</text:p>
          </table:table-cell>
          <table:table-cell table:formula="of:=1/2/[.B181]" office:value-type="float" office:value="324.715909090909" calcext:value-type="float">
            <text:p>325</text:p>
          </table:table-cell>
          <table:table-cell table:formula="of:=[.C180]-[.C181]" office:value-type="float" office:value="1.97997505543196" calcext:value-type="float">
            <text:p>1,97997505543196</text:p>
          </table:table-cell>
          <table:table-cell table:formula="of:=[.$J$2]*[.A181]" office:value-type="float" office:value="2640" calcext:value-type="float">
            <text:p>2640</text:p>
          </table:table-cell>
          <table:table-cell table:style-name="ce9" table:formula="of:=[.$J$3]/[.E181]" office:value-type="float" office:value="0.096969696969697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82]*[.$C$8]" office:value-type="float" office:value="0.00154913969087197" calcext:value-type="float">
            <text:p>0,00154914</text:p>
          </table:table-cell>
          <table:table-cell table:formula="of:=1/2/[.B182]" office:value-type="float" office:value="322.759789156627" calcext:value-type="float">
            <text:p>323</text:p>
          </table:table-cell>
          <table:table-cell table:formula="of:=[.C181]-[.C182]" office:value-type="float" office:value="1.95611993428201" calcext:value-type="float">
            <text:p>1,95611993428201</text:p>
          </table:table-cell>
          <table:table-cell table:formula="of:=[.$J$2]*[.A182]" office:value-type="float" office:value="2656" calcext:value-type="float">
            <text:p>2656</text:p>
          </table:table-cell>
          <table:table-cell table:style-name="ce9" table:formula="of:=[.$J$3]/[.E182]" office:value-type="float" office:value="0.0963855421686747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83]*[.$C$8]" office:value-type="float" office:value="0.00155847185768446" calcext:value-type="float">
            <text:p>0,00155847</text:p>
          </table:table-cell>
          <table:table-cell table:formula="of:=1/2/[.B183]" office:value-type="float" office:value="320.827095808383" calcext:value-type="float">
            <text:p>321</text:p>
          </table:table-cell>
          <table:table-cell table:formula="of:=[.C182]-[.C183]" office:value-type="float" office:value="1.93269334824402" calcext:value-type="float">
            <text:p>1,93269334824402</text:p>
          </table:table-cell>
          <table:table-cell table:formula="of:=[.$J$2]*[.A183]" office:value-type="float" office:value="2672" calcext:value-type="float">
            <text:p>2672</text:p>
          </table:table-cell>
          <table:table-cell table:style-name="ce9" table:formula="of:=[.$J$3]/[.E183]" office:value-type="float" office:value="0.0958083832335329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84]*[.$C$8]" office:value-type="float" office:value="0.00156780402449694" calcext:value-type="float">
            <text:p>0,00156780</text:p>
          </table:table-cell>
          <table:table-cell table:formula="of:=1/2/[.B184]" office:value-type="float" office:value="318.917410714286" calcext:value-type="float">
            <text:p>319</text:p>
          </table:table-cell>
          <table:table-cell table:formula="of:=[.C183]-[.C184]" office:value-type="float" office:value="1.90968509409697" calcext:value-type="float">
            <text:p>1,90968509409697</text:p>
          </table:table-cell>
          <table:table-cell table:formula="of:=[.$J$2]*[.A184]" office:value-type="float" office:value="2688" calcext:value-type="float">
            <text:p>2688</text:p>
          </table:table-cell>
          <table:table-cell table:style-name="ce9" table:formula="of:=[.$J$3]/[.E184]" office:value-type="float" office:value="0.0952380952380952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85]*[.$C$8]" office:value-type="float" office:value="0.00157713619130942" calcext:value-type="float">
            <text:p>0,00157714</text:p>
          </table:table-cell>
          <table:table-cell table:formula="of:=1/2/[.B185]" office:value-type="float" office:value="317.030325443787" calcext:value-type="float">
            <text:p>317</text:p>
          </table:table-cell>
          <table:table-cell table:formula="of:=[.C184]-[.C185]" office:value-type="float" office:value="1.88708527049903" calcext:value-type="float">
            <text:p>1,88708527049903</text:p>
          </table:table-cell>
          <table:table-cell table:formula="of:=[.$J$2]*[.A185]" office:value-type="float" office:value="2704" calcext:value-type="float">
            <text:p>2704</text:p>
          </table:table-cell>
          <table:table-cell table:style-name="ce9" table:formula="of:=[.$J$3]/[.E185]" office:value-type="float" office:value="0.0946745562130178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86]*[.$C$8]" office:value-type="float" office:value="0.0015864683581219" calcext:value-type="float">
            <text:p>0,00158647</text:p>
          </table:table-cell>
          <table:table-cell table:formula="of:=1/2/[.B186]" office:value-type="float" office:value="315.165441176471" calcext:value-type="float">
            <text:p>315</text:p>
          </table:table-cell>
          <table:table-cell table:formula="of:=[.C185]-[.C186]" office:value-type="float" office:value="1.86488426731597" calcext:value-type="float">
            <text:p>1,86488426731597</text:p>
          </table:table-cell>
          <table:table-cell table:formula="of:=[.$J$2]*[.A186]" office:value-type="float" office:value="2720" calcext:value-type="float">
            <text:p>2720</text:p>
          </table:table-cell>
          <table:table-cell table:style-name="ce9" table:formula="of:=[.$J$3]/[.E186]" office:value-type="float" office:value="0.0941176470588235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87]*[.$C$8]" office:value-type="float" office:value="0.00159580052493438" calcext:value-type="float">
            <text:p>0,00159580</text:p>
          </table:table-cell>
          <table:table-cell table:formula="of:=1/2/[.B187]" office:value-type="float" office:value="313.322368421053" calcext:value-type="float">
            <text:p>313</text:p>
          </table:table-cell>
          <table:table-cell table:formula="of:=[.C186]-[.C187]" office:value-type="float" office:value="1.84307275541801" calcext:value-type="float">
            <text:p>1,84307275541801</text:p>
          </table:table-cell>
          <table:table-cell table:formula="of:=[.$J$2]*[.A187]" office:value-type="float" office:value="2736" calcext:value-type="float">
            <text:p>2736</text:p>
          </table:table-cell>
          <table:table-cell table:style-name="ce9" table:formula="of:=[.$J$3]/[.E187]" office:value-type="float" office:value="0.0935672514619883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88]*[.$C$8]" office:value-type="float" office:value="0.00160513269174686" calcext:value-type="float">
            <text:p>0,00160513</text:p>
          </table:table-cell>
          <table:table-cell table:formula="of:=1/2/[.B188]" office:value-type="float" office:value="311.500726744186" calcext:value-type="float">
            <text:p>312</text:p>
          </table:table-cell>
          <table:table-cell table:formula="of:=[.C187]-[.C188]" office:value-type="float" office:value="1.82164167686699" calcext:value-type="float">
            <text:p>1,82164167686699</text:p>
          </table:table-cell>
          <table:table-cell table:formula="of:=[.$J$2]*[.A188]" office:value-type="float" office:value="2752" calcext:value-type="float">
            <text:p>2752</text:p>
          </table:table-cell>
          <table:table-cell table:style-name="ce9" table:formula="of:=[.$J$3]/[.E188]" office:value-type="float" office:value="0.0930232558139535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89]*[.$C$8]" office:value-type="float" office:value="0.00161446485855935" calcext:value-type="float">
            <text:p>0,00161446</text:p>
          </table:table-cell>
          <table:table-cell table:formula="of:=1/2/[.B189]" office:value-type="float" office:value="309.700144508671" calcext:value-type="float">
            <text:p>310</text:p>
          </table:table-cell>
          <table:table-cell table:formula="of:=[.C188]-[.C189]" office:value-type="float" office:value="1.80058223551504" calcext:value-type="float">
            <text:p>1,80058223551504</text:p>
          </table:table-cell>
          <table:table-cell table:formula="of:=[.$J$2]*[.A189]" office:value-type="float" office:value="2768" calcext:value-type="float">
            <text:p>2768</text:p>
          </table:table-cell>
          <table:table-cell table:style-name="ce9" table:formula="of:=[.$J$3]/[.E189]" office:value-type="float" office:value="0.092485549132948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90]*[.$C$8]" office:value-type="float" office:value="0.00162379702537183" calcext:value-type="float">
            <text:p>0,00162380</text:p>
          </table:table-cell>
          <table:table-cell table:formula="of:=1/2/[.B190]" office:value-type="float" office:value="307.92025862069" calcext:value-type="float">
            <text:p>308</text:p>
          </table:table-cell>
          <table:table-cell table:formula="of:=[.C189]-[.C190]" office:value-type="float" office:value="1.77988588798098" calcext:value-type="float">
            <text:p>1,77988588798098</text:p>
          </table:table-cell>
          <table:table-cell table:formula="of:=[.$J$2]*[.A190]" office:value-type="float" office:value="2784" calcext:value-type="float">
            <text:p>2784</text:p>
          </table:table-cell>
          <table:table-cell table:style-name="ce9" table:formula="of:=[.$J$3]/[.E190]" office:value-type="float" office:value="0.0919540229885057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91]*[.$C$8]" office:value-type="float" office:value="0.00163312919218431" calcext:value-type="float">
            <text:p>0,00163313</text:p>
          </table:table-cell>
          <table:table-cell table:formula="of:=1/2/[.B191]" office:value-type="float" office:value="306.160714285714" calcext:value-type="float">
            <text:p>306</text:p>
          </table:table-cell>
          <table:table-cell table:formula="of:=[.C190]-[.C191]" office:value-type="float" office:value="1.759544334976" calcext:value-type="float">
            <text:p>1,759544334976</text:p>
          </table:table-cell>
          <table:table-cell table:formula="of:=[.$J$2]*[.A191]" office:value-type="float" office:value="2800" calcext:value-type="float">
            <text:p>2800</text:p>
          </table:table-cell>
          <table:table-cell table:style-name="ce9" table:formula="of:=[.$J$3]/[.E191]" office:value-type="float" office:value="0.0914285714285714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92]*[.$C$8]" office:value-type="float" office:value="0.00164246135899679" calcext:value-type="float">
            <text:p>0,00164246</text:p>
          </table:table-cell>
          <table:table-cell table:formula="of:=1/2/[.B192]" office:value-type="float" office:value="304.421164772727" calcext:value-type="float">
            <text:p>304</text:p>
          </table:table-cell>
          <table:table-cell table:formula="of:=[.C191]-[.C192]" office:value-type="float" office:value="1.73954951298697" calcext:value-type="float">
            <text:p>1,73954951298697</text:p>
          </table:table-cell>
          <table:table-cell table:formula="of:=[.$J$2]*[.A192]" office:value-type="float" office:value="2816" calcext:value-type="float">
            <text:p>2816</text:p>
          </table:table-cell>
          <table:table-cell table:style-name="ce9" table:formula="of:=[.$J$3]/[.E192]" office:value-type="float" office:value="0.0909090909090909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93]*[.$C$8]" office:value-type="float" office:value="0.00165179352580927" calcext:value-type="float">
            <text:p>0,00165179</text:p>
          </table:table-cell>
          <table:table-cell table:formula="of:=1/2/[.B193]" office:value-type="float" office:value="302.701271186441" calcext:value-type="float">
            <text:p>303</text:p>
          </table:table-cell>
          <table:table-cell table:formula="of:=[.C192]-[.C193]" office:value-type="float" office:value="1.71989358628605" calcext:value-type="float">
            <text:p>1,71989358628605</text:p>
          </table:table-cell>
          <table:table-cell table:formula="of:=[.$J$2]*[.A193]" office:value-type="float" office:value="2832" calcext:value-type="float">
            <text:p>2832</text:p>
          </table:table-cell>
          <table:table-cell table:style-name="ce9" table:formula="of:=[.$J$3]/[.E193]" office:value-type="float" office:value="0.0903954802259887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94]*[.$C$8]" office:value-type="float" office:value="0.00166112569262176" calcext:value-type="float">
            <text:p>0,00166113</text:p>
          </table:table-cell>
          <table:table-cell table:formula="of:=1/2/[.B194]" office:value-type="float" office:value="301.000702247191" calcext:value-type="float">
            <text:p>301</text:p>
          </table:table-cell>
          <table:table-cell table:formula="of:=[.C193]-[.C194]" office:value-type="float" office:value="1.70056893924999" calcext:value-type="float">
            <text:p>1,70056893924999</text:p>
          </table:table-cell>
          <table:table-cell table:formula="of:=[.$J$2]*[.A194]" office:value-type="float" office:value="2848" calcext:value-type="float">
            <text:p>2848</text:p>
          </table:table-cell>
          <table:table-cell table:style-name="ce9" table:formula="of:=[.$J$3]/[.E194]" office:value-type="float" office:value="0.0898876404494382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95]*[.$C$8]" office:value-type="float" office:value="0.00167045785943424" calcext:value-type="float">
            <text:p>0,00167046</text:p>
          </table:table-cell>
          <table:table-cell table:formula="of:=1/2/[.B195]" office:value-type="float" office:value="299.319134078212" calcext:value-type="float">
            <text:p>299</text:p>
          </table:table-cell>
          <table:table-cell table:formula="of:=[.C194]-[.C195]" office:value-type="float" office:value="1.68156816897897" calcext:value-type="float">
            <text:p>1,68156816897897</text:p>
          </table:table-cell>
          <table:table-cell table:formula="of:=[.$J$2]*[.A195]" office:value-type="float" office:value="2864" calcext:value-type="float">
            <text:p>2864</text:p>
          </table:table-cell>
          <table:table-cell table:style-name="ce9" table:formula="of:=[.$J$3]/[.E195]" office:value-type="float" office:value="0.0893854748603352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96]*[.$C$8]" office:value-type="float" office:value="0.00167979002624672" calcext:value-type="float">
            <text:p>0,00167979</text:p>
          </table:table-cell>
          <table:table-cell table:formula="of:=1/2/[.B196]" office:value-type="float" office:value="297.65625" calcext:value-type="float">
            <text:p>298</text:p>
          </table:table-cell>
          <table:table-cell table:formula="of:=[.C195]-[.C196]" office:value-type="float" office:value="1.66288407821202" calcext:value-type="float">
            <text:p>1,66288407821202</text:p>
          </table:table-cell>
          <table:table-cell table:formula="of:=[.$J$2]*[.A196]" office:value-type="float" office:value="2880" calcext:value-type="float">
            <text:p>2880</text:p>
          </table:table-cell>
          <table:table-cell table:style-name="ce9" table:formula="of:=[.$J$3]/[.E196]" office:value-type="float" office:value="0.0888888888888889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97]*[.$C$8]" office:value-type="float" office:value="0.0016891221930592" calcext:value-type="float">
            <text:p>0,00168912</text:p>
          </table:table-cell>
          <table:table-cell table:formula="of:=1/2/[.B197]" office:value-type="float" office:value="296.011740331492" calcext:value-type="float">
            <text:p>296</text:p>
          </table:table-cell>
          <table:table-cell table:formula="of:=[.C196]-[.C197]" office:value-type="float" office:value="1.64450966850802" calcext:value-type="float">
            <text:p>1,64450966850802</text:p>
          </table:table-cell>
          <table:table-cell table:formula="of:=[.$J$2]*[.A197]" office:value-type="float" office:value="2896" calcext:value-type="float">
            <text:p>2896</text:p>
          </table:table-cell>
          <table:table-cell table:style-name="ce9" table:formula="of:=[.$J$3]/[.E197]" office:value-type="float" office:value="0.0883977900552486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98]*[.$C$8]" office:value-type="float" office:value="0.00169845435987168" calcext:value-type="float">
            <text:p>0,00169845</text:p>
          </table:table-cell>
          <table:table-cell table:formula="of:=1/2/[.B198]" office:value-type="float" office:value="294.385302197802" calcext:value-type="float">
            <text:p>294</text:p>
          </table:table-cell>
          <table:table-cell table:formula="of:=[.C197]-[.C198]" office:value-type="float" office:value="1.62643813368999" calcext:value-type="float">
            <text:p>1,62643813368999</text:p>
          </table:table-cell>
          <table:table-cell table:formula="of:=[.$J$2]*[.A198]" office:value-type="float" office:value="2912" calcext:value-type="float">
            <text:p>2912</text:p>
          </table:table-cell>
          <table:table-cell table:style-name="ce9" table:formula="of:=[.$J$3]/[.E198]" office:value-type="float" office:value="0.0879120879120879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99]*[.$C$8]" office:value-type="float" office:value="0.00170778652668416" calcext:value-type="float">
            <text:p>0,00170779</text:p>
          </table:table-cell>
          <table:table-cell table:formula="of:=1/2/[.B199]" office:value-type="float" office:value="292.776639344262" calcext:value-type="float">
            <text:p>293</text:p>
          </table:table-cell>
          <table:table-cell table:formula="of:=[.C198]-[.C199]" office:value-type="float" office:value="1.60866285354001" calcext:value-type="float">
            <text:p>1,60866285354001</text:p>
          </table:table-cell>
          <table:table-cell table:formula="of:=[.$J$2]*[.A199]" office:value-type="float" office:value="2928" calcext:value-type="float">
            <text:p>2928</text:p>
          </table:table-cell>
          <table:table-cell table:style-name="ce9" table:formula="of:=[.$J$3]/[.E199]" office:value-type="float" office:value="0.087431693989071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200]*[.$C$8]" office:value-type="float" office:value="0.00171711869349665" calcext:value-type="float">
            <text:p>0,00171712</text:p>
          </table:table-cell>
          <table:table-cell table:formula="of:=1/2/[.B200]" office:value-type="float" office:value="291.185461956522" calcext:value-type="float">
            <text:p>291</text:p>
          </table:table-cell>
          <table:table-cell table:formula="of:=[.C199]-[.C200]" office:value-type="float" office:value="1.59117738774" calcext:value-type="float">
            <text:p>1,59117738774</text:p>
          </table:table-cell>
          <table:table-cell table:formula="of:=[.$J$2]*[.A200]" office:value-type="float" office:value="2944" calcext:value-type="float">
            <text:p>2944</text:p>
          </table:table-cell>
          <table:table-cell table:style-name="ce9" table:formula="of:=[.$J$3]/[.E200]" office:value-type="float" office:value="0.0869565217391304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201]*[.$C$8]" office:value-type="float" office:value="0.00172645086030913" calcext:value-type="float">
            <text:p>0,00172645</text:p>
          </table:table-cell>
          <table:table-cell table:formula="of:=1/2/[.B201]" office:value-type="float" office:value="289.611486486486" calcext:value-type="float">
            <text:p>290</text:p>
          </table:table-cell>
          <table:table-cell table:formula="of:=[.C200]-[.C201]" office:value-type="float" office:value="1.57397547003598" calcext:value-type="float">
            <text:p>1,57397547003598</text:p>
          </table:table-cell>
          <table:table-cell table:formula="of:=[.$J$2]*[.A201]" office:value-type="float" office:value="2960" calcext:value-type="float">
            <text:p>2960</text:p>
          </table:table-cell>
          <table:table-cell table:style-name="ce9" table:formula="of:=[.$J$3]/[.E201]" office:value-type="float" office:value="0.0864864864864865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202]*[.$C$8]" office:value-type="float" office:value="0.00173578302712161" calcext:value-type="float">
            <text:p>0,00173578</text:p>
          </table:table-cell>
          <table:table-cell table:formula="of:=1/2/[.B202]" office:value-type="float" office:value="288.054435483871" calcext:value-type="float">
            <text:p>288</text:p>
          </table:table-cell>
          <table:table-cell table:formula="of:=[.C201]-[.C202]" office:value-type="float" office:value="1.55705100261503" calcext:value-type="float">
            <text:p>1,55705100261503</text:p>
          </table:table-cell>
          <table:table-cell table:formula="of:=[.$J$2]*[.A202]" office:value-type="float" office:value="2976" calcext:value-type="float">
            <text:p>2976</text:p>
          </table:table-cell>
          <table:table-cell table:style-name="ce9" table:formula="of:=[.$J$3]/[.E202]" office:value-type="float" office:value="0.0860215053763441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203]*[.$C$8]" office:value-type="float" office:value="0.00174511519393409" calcext:value-type="float">
            <text:p>0,00174512</text:p>
          </table:table-cell>
          <table:table-cell table:formula="of:=1/2/[.B203]" office:value-type="float" office:value="286.514037433155" calcext:value-type="float">
            <text:p>287</text:p>
          </table:table-cell>
          <table:table-cell table:formula="of:=[.C202]-[.C203]" office:value-type="float" office:value="1.54039805071596" calcext:value-type="float">
            <text:p>1,54039805071596</text:p>
          </table:table-cell>
          <table:table-cell table:formula="of:=[.$J$2]*[.A203]" office:value-type="float" office:value="2992" calcext:value-type="float">
            <text:p>2992</text:p>
          </table:table-cell>
          <table:table-cell table:style-name="ce9" table:formula="of:=[.$J$3]/[.E203]" office:value-type="float" office:value="0.0855614973262032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204]*[.$C$8]" office:value-type="float" office:value="0.00175444736074657" calcext:value-type="float">
            <text:p>0,00175445</text:p>
          </table:table-cell>
          <table:table-cell table:formula="of:=1/2/[.B204]" office:value-type="float" office:value="284.990026595745" calcext:value-type="float">
            <text:p>285</text:p>
          </table:table-cell>
          <table:table-cell table:formula="of:=[.C203]-[.C204]" office:value-type="float" office:value="1.52401083741" calcext:value-type="float">
            <text:p>1,52401083741</text:p>
          </table:table-cell>
          <table:table-cell table:formula="of:=[.$J$2]*[.A204]" office:value-type="float" office:value="3008" calcext:value-type="float">
            <text:p>3008</text:p>
          </table:table-cell>
          <table:table-cell table:style-name="ce9" table:formula="of:=[.$J$3]/[.E204]" office:value-type="float" office:value="0.0851063829787234" calcext:value-type="float">
            <text:p>0,09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205]*[.$C$8]" office:value-type="float" office:value="0.00176377952755906" calcext:value-type="float">
            <text:p>0,00176378</text:p>
          </table:table-cell>
          <table:table-cell table:formula="of:=1/2/[.B205]" office:value-type="float" office:value="283.482142857143" calcext:value-type="float">
            <text:p>283</text:p>
          </table:table-cell>
          <table:table-cell table:formula="of:=[.C204]-[.C205]" office:value-type="float" office:value="1.507883738602" calcext:value-type="float">
            <text:p>1,507883738602</text:p>
          </table:table-cell>
          <table:table-cell table:formula="of:=[.$J$2]*[.A205]" office:value-type="float" office:value="3024" calcext:value-type="float">
            <text:p>3024</text:p>
          </table:table-cell>
          <table:table-cell table:style-name="ce9" table:formula="of:=[.$J$3]/[.E205]" office:value-type="float" office:value="0.0846560846560847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206]*[.$C$8]" office:value-type="float" office:value="0.00177311169437154" calcext:value-type="float">
            <text:p>0,00177311</text:p>
          </table:table-cell>
          <table:table-cell table:formula="of:=1/2/[.B206]" office:value-type="float" office:value="281.990131578947" calcext:value-type="float">
            <text:p>282</text:p>
          </table:table-cell>
          <table:table-cell table:formula="of:=[.C205]-[.C206]" office:value-type="float" office:value="1.492011278196" calcext:value-type="float">
            <text:p>1,492011278196</text:p>
          </table:table-cell>
          <table:table-cell table:formula="of:=[.$J$2]*[.A206]" office:value-type="float" office:value="3040" calcext:value-type="float">
            <text:p>3040</text:p>
          </table:table-cell>
          <table:table-cell table:style-name="ce9" table:formula="of:=[.$J$3]/[.E206]" office:value-type="float" office:value="0.0842105263157895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207]*[.$C$8]" office:value-type="float" office:value="0.00178244386118402" calcext:value-type="float">
            <text:p>0,00178244</text:p>
          </table:table-cell>
          <table:table-cell table:formula="of:=1/2/[.B207]" office:value-type="float" office:value="280.513743455497" calcext:value-type="float">
            <text:p>281</text:p>
          </table:table-cell>
          <table:table-cell table:formula="of:=[.C206]-[.C207]" office:value-type="float" office:value="1.47638812345002" calcext:value-type="float">
            <text:p>1,47638812345002</text:p>
          </table:table-cell>
          <table:table-cell table:formula="of:=[.$J$2]*[.A207]" office:value-type="float" office:value="3056" calcext:value-type="float">
            <text:p>3056</text:p>
          </table:table-cell>
          <table:table-cell table:style-name="ce9" table:formula="of:=[.$J$3]/[.E207]" office:value-type="float" office:value="0.0837696335078534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208]*[.$C$8]" office:value-type="float" office:value="0.0017917760279965" calcext:value-type="float">
            <text:p>0,00179178</text:p>
          </table:table-cell>
          <table:table-cell table:formula="of:=1/2/[.B208]" office:value-type="float" office:value="279.052734375" calcext:value-type="float">
            <text:p>279</text:p>
          </table:table-cell>
          <table:table-cell table:formula="of:=[.C207]-[.C208]" office:value-type="float" office:value="1.46100908049698" calcext:value-type="float">
            <text:p>1,46100908049698</text:p>
          </table:table-cell>
          <table:table-cell table:formula="of:=[.$J$2]*[.A208]" office:value-type="float" office:value="3072" calcext:value-type="float">
            <text:p>3072</text:p>
          </table:table-cell>
          <table:table-cell table:style-name="ce9" table:formula="of:=[.$J$3]/[.E208]" office:value-type="float" office:value="0.0833333333333333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209]*[.$C$8]" office:value-type="float" office:value="0.00180110819480898" calcext:value-type="float">
            <text:p>0,00180111</text:p>
          </table:table-cell>
          <table:table-cell table:formula="of:=1/2/[.B209]" office:value-type="float" office:value="277.606865284974" calcext:value-type="float">
            <text:p>278</text:p>
          </table:table-cell>
          <table:table-cell table:formula="of:=[.C208]-[.C209]" office:value-type="float" office:value="1.44586909002601" calcext:value-type="float">
            <text:p>1,44586909002601</text:p>
          </table:table-cell>
          <table:table-cell table:formula="of:=[.$J$2]*[.A209]" office:value-type="float" office:value="3088" calcext:value-type="float">
            <text:p>3088</text:p>
          </table:table-cell>
          <table:table-cell table:style-name="ce9" table:formula="of:=[.$J$3]/[.E209]" office:value-type="float" office:value="0.0829015544041451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210]*[.$C$8]" office:value-type="float" office:value="0.00181044036162146" calcext:value-type="float">
            <text:p>0,00181044</text:p>
          </table:table-cell>
          <table:table-cell table:formula="of:=1/2/[.B210]" office:value-type="float" office:value="276.175902061856" calcext:value-type="float">
            <text:p>276</text:p>
          </table:table-cell>
          <table:table-cell table:formula="of:=[.C209]-[.C210]" office:value-type="float" office:value="1.430963223118" calcext:value-type="float">
            <text:p>1,430963223118</text:p>
          </table:table-cell>
          <table:table-cell table:formula="of:=[.$J$2]*[.A210]" office:value-type="float" office:value="3104" calcext:value-type="float">
            <text:p>3104</text:p>
          </table:table-cell>
          <table:table-cell table:style-name="ce9" table:formula="of:=[.$J$3]/[.E210]" office:value-type="float" office:value="0.0824742268041237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211]*[.$C$8]" office:value-type="float" office:value="0.00181977252843395" calcext:value-type="float">
            <text:p>0,00181977</text:p>
          </table:table-cell>
          <table:table-cell table:formula="of:=1/2/[.B211]" office:value-type="float" office:value="274.759615384615" calcext:value-type="float">
            <text:p>275</text:p>
          </table:table-cell>
          <table:table-cell table:formula="of:=[.C210]-[.C211]" office:value-type="float" office:value="1.41628667724098" calcext:value-type="float">
            <text:p>1,41628667724098</text:p>
          </table:table-cell>
          <table:table-cell table:formula="of:=[.$J$2]*[.A211]" office:value-type="float" office:value="3120" calcext:value-type="float">
            <text:p>3120</text:p>
          </table:table-cell>
          <table:table-cell table:style-name="ce9" table:formula="of:=[.$J$3]/[.E211]" office:value-type="float" office:value="0.082051282051282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212]*[.$C$8]" office:value-type="float" office:value="0.00182910469524643" calcext:value-type="float">
            <text:p>0,00182910</text:p>
          </table:table-cell>
          <table:table-cell table:formula="of:=1/2/[.B212]" office:value-type="float" office:value="273.357780612245" calcext:value-type="float">
            <text:p>273</text:p>
          </table:table-cell>
          <table:table-cell table:formula="of:=[.C211]-[.C212]" office:value-type="float" office:value="1.40183477237002" calcext:value-type="float">
            <text:p>1,40183477237002</text:p>
          </table:table-cell>
          <table:table-cell table:formula="of:=[.$J$2]*[.A212]" office:value-type="float" office:value="3136" calcext:value-type="float">
            <text:p>3136</text:p>
          </table:table-cell>
          <table:table-cell table:style-name="ce9" table:formula="of:=[.$J$3]/[.E212]" office:value-type="float" office:value="0.0816326530612245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213]*[.$C$8]" office:value-type="float" office:value="0.00183843686205891" calcext:value-type="float">
            <text:p>0,00183844</text:p>
          </table:table-cell>
          <table:table-cell table:formula="of:=1/2/[.B213]" office:value-type="float" office:value="271.970177664975" calcext:value-type="float">
            <text:p>272</text:p>
          </table:table-cell>
          <table:table-cell table:formula="of:=[.C212]-[.C213]" office:value-type="float" office:value="1.38760294727001" calcext:value-type="float">
            <text:p>1,38760294727001</text:p>
          </table:table-cell>
          <table:table-cell table:formula="of:=[.$J$2]*[.A213]" office:value-type="float" office:value="3152" calcext:value-type="float">
            <text:p>3152</text:p>
          </table:table-cell>
          <table:table-cell table:style-name="ce9" table:formula="of:=[.$J$3]/[.E213]" office:value-type="float" office:value="0.0812182741116751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14]*[.$C$8]" office:value-type="float" office:value="0.00184776902887139" calcext:value-type="float">
            <text:p>0,00184777</text:p>
          </table:table-cell>
          <table:table-cell table:formula="of:=1/2/[.B214]" office:value-type="float" office:value="270.596590909091" calcext:value-type="float">
            <text:p>271</text:p>
          </table:table-cell>
          <table:table-cell table:formula="of:=[.C213]-[.C214]" office:value-type="float" office:value="1.37358675588399" calcext:value-type="float">
            <text:p>1,37358675588399</text:p>
          </table:table-cell>
          <table:table-cell table:formula="of:=[.$J$2]*[.A214]" office:value-type="float" office:value="3168" calcext:value-type="float">
            <text:p>3168</text:p>
          </table:table-cell>
          <table:table-cell table:style-name="ce9" table:formula="of:=[.$J$3]/[.E214]" office:value-type="float" office:value="0.0808080808080808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15]*[.$C$8]" office:value-type="float" office:value="0.00185710119568387" calcext:value-type="float">
            <text:p>0,00185710</text:p>
          </table:table-cell>
          <table:table-cell table:formula="of:=1/2/[.B215]" office:value-type="float" office:value="269.236809045226" calcext:value-type="float">
            <text:p>269</text:p>
          </table:table-cell>
          <table:table-cell table:formula="of:=[.C214]-[.C215]" office:value-type="float" office:value="1.35978186386501" calcext:value-type="float">
            <text:p>1,35978186386501</text:p>
          </table:table-cell>
          <table:table-cell table:formula="of:=[.$J$2]*[.A215]" office:value-type="float" office:value="3184" calcext:value-type="float">
            <text:p>3184</text:p>
          </table:table-cell>
          <table:table-cell table:style-name="ce9" table:formula="of:=[.$J$3]/[.E215]" office:value-type="float" office:value="0.0804020100502513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16]*[.$C$8]" office:value-type="float" office:value="0.00186643336249635" calcext:value-type="float">
            <text:p>0,00186643</text:p>
          </table:table-cell>
          <table:table-cell table:formula="of:=1/2/[.B216]" office:value-type="float" office:value="267.890625" calcext:value-type="float">
            <text:p>268</text:p>
          </table:table-cell>
          <table:table-cell table:formula="of:=[.C215]-[.C216]" office:value-type="float" office:value="1.34618404522598" calcext:value-type="float">
            <text:p>1,34618404522598</text:p>
          </table:table-cell>
          <table:table-cell table:formula="of:=[.$J$2]*[.A216]" office:value-type="float" office:value="3200" calcext:value-type="float">
            <text:p>3200</text:p>
          </table:table-cell>
          <table:table-cell table:style-name="ce9" table:formula="of:=[.$J$3]/[.E216]" office:value-type="float" office:value="0.08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17]*[.$C$8]" office:value-type="float" office:value="0.00187576552930884" calcext:value-type="float">
            <text:p>0,00187577</text:p>
          </table:table-cell>
          <table:table-cell table:formula="of:=1/2/[.B217]" office:value-type="float" office:value="266.557835820896" calcext:value-type="float">
            <text:p>267</text:p>
          </table:table-cell>
          <table:table-cell table:formula="of:=[.C216]-[.C217]" office:value-type="float" office:value="1.332789179104" calcext:value-type="float">
            <text:p>1,332789179104</text:p>
          </table:table-cell>
          <table:table-cell table:formula="of:=[.$J$2]*[.A217]" office:value-type="float" office:value="3216" calcext:value-type="float">
            <text:p>3216</text:p>
          </table:table-cell>
          <table:table-cell table:style-name="ce9" table:formula="of:=[.$J$3]/[.E217]" office:value-type="float" office:value="0.0796019900497512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18]*[.$C$8]" office:value-type="float" office:value="0.00188509769612132" calcext:value-type="float">
            <text:p>0,00188510</text:p>
          </table:table-cell>
          <table:table-cell table:formula="of:=1/2/[.B218]" office:value-type="float" office:value="265.238242574257" calcext:value-type="float">
            <text:p>265</text:p>
          </table:table-cell>
          <table:table-cell table:formula="of:=[.C217]-[.C218]" office:value-type="float" office:value="1.31959324663899" calcext:value-type="float">
            <text:p>1,31959324663899</text:p>
          </table:table-cell>
          <table:table-cell table:formula="of:=[.$J$2]*[.A218]" office:value-type="float" office:value="3232" calcext:value-type="float">
            <text:p>3232</text:p>
          </table:table-cell>
          <table:table-cell table:style-name="ce9" table:formula="of:=[.$J$3]/[.E218]" office:value-type="float" office:value="0.0792079207920792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19]*[.$C$8]" office:value-type="float" office:value="0.0018944298629338" calcext:value-type="float">
            <text:p>0,00189443</text:p>
          </table:table-cell>
          <table:table-cell table:formula="of:=1/2/[.B219]" office:value-type="float" office:value="263.931650246305" calcext:value-type="float">
            <text:p>264</text:p>
          </table:table-cell>
          <table:table-cell table:formula="of:=[.C218]-[.C219]" office:value-type="float" office:value="1.30659232795199" calcext:value-type="float">
            <text:p>1,30659232795199</text:p>
          </table:table-cell>
          <table:table-cell table:formula="of:=[.$J$2]*[.A219]" office:value-type="float" office:value="3248" calcext:value-type="float">
            <text:p>3248</text:p>
          </table:table-cell>
          <table:table-cell table:style-name="ce9" table:formula="of:=[.$J$3]/[.E219]" office:value-type="float" office:value="0.0788177339901478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20]*[.$C$8]" office:value-type="float" office:value="0.00190376202974628" calcext:value-type="float">
            <text:p>0,00190376</text:p>
          </table:table-cell>
          <table:table-cell table:formula="of:=1/2/[.B220]" office:value-type="float" office:value="262.637867647059" calcext:value-type="float">
            <text:p>263</text:p>
          </table:table-cell>
          <table:table-cell table:formula="of:=[.C219]-[.C220]" office:value-type="float" office:value="1.29378259924601" calcext:value-type="float">
            <text:p>1,29378259924601</text:p>
          </table:table-cell>
          <table:table-cell table:formula="of:=[.$J$2]*[.A220]" office:value-type="float" office:value="3264" calcext:value-type="float">
            <text:p>3264</text:p>
          </table:table-cell>
          <table:table-cell table:style-name="ce9" table:formula="of:=[.$J$3]/[.E220]" office:value-type="float" office:value="0.0784313725490196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21]*[.$C$8]" office:value-type="float" office:value="0.00191309419655876" calcext:value-type="float">
            <text:p>0,00191309</text:p>
          </table:table-cell>
          <table:table-cell table:formula="of:=1/2/[.B221]" office:value-type="float" office:value="261.356707317073" calcext:value-type="float">
            <text:p>261</text:p>
          </table:table-cell>
          <table:table-cell table:formula="of:=[.C220]-[.C221]" office:value-type="float" office:value="1.28116032998599" calcext:value-type="float">
            <text:p>1,28116032998599</text:p>
          </table:table-cell>
          <table:table-cell table:formula="of:=[.$J$2]*[.A221]" office:value-type="float" office:value="3280" calcext:value-type="float">
            <text:p>3280</text:p>
          </table:table-cell>
          <table:table-cell table:style-name="ce9" table:formula="of:=[.$J$3]/[.E221]" office:value-type="float" office:value="0.0780487804878049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22]*[.$C$8]" office:value-type="float" office:value="0.00192242636337125" calcext:value-type="float">
            <text:p>0,00192243</text:p>
          </table:table-cell>
          <table:table-cell table:formula="of:=1/2/[.B222]" office:value-type="float" office:value="260.087985436893" calcext:value-type="float">
            <text:p>260</text:p>
          </table:table-cell>
          <table:table-cell table:formula="of:=[.C221]-[.C222]" office:value-type="float" office:value="1.26872188018001" calcext:value-type="float">
            <text:p>1,26872188018001</text:p>
          </table:table-cell>
          <table:table-cell table:formula="of:=[.$J$2]*[.A222]" office:value-type="float" office:value="3296" calcext:value-type="float">
            <text:p>3296</text:p>
          </table:table-cell>
          <table:table-cell table:style-name="ce9" table:formula="of:=[.$J$3]/[.E222]" office:value-type="float" office:value="0.0776699029126214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23]*[.$C$8]" office:value-type="float" office:value="0.00193175853018373" calcext:value-type="float">
            <text:p>0,00193176</text:p>
          </table:table-cell>
          <table:table-cell table:formula="of:=1/2/[.B223]" office:value-type="float" office:value="258.83152173913" calcext:value-type="float">
            <text:p>259</text:p>
          </table:table-cell>
          <table:table-cell table:formula="of:=[.C222]-[.C223]" office:value-type="float" office:value="1.25646369776302" calcext:value-type="float">
            <text:p>1,25646369776302</text:p>
          </table:table-cell>
          <table:table-cell table:formula="of:=[.$J$2]*[.A223]" office:value-type="float" office:value="3312" calcext:value-type="float">
            <text:p>3312</text:p>
          </table:table-cell>
          <table:table-cell table:style-name="ce9" table:formula="of:=[.$J$3]/[.E223]" office:value-type="float" office:value="0.0772946859903382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24]*[.$C$8]" office:value-type="float" office:value="0.00194109069699621" calcext:value-type="float">
            <text:p>0,00194109</text:p>
          </table:table-cell>
          <table:table-cell table:formula="of:=1/2/[.B224]" office:value-type="float" office:value="257.587139423077" calcext:value-type="float">
            <text:p>258</text:p>
          </table:table-cell>
          <table:table-cell table:formula="of:=[.C223]-[.C224]" office:value-type="float" office:value="1.24438231605296" calcext:value-type="float">
            <text:p>1,24438231605296</text:p>
          </table:table-cell>
          <table:table-cell table:formula="of:=[.$J$2]*[.A224]" office:value-type="float" office:value="3328" calcext:value-type="float">
            <text:p>3328</text:p>
          </table:table-cell>
          <table:table-cell table:style-name="ce9" table:formula="of:=[.$J$3]/[.E224]" office:value-type="float" office:value="0.0769230769230769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25]*[.$C$8]" office:value-type="float" office:value="0.00195042286380869" calcext:value-type="float">
            <text:p>0,00195042</text:p>
          </table:table-cell>
          <table:table-cell table:formula="of:=1/2/[.B225]" office:value-type="float" office:value="256.35466507177" calcext:value-type="float">
            <text:p>256</text:p>
          </table:table-cell>
          <table:table-cell table:formula="of:=[.C224]-[.C225]" office:value-type="float" office:value="1.23247435130702" calcext:value-type="float">
            <text:p>1,23247435130702</text:p>
          </table:table-cell>
          <table:table-cell table:formula="of:=[.$J$2]*[.A225]" office:value-type="float" office:value="3344" calcext:value-type="float">
            <text:p>3344</text:p>
          </table:table-cell>
          <table:table-cell table:style-name="ce9" table:formula="of:=[.$J$3]/[.E225]" office:value-type="float" office:value="0.076555023923445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26]*[.$C$8]" office:value-type="float" office:value="0.00195975503062117" calcext:value-type="float">
            <text:p>0,00195976</text:p>
          </table:table-cell>
          <table:table-cell table:formula="of:=1/2/[.B226]" office:value-type="float" office:value="255.133928571429" calcext:value-type="float">
            <text:p>255</text:p>
          </table:table-cell>
          <table:table-cell table:formula="of:=[.C225]-[.C226]" office:value-type="float" office:value="1.22073650034099" calcext:value-type="float">
            <text:p>1,22073650034099</text:p>
          </table:table-cell>
          <table:table-cell table:formula="of:=[.$J$2]*[.A226]" office:value-type="float" office:value="3360" calcext:value-type="float">
            <text:p>3360</text:p>
          </table:table-cell>
          <table:table-cell table:style-name="ce9" table:formula="of:=[.$J$3]/[.E226]" office:value-type="float" office:value="0.0761904761904762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27]*[.$C$8]" office:value-type="float" office:value="0.00196908719743365" calcext:value-type="float">
            <text:p>0,00196909</text:p>
          </table:table-cell>
          <table:table-cell table:formula="of:=1/2/[.B227]" office:value-type="float" office:value="253.924763033175" calcext:value-type="float">
            <text:p>254</text:p>
          </table:table-cell>
          <table:table-cell table:formula="of:=[.C226]-[.C227]" office:value-type="float" office:value="1.20916553825401" calcext:value-type="float">
            <text:p>1,20916553825401</text:p>
          </table:table-cell>
          <table:table-cell table:formula="of:=[.$J$2]*[.A227]" office:value-type="float" office:value="3376" calcext:value-type="float">
            <text:p>3376</text:p>
          </table:table-cell>
          <table:table-cell table:style-name="ce9" table:formula="of:=[.$J$3]/[.E227]" office:value-type="float" office:value="0.0758293838862559" calcext:value-type="float">
            <text:p>0,08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28]*[.$C$8]" office:value-type="float" office:value="0.00197841936424614" calcext:value-type="float">
            <text:p>0,00197842</text:p>
          </table:table-cell>
          <table:table-cell table:formula="of:=1/2/[.B228]" office:value-type="float" office:value="252.727004716981" calcext:value-type="float">
            <text:p>253</text:p>
          </table:table-cell>
          <table:table-cell table:formula="of:=[.C227]-[.C228]" office:value-type="float" office:value="1.19775831619398" calcext:value-type="float">
            <text:p>1,19775831619398</text:p>
          </table:table-cell>
          <table:table-cell table:formula="of:=[.$J$2]*[.A228]" office:value-type="float" office:value="3392" calcext:value-type="float">
            <text:p>3392</text:p>
          </table:table-cell>
          <table:table-cell table:style-name="ce9" table:formula="of:=[.$J$3]/[.E228]" office:value-type="float" office:value="0.0754716981132075" calcext:value-type="float">
            <text:p>0,08</text:p>
          </table:table-cell>
          <table:table-cell table:number-columns-repeated="4"/>
        </table:table-row>
        <table:table-row table:style-name="ro1" table:number-rows-repeated="104834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1" loext:min-decimal-places="1" number:min-integer-digits="1" number:grouping="true"/>
    </number:number-style>
    <number:number-style style:name="N116">
      <number:number number:decimal-places="4" loext:min-decimal-places="4" number:min-integer-digits="1" number:grouping="true"/>
    </number:number-style>
    <number:number-style style:name="N117">
      <number:number number:decimal-places="5" loext:min-decimal-places="5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.00.0000</text:date>, <text:time style:data-style-name="N2" text:time-value="07:48:53.6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3:29:30.228000000</meta:creation-date>
    <meta:generator>LibreOffice/6.2.4.2$Windows_X86_64 LibreOffice_project/2412653d852ce75f65fbfa83fb7e7b669a126d64</meta:generator>
    <meta:editing-duration>PT17M14S</meta:editing-duration>
    <meta:editing-cycles>4</meta:editing-cycles>
    <dc:date>2019-11-12T09:40:44.124000000</dc:date>
    <meta:document-statistic meta:table-count="1" meta:cell-count="1317" meta:object-count="0"/>
  </office:meta>
</office:document-meta>
</file>